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0">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Text_20_body" style:list-style-name="L11">
      <style:paragraph-properties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2">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13">
      <style:paragraph-properties fo:margin-top="0in" fo:margin-bottom="0in"/>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14">
      <style:paragraph-properties fo:margin-top="0in" fo:margin-bottom="0in"/>
    </style:style>
    <style:style style:name="P107" style:family="paragraph" style:parent-style-name="Text_20_body" style:list-style-name="L15">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16">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Text_20_body" style:list-style-name="L17">
      <style:paragraph-properties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18">
      <style:paragraph-properties fo:margin-top="0in" fo:margin-bottom="0in"/>
    </style:style>
    <style:style style:name="P217" style:family="paragraph" style:parent-style-name="Text_20_body" style:list-style-name="L19">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20">
      <style:paragraph-properties fo:margin-top="0in" fo:margin-bottom="0in"/>
    </style:style>
    <style:style style:name="P231" style:family="paragraph" style:parent-style-name="Text_20_body" style:list-style-name="L21">
      <style:paragraph-properties fo:margin-top="0in" fo:margin-bottom="0in"/>
    </style:style>
    <style:style style:name="P232" style:family="paragraph" style:parent-style-name="Text_20_body" style:list-style-name="L22">
      <style:paragraph-properties fo:margin-top="0in" fo:margin-bottom="0in"/>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Text_20_body" style:list-style-name="L23">
      <style:paragraph-properties fo:margin-top="0in" fo:margin-bottom="0in"/>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24">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25">
      <style:paragraph-properties fo:margin-top="0in" fo:margin-bottom="0in"/>
    </style:style>
    <style:style style:name="P295" style:family="paragraph" style:parent-style-name="Text_20_body" style:list-style-name="L26">
      <style:paragraph-properties fo:margin-top="0in" fo:margin-bottom="0in"/>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27">
      <style:paragraph-properties fo:margin-top="0in" fo:margin-bottom="0in"/>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Text_20_body" style:list-style-name="L28">
      <style:paragraph-properties fo:margin-top="0in" fo:margin-bottom="0in"/>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29">
      <style:paragraph-properties fo:margin-top="0in" fo:margin-bottom="0in"/>
    </style:style>
    <style:style style:name="P420" style:family="paragraph" style:parent-style-name="Text_20_body" style:list-style-name="L30">
      <style:paragraph-properties fo:margin-top="0in" fo:margin-bottom="0in"/>
    </style:style>
    <style:style style:name="P421" style:family="paragraph" style:parent-style-name="Text_20_body" style:list-style-name="L31">
      <style:paragraph-properties fo:margin-top="0in" fo:margin-bottom="0in"/>
    </style:style>
    <style:style style:name="P422" style:family="paragraph" style:parent-style-name="Text_20_body" style:list-style-name="L32">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33">
      <style:paragraph-properties fo:margin-top="0in" fo:margin-bottom="0in"/>
    </style:style>
    <style:style style:name="P673" style:family="paragraph" style:parent-style-name="Text_20_body" style:list-style-name="L34">
      <style:paragraph-properties fo:margin-top="0in" fo:margin-bottom="0in"/>
    </style:style>
    <style:style style:name="P674" style:family="paragraph" style:parent-style-name="Text_20_body" style:list-style-name="L35">
      <style:paragraph-properties fo:margin-top="0in" fo:margin-bottom="0in"/>
    </style:style>
    <style:style style:name="P675" style:family="paragraph" style:parent-style-name="Text_20_body" style:list-style-name="L36">
      <style:paragraph-properties fo:margin-top="0in" fo:margin-bottom="0in"/>
    </style:style>
    <style:style style:name="P676" style:family="paragraph" style:parent-style-name="Text_20_body" style:list-style-name="L37">
      <style:paragraph-properties fo:margin-top="0in" fo:margin-bottom="0in"/>
    </style:style>
    <style:style style:name="P677" style:family="paragraph" style:parent-style-name="Text_20_body" style:list-style-name="L38">
      <style:paragraph-properties fo:margin-top="0in" fo:margin-bottom="0in"/>
    </style:style>
    <style:style style:name="P678" style:family="paragraph" style:parent-style-name="Text_20_body" style:list-style-name="L39">
      <style:paragraph-properties fo:margin-top="0in" fo:margin-bottom="0in"/>
    </style:style>
    <style:style style:name="P679" style:family="paragraph" style:parent-style-name="Text_20_body" style:list-style-name="L40">
      <style:paragraph-properties fo:margin-top="0in" fo:margin-bottom="0in"/>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41">
      <style:paragraph-properties fo:margin-top="0in" fo:margin-bottom="0in"/>
    </style:style>
    <style:style style:name="P689" style:family="paragraph" style:parent-style-name="Text_20_body" style:list-style-name="L42">
      <style:paragraph-properties fo:margin-top="0in" fo:margin-bottom="0in"/>
    </style:style>
    <style:style style:name="P690" style:family="paragraph" style:parent-style-name="Text_20_body" style:list-style-name="L43">
      <style:paragraph-properties fo:margin-top="0in" fo:margin-bottom="0in"/>
    </style:style>
    <style:style style:name="P691" style:family="paragraph" style:parent-style-name="Text_20_body" style:list-style-name="L44">
      <style:paragraph-properties fo:margin-top="0in" fo:margin-bottom="0in"/>
    </style:style>
    <style:style style:name="P692" style:family="paragraph" style:parent-style-name="Text_20_body" style:list-style-name="L4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16383*"/>
    </style:style>
    <style:style style:name="Table2.C" style:family="table-column">
      <style:table-column-properties style:rel-column-width="27306*"/>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office:automatic-styles>
  <office:body>
    <office:text>
      <text:p text:style-name="Title">Lonelog</text:p>
      <text:p text:style-name="Subtitle">Una notazione standard per registrare le tue sessioni di GDR solitario</text:p>
      <text:p text:style-name="Author">Roberto Bisceglie</text:p>
      <text:h text:style-name="Heading_20_2" text:outline-level="2"><text:bookmark-start text:name="introduzione"/>1. Introduzione<text:bookmark-end text:name="introduzione"/></text:h>
      <text:p text:style-name="First_20_paragraph">Se hai mai giocato a un GDR in solitaria, conosci la sfida: sei nel bel mezzo di una scena emozionante, i dadi rotolano, gli oracoli rispondono alle domande e improvvisamente ti rendi conto: come faccio a catturare tutto questo senza interrompere il flusso?</text:p>
      <text:p text:style-name="Text_20_body">Forse hai provato a tenere un diario a mano libera (ma diventa subito disordinato), la prosa pura (ma perdi le meccaniche) o gli elenchi puntati (difficili da analizzare in seguito). Questo sistema di notazione offre un approccio diverso: una <text:span text:style-name="T1">notazione abbreviata leggera</text:span> che cattura gli elementi essenziali del gioco lasciando spazio a quanta (o poca) narrazione desideri.</text:p>
      <text:h text:style-name="Heading_20_3" text:outline-level="3"><text:bookmark-start text:name="perché-lonelog"/>1.1 Perché “Lonelog”?<text:bookmark-end text:name="perché-lonelog"/></text:h>
      <text:p text:style-name="First_20_paragraph">Questo sistema è nato come <text:span text:style-name="T1">Notazione per GDR Solitario</text:span>, un nome descrittivo ma ingombrante. Quasi 5.000 download dopo, era chiaro che il concetto risuonasse nella comunità di giocatori. Ma l’uso nel mondo reale ha portato lezioni preziose su cosa ha funzionato, cosa ha causato problemi e dove la notazione potesse evolversi.</text:p>
      <text:p text:style-name="Text_20_body">Il cambio di nome in <text:span text:style-name="T1">Lonelog</text:span> riflette tre intuizioni:</text:p>
      <text:list text:style-name="L1">
        <text:list-item>
          <text:p text:style-name="P1"><text:span text:style-name="T1">Un nome che resta impresso.</text:span> “Notazione per GDR Solitario” veniva abbreviato in una dozzina di modi diversi. <text:span text:style-name="T2">Lonelog</text:span> è compatto ed evocativo: <text:span text:style-name="T2">Lone</text:span> (gioco in solitaria) + <text:span text:style-name="T2">registro</text:span> (registro di sessione). Funziona.</text:p>
        </text:list-item>
        <text:list-item>
          <text:p text:style-name="P1"><text:span text:style-name="T1">Un nome che puoi trovare.</text:span> Cerca “notazione gdr solitario” e affogherai in risultati generici. Cerca “lonelog” e otterrai <text:span text:style-name="T2">questo sistema</text:span>. Pensa a come <text:span text:style-name="T1">Markdown</text:span> abbia avuto successo sia come formato che come marchio; non si chiama “Notazione per la formattazione del testo”. Lonelog dà a questa notazione un’identità distinta e rintracciabile.</text:p>
        </text:list-item>
        <text:list-item>
          <text:p text:style-name="P1"><text:span text:style-name="T1">Un nome costruito per durare.</text:span> Man mano che il sistema matura, avere un’identità chiara rende più facile per la comunità condividere risorse, strumenti e registro di sessione sotto un unico stendardo.</text:p>
        </text:list-item>
      </text:list>
      <text:p text:style-name="First_20_paragraph">La filosofia di base non è cambiata: separare le meccaniche dalla finzione, restare compatti al tavolo, scalare dalle one-shot alle lunghe campagne e funzionare sia in markdown che nei taccuini cartacei.</text:p>
      <text:h text:style-name="Heading_20_3" text:outline-level="3"><text:bookmark-start text:name="cosa-fa-lonelog"/>1.2 Cosa fa Lonelog<text:bookmark-end text:name="cosa-fa-lonelog"/></text:h>
      <text:p text:style-name="First_20_paragraph">Pensalo come un linguaggio condiviso per il gioco in solitaria. Che tu stia giocando a <text:span text:style-name="T2">Ironsworn</text:span>, <text:span text:style-name="T2">Thousand Year Old Vampire</text:span>, a un GDR non in solitaria usando Mythic GME, o al tuo sistema casalingo, questa notazione ti aiuta a:</text:p>
      <text:list text:style-name="L2">
        <text:list-item>
          <text:p text:style-name="P2"><text:span text:style-name="T1">Registrare cosa è successo</text:span> senza rallentare il gioco</text:p>
        </text:list-item>
        <text:list-item>
          <text:p text:style-name="P2"><text:span text:style-name="T1">Tracciare elementi in corso</text:span> come PNG, luoghi e fili della trama</text:p>
        </text:list-item>
        <text:list-item>
          <text:p text:style-name="P2"><text:span text:style-name="T1">Condividere le tue sessioni</text:span> con altri giocatori solitari che capiranno il formato</text:p>
        </text:list-item>
        <text:list-item>
          <text:p text:style-name="P2"><text:span text:style-name="T1">Rivedere le sessioni passate</text:span> e trovare rapidamente quel dettaglio cruciale di tre sessioni fa</text:p>
        </text:list-item>
      </text:list>
      <text:p text:style-name="First_20_paragraph">La notazione è progettata per essere:</text:p>
      <text:list text:style-name="L3">
        <text:list-item>
          <text:p text:style-name="P3"><text:span text:style-name="T1">Flessibile</text:span> — utilizzabile tra diversi sistemi e formati</text:p>
        </text:list-item>
        <text:list-item>
          <text:p text:style-name="P3"><text:span text:style-name="T1">Stratificata</text:span> — funziona sia come rapida abbreviazione che come narrazione espansa</text:p>
        </text:list-item>
        <text:list-item>
          <text:p text:style-name="P3"><text:span text:style-name="T1">Ricercabile</text:span> — tag e codici rendono facile tracciare PNG, eventi e luoghi</text:p>
        </text:list-item>
        <text:list-item>
          <text:p text:style-name="P3"><text:span text:style-name="T1">Agnostica rispetto al formato</text:span> — funziona in file markdown digitali o taccuini analogici</text:p>
        </text:list-item>
      </text:list>
      <text:p text:style-name="First_20_paragraph">Gli obiettivi della notazione:</text:p>
      <text:list text:style-name="L4">
        <text:list-item>
          <text:p text:style-name="P4"><text:span text:style-name="T1">Rendere i report scritti da persone diverse leggibili a colpo d’occhio:</text:span> i simboli standard facilitano la lettura</text:p>
        </text:list-item>
        <text:list-item>
          <text:p text:style-name="P4"><text:span text:style-name="T1">Separare le meccaniche dalla finzione:</text:span> i migliori report sono quelli che evidenziano come l’uso di regole e oracoli informi la finzione</text:p>
        </text:list-item>
        <text:list-item>
          <text:p text:style-name="P4"><text:span text:style-name="T1">Avere un sistema modulare e scalabile:</text:span> puoi usare i simboli di base o estendere la notazione a tuo piacimento</text:p>
        </text:list-item>
        <text:list-item>
          <text:p text:style-name="P4"><text:span text:style-name="T1">Renderla utile sia per note digitali che analogiche</text:span></text:p>
        </text:list-item>
        <text:list-item>
          <text:p text:style-name="P4"><text:span text:style-name="T1">Conformità ed estensione di markdown per l’uso digitale</text:span></text:p>
        </text:list-item>
      </text:list>
      <text:h text:style-name="Heading_20_3" text:outline-level="3"><text:bookmark-start text:name="come-usare-questa-notazione"/>1.3 Come Usare Questa Notazione<text:bookmark-end text:name="come-usare-questa-notazione"/></text:h>
      <text:p text:style-name="First_20_paragraph">Pensa a questa come a una <text:span text:style-name="T1">cassetta degli attrezzi, non un libro di regole</text:span>. Il sistema è completamente modulare: prendi ciò che funziona per te e lascia il resto.</text:p>
      <text:p text:style-name="Text_20_body">Al suo centro ci sono solo <text:span text:style-name="T1">cinque simboli</text:span> (vedi <text:span text:style-name="T2">Sezione 3: Notazione di Base</text:span>). Sono scelti con cura per evitare conflitti con la formattazione markdown e gli operatori di confronto. Questi sono il linguaggio minimo di gioco:</text:p>
      <text:list text:style-name="L5">
        <text:list-item>
          <text:p text:style-name="P5"><text:span text:style-name="Source_Text">@</text:span> per le azioni del giocatore</text:p>
        </text:list-item>
        <text:list-item>
          <text:p text:style-name="P5"><text:span text:style-name="Source_Text">?</text:span> per le domande all’oracolo</text:p>
        </text:list-item>
        <text:list-item>
          <text:p text:style-name="P5"><text:span text:style-name="Source_Text">d:</text:span> per le meccaniche dei tiri</text:p>
        </text:list-item>
        <text:list-item>
          <text:p text:style-name="P5"><text:span text:style-name="Source_Text">-&gt;</text:span> per i risultati dell’oracolo/dadi</text:p>
        </text:list-item>
        <text:list-item>
          <text:p text:style-name="P5"><text:span text:style-name="Source_Text">=&gt;</text:span> per le conseguenze</text:p>
        </text:list-item>
      </text:list>
      <text:p text:style-name="First_20_paragraph">È tutto. <text:span text:style-name="T1">Tutto il resto è opzionale.</text:span></text:p>
      <text:p text:style-name="Text_20_body">Scene, intestazioni di campagna, intestazioni di sessione, thread, orologi, estratti narrativi—questi sono tutti miglioramenti che puoi aggiungere quando servono al tuo gioco. Vuoi tracciare una lunga campagna? Aggiungi le intestazioni di campagna. Devi seguire trame complesse? Usa i tag dei thread. Giochi una rapida one-shot? Limitati ai cinque simboli di base.</text:p>
      <text:p text:style-name="Text_20_body">Pensalo come a cerchi concentrici:</text:p>
      <text:list text:style-name="L6">
        <text:list-item>
          <text:p text:style-name="P6"><text:span text:style-name="T1">Notazione di Base</text:span> (obbligatoria): Azioni, Risoluzioni, Conseguenze</text:p>
        </text:list-item>
        <text:list-item>
          <text:p text:style-name="P6"><text:span text:style-name="T1">Livelli Opzionali</text:span> (si possono aggiungere al bisogno): Elementi Persistenti, Tracciamento dei progressi, Note, ecc.</text:p>
        </text:list-item>
        <text:list-item>
          <text:p text:style-name="P6"><text:span text:style-name="T1">Struttura Opzionale</text:span> (per l’organizzazione): Intestazione Campagna, Intestazione Sessione, Scene</text:p>
        </text:list-item>
      </text:list>
      <text:p text:style-name="First_20_paragraph"><text:span text:style-name="T1">Inizia in piccolo.</text:span> Prova la notazione di base per una scena. Se scatta qualcosa, ottimo! Continua. Se hai bisogno di altro, aggiungi ciò che ti aiuta. Le tue note dovrebbero servire il tuo gioco, non il contrario.</text:p>
      <text:p text:style-name="Text_20_body"><text:span text:style-name="T1">Una nota sulla licenza:</text:span> Quest’opera è rilasciata sotto licenza CC BY-SA 4.0, che copre la specifica Lonelog stessa — questo documento. I registri di sessione, gli actual play e altri contenuti creati utilizzando la notazione Lonelog sono opera tua e non sono soggetti a questa licenza. Scrivi, pubblica e licenzia le tue sessioni come preferisci.</text:p>
      <text:h text:style-name="Heading_20_3" text:outline-level="3"><text:bookmark-start text:name="quick-start-la-tua-prima-sessione"/>1.4 Quick Start: La Tua Prima Sessione<text:bookmark-end text:name="quick-start-la-tua-prima-sessione"/></text:h>
      <text:p text:style-name="First_20_paragraph">Non hai mai usato la notazione prima d’ora? Ecco tutto ciò di cui hai bisogno:</text:p>
      <text:p text:style-name="P7">S1 *La tua scena iniziale*</text:p>
      <text:p text:style-name="P8">@ Azione che compi</text:p>
      <text:p text:style-name="P9">d: il tuo risultato del tiro -&gt; Successo o Fallimento</text:p>
      <text:p text:style-name="P10">=&gt; Cosa succede di conseguenza</text:p>
      <text:p text:style-name="P11"/>
      <text:p text:style-name="P12">? Domanda che poni all'oracolo</text:p>
      <text:p text:style-name="P13">-&gt; Risposta dell'oracolo</text:p>
      <text:p text:style-name="P14">=&gt; Cosa significa nella storia</text:p>
      <text:p text:style-name="First_20_paragraph"><text:span text:style-name="T1">Ecco fatto!</text:span> Tutto il resto è opzionale. Prova questo per una scena e vedi come ti senti.</text:p>
      <text:h text:style-name="Heading_20_4" text:outline-level="4"><text:bookmark-start text:name="esempio-quick-start"/>Esempio Quick Start<text:bookmark-end text:name="esempio-quick-start"/></text:h>
      <text:p text:style-name="P15">S1 *Vicolo buio, mezzanotte*</text:p>
      <text:p text:style-name="P16">@ Superare la guardia furtivamente</text:p>
      <text:p text:style-name="P17">d: Furtività 4 vs CD 5 -&gt; Fallimento</text:p>
      <text:p text:style-name="P18">=&gt; Calcio una bottiglia. La guardia si gira!</text:p>
      <text:p text:style-name="P19"/>
      <text:p text:style-name="P20">? Mi vede chiaramente?</text:p>
      <text:p text:style-name="P21">-&gt; No, ma...</text:p>
      <text:p text:style-name="P22">=&gt; È sospettoso, inizia a camminare verso il rumore</text:p>
      <text:h text:style-name="Heading_20_3" text:outline-level="3"><text:bookmark-start text:name="migrazione-da-notazione-per-gdr-solitario-v2.0"/>1.5 Migrazione da Notazione per GDR solitario v2.0<text:bookmark-end text:name="migrazione-da-notazione-per-gdr-solitario-v2.0"/></text:h>
      <text:p text:style-name="First_20_paragraph">Se stai già usando Notazione per GDR solitario v2.0, benvenuto! Lonelog è un’evoluzione di quel sistema con simboli chiariti per una migliore coerenza.</text:p>
      <text:p text:style-name="Text_20_body"><text:span text:style-name="T1">Cosa è Cambiato:</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imbolo v2.0</text:p>
            </table:table-cell>
            <table:table-cell table:style-name="TableHeaderRowCell" office:value-type="string">
              <text:p text:style-name="Table_20_Heading">Simbolo Lonelog</text:p>
            </table:table-cell>
            <table:table-cell table:style-name="TableHeaderRowCell" office:value-type="string">
              <text:p text:style-name="Table_20_Heading">Perché il Cambiamento</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Evita conflitti con i blockquote di Markdown</text:p>
          </table:table-cell>
        </table:table-row>
        <table:table-row>
          <table:table-cell table:style-name="TableRowCell" office:value-type="string">
            <text:p text:style-name="Table_20_Contents"><text:span text:style-name="Source_Text">-&gt;</text:span> (solo oracolo)</text:p>
          </table:table-cell>
          <table:table-cell table:style-name="TableRowCell" office:value-type="string">
            <text:p text:style-name="Table_20_Contents"><text:span text:style-name="Source_Text">-&gt;</text:span> (tutte le risoluzioni)</text:p>
          </table:table-cell>
          <table:table-cell table:style-name="TableRowCell" office:value-type="string">
            <text:p text:style-name="Table_20_Contents">Ora unificato sia per i risultati dei dadi CHE dell’oracolo</text:p>
          </table:table-cell>
        </table:table-row>
        <table:table-row>
          <table:table-cell table:style-name="TableRowCell" office:value-type="string">
            <text:p text:style-name="Table_20_Contents"><text:span text:style-name="Source_Text">=&gt;</text:span> (sovraccaricato)</text:p>
          </table:table-cell>
          <table:table-cell table:style-name="TableRowCell" office:value-type="string">
            <text:p text:style-name="Table_20_Contents"><text:span text:style-name="Source_Text">=&gt;</text:span> (solo conseguenze)</text:p>
          </table:table-cell>
          <table:table-cell table:style-name="TableRowCell" office:value-type="string">
            <text:p text:style-name="Table_20_Contents">Chiarito—non funge più da esito dei dadi</text:p>
          </table:table-cell>
        </table:table-row>
      </table:table>
      <text:p text:style-name="First_20_paragraph"><text:span text:style-name="T1">Chiarimento chiave:</text:span> Nella v2.0, <text:span text:style-name="Source_Text">=&gt;</text:span> veniva usato confusamente sia per gli esiti dei dadi che per le conseguenze. Lonelog chiarisce questo utilizzando <text:span text:style-name="Source_Text">-&gt;</text:span> per TUTTE le risoluzioni (dadi e oracolo), riservando <text:span text:style-name="Source_Text">=&gt;</text:span> esclusivamente alle conseguenze.</text:p>
      <text:h text:style-name="Heading_20_4" text:outline-level="4"><text:bookmark-start text:name="i-tuoi-vecchi-log-sono-ancora-validi"/>I Tuoi Vecchi Log Sono Ancora Validi<text:bookmark-end text:name="i-tuoi-vecchi-log-sono-ancora-validi"/></text:h>
      <text:p text:style-name="First_20_paragraph">La struttura e la filosofia rimangono identiche. I tuoi registro esistenti sono perfettamente leggibili—non hai bisogno di convertirli a meno che tu non voglia coerenza in tutta la tua campagna.</text:p>
      <text:h text:style-name="Heading_20_4" text:outline-level="4"><text:bookmark-start text:name="conversione"/>Conversione<text:bookmark-end text:name="conversione"/></text:h>
      <text:p text:style-name="First_20_paragraph">Se preferisci la conversione manuale, usa il trova &amp; sostituisci nel tuo editor di testo:</text:p>
      <text:list text:style-name="L7">
        <text:list-item>
          <text:p text:style-name="P23">Trova: <text:span text:style-name="Source_Text">&gt;</text:span> (all’inizio delle righe) → Sostituisci con: <text:span text:style-name="Source_Text">@</text:span></text:p>
        </text:list-item>
        <text:list-item>
          <text:p text:style-name="P23">I simboli <text:span text:style-name="Source_Text">-&gt;</text:span> e <text:span text:style-name="Source_Text">=&gt;</text:span> sono mantenuti ma con un utilizzo chiarito</text:p>
        </text:list-item>
      </text:list>
      <text:h text:style-name="Heading_20_2" text:outline-level="2"><text:bookmark-start text:name="formati-digitali-vs-analogici"/>2. Formati Digitali vs Analogici<text:bookmark-end text:name="formati-digitali-vs-analogici"/></text:h>
      <text:p text:style-name="First_20_paragraph">Questa notazione funziona <text:span text:style-name="T1">sia in file markdown digitali che in taccuini analogici</text:span>. Scegli il formato che meglio si adatta al tuo stile di gioco.</text:p>
      <text:h text:style-name="Heading_20_3" text:outline-level="3"><text:bookmark-start text:name="formato-digitale-markdown"/>2.1 Formato Digitale (Markdown)<text:bookmark-end text:name="formato-digitale-markdown"/></text:h>
      <text:p text:style-name="First_20_paragraph">Nei file markdown digitali:</text:p>
      <text:list text:style-name="L8">
        <text:list-item>
          <text:p text:style-name="P24"><text:span text:style-name="T1">Metadati della campagna</text:span> → Intestazione YAML (in cima al file)</text:p>
        </text:list-item>
        <text:list-item>
          <text:p text:style-name="P24"><text:span text:style-name="T1">Titolo della Campagna</text:span> → Intestazione di livello 1</text:p>
        </text:list-item>
        <text:list-item>
          <text:p text:style-name="P24"><text:span text:style-name="T1">Sessioni</text:span> → Intestazioni di livello 2 (<text:span text:style-name="Source_Text">## Sessione 1</text:span>)</text:p>
        </text:list-item>
        <text:list-item>
          <text:p text:style-name="P24"><text:span text:style-name="T1">Scene</text:span> → Intestazioni di livello 3 (<text:span text:style-name="Source_Text">### S1</text:span>)</text:p>
        </text:list-item>
        <text:list-item>
          <text:p text:style-name="P24"><text:span text:style-name="T1">Notazione di base e tracciamento</text:span> → Blocchi di codice per facilitare la copia/analisi</text:p>
        </text:list-item>
        <text:list-item>
          <text:p text:style-name="P24"><text:span text:style-name="T1">Narrativa</text:span> → Prosa regolare tra i blocchi di codice</text:p>
        </text:list-item>
      </text:list>
      <text:p text:style-name="P25"><text:span text:style-name="T1">Nota:</text:span> Incapsula sempre la notazione in blocchi di codice quando usi il markdown digitale. Questo previene conflitti con la sintassi Markdown e assicura che simboli come <text:span text:style-name="Source_Text">=&gt;</text:span> siano renderizzati correttamente. Alcune estensioni Markdown (Mermaid, plugin Obsidian) potrebbero interpretare <text:span text:style-name="Source_Text">=&gt;</text:span> al di fuori dei blocchi di codice.</text:p>
      <text:h text:style-name="Heading_20_3" text:outline-level="3"><text:bookmark-start text:name="formato-analogico-taccuini"/>2.2 Formato Analogico (Taccuini)<text:bookmark-end text:name="formato-analogico-taccuini"/></text:h>
      <text:p text:style-name="First_20_paragraph">Nei taccuini cartacei:</text:p>
      <text:list text:style-name="L9">
        <text:list-item>
          <text:p text:style-name="P26">Scrivi intestazioni e metadati direttamente come mostrato</text:p>
        </text:list-item>
        <text:list-item>
          <text:p text:style-name="P26">La notazione di base funziona in modo identico ma senza i blocchi di codice</text:p>
        </text:list-item>
        <text:list-item>
          <text:p text:style-name="P26">Usa gli stessi simboli e la stessa struttura</text:p>
        </text:list-item>
        <text:list-item>
          <text:p text:style-name="P26">Parentesi e tag aiutano a scansionare le pagine cartacee</text:p>
        </text:list-item>
      </text:list>
      <text:h text:style-name="Heading_20_3" text:outline-level="3"><text:bookmark-start text:name="esempi-di-formato"/>2.3 Esempi di Formato<text:bookmark-end text:name="esempi-di-formato"/></text:h>
      <text:h text:style-name="Heading_20_4" text:outline-level="4"><text:bookmark-start text:name="markdown-digitale"/>Markdown digitale<text:bookmark-end text:name="markdown-digitale"/></text:h>
      <text:p text:style-name="Preformatted_20_Text">
<text:span text:style-name="FunctionTok">## Sessione 1</text:span>
</text:p>
      <text:p text:style-name="Preformatted_20_Text">
<text:span text:style-name="NormalTok">*Data: 03-09-2025 | Durata: 1h30*</text:span>
</text:p>
      <text:p text:style-name="Preformatted_20_Text">
</text:p>
      <text:p text:style-name="Preformatted_20_Text">
<text:span text:style-name="FunctionTok">### S1 *Biblioteca scolastica dopo l'orario di chiusura*</text:span>
</text:p>
      <text:p text:style-name="Preformatted_20_Text">
</text:p>
      <text:p text:style-name="Preformatted_20_Text">
<text:span text:style-name="InformationTok"><text:s text:c="4"/>```</text:span>
</text:p>
      <text:p text:style-name="Preformatted_20_Text">
<text:span text:style-name="InformationTok"><text:s text:c="4"/>@ Intrufolarsi per controllare gli archivi</text:span>
</text:p>
      <text:p text:style-name="Preformatted_20_Text">
<text:span text:style-name="InformationTok"><text:s text:c="4"/>d: Furtività d6=5 vs CD 4 -&gt; Successo</text:span>
</text:p>
      <text:p text:style-name="Preformatted_20_Text">
<text:span text:style-name="InformationTok"><text:s text:c="4"/>=&gt; Entro inosservato. [L:Biblioteca|buia|silenziosa]</text:span>
</text:p>
      <text:p text:style-name="Preformatted_20_Text">
<text:span text:style-name="InformationTok"><text:s text:c="4"/>```</text:span>
</text:p>
      <text:h text:style-name="Heading_20_4" text:outline-level="4"><text:bookmark-start text:name="taccuino-analogico"/>Taccuino analogico<text:bookmark-end text:name="taccuino-analogico"/></text:h>
      <text:p text:style-name="P27">=== Sessione 1 ===</text:p>
      <text:p text:style-name="P28">Data: 03-09-2025 | Durata: 1h30</text:p>
      <text:p text:style-name="P29"/>
      <text:p text:style-name="P30">S1 *Biblioteca scolastica dopo l'orario di chiusura*</text:p>
      <text:p text:style-name="P31">@ Intrufolarsi per controllare gli archivi</text:p>
      <text:p text:style-name="P32">d: Furtività d6=5 vs CD 4 -&gt; Successo</text:p>
      <text:p text:style-name="P33">=&gt; Entro inosservato. [L:Biblioteca|buia|silenziosa]</text:p>
      <text:p text:style-name="First_20_paragraph">Entrambi i formati usano una notazione identica — cambia solo l’involucro.</text:p>
      <text:h text:style-name="Heading_20_2" text:outline-level="2"><text:bookmark-start text:name="notazione-di-base"/>3. Notazione di Base<text:bookmark-end text:name="notazione-di-base"/></text:h>
      <text:p text:style-name="First_20_paragraph">Questo è il cuore del sistema: i simboli che userai in quasi ogni scena. Tutto il resto in questo documento è opzionale, ma questi elementi fondamentali sono ciò che fa funzionare la notazione.</text:p>
      <text:p text:style-name="Text_20_body">Ci sono solo cinque simboli da ricordare, e rispecchiano il flusso naturale del gioco in solitaria: compi un’azione o poni una domanda, la risolvi con le meccaniche o un oracolo, quindi registri cosa accade come risultato.</text:p>
      <text:p text:style-name="Text_20_body">Vediamoli nel dettaglio.</text:p>
      <text:h text:style-name="Heading_20_3" text:outline-level="3"><text:bookmark-start text:name="azioni"/>3.1 Azioni<text:bookmark-end text:name="azioni"/></text:h>
      <text:p text:style-name="First_20_paragraph">Nel gioco in solitaria, l’incertezza deriva da due fonti distinte: <text:span text:style-name="T1">non sai se il tuo personaggio può fare qualcosa</text:span> (meccaniche), o <text:span text:style-name="T1">non sai cosa fa il mondo</text:span> (oracolo).</text:p>
      <text:p text:style-name="Text_20_body">Questa distinzione è fondamentale. Quando sferri un colpo di spada, usi le meccaniche per vedere se colpisci. Quando ti chiedi se ci siano guardie nelle vicinanze, interroghi l’oracolo. Entrambe le situazioni creano incertezza, ma sono risolte diversamente.</text:p>
      <text:p text:style-name="Text_20_body">La notazione riflette questo con due simboli diversi—uno per ogni tipo di azione.</text:p>
      <text:p text:style-name="Text_20_body">Il simbolo <text:span text:style-name="Source_Text">@</text:span> rappresenta te, il giocatore, che agisci nel mondo di gioco. Pensalo come “in questo momento, io…”. È visivamente distinto dagli operatori di confronto, rendendo i tuoi registro più chiari ed evitando confusione quando registri i tiri di dadi.</text:p>
      <text:p text:style-name="Text_20_body"><text:span text:style-name="T1">Azioni rivolte al giocatore (meccaniche):</text:span></text:p>
      <text:p text:style-name="P34">@ Scassinare la serratura</text:p>
      <text:p text:style-name="P35">@ Attaccare la guardia</text:p>
      <text:p text:style-name="P36">@ Convincere il mercante</text:p>
      <text:p text:style-name="First_20_paragraph"><text:span text:style-name="T1">Domande rivolte al mondo / Master (oracolo):</text:span></text:p>
      <text:p text:style-name="P37">? C'è qualcuno all'interno?</text:p>
      <text:p text:style-name="P38">? La corda regge?</text:p>
      <text:p text:style-name="P39">? Il mercante è onesto?</text:p>
      <text:h text:style-name="Heading_20_3" text:outline-level="3"><text:bookmark-start text:name="risoluzioni"/>3.2 Risoluzioni<text:bookmark-end text:name="risoluzioni"/></text:h>
      <text:p text:style-name="First_20_paragraph">Una volta dichiarata un’azione (<text:span text:style-name="Source_Text">@</text:span>) o posta una domanda (<text:span text:style-name="Source_Text">?</text:span>), devi risolvere l’incertezza. Qui è dove il sistema di gioco o l’oracolo ti danno una risposta.</text:p>
      <text:p text:style-name="Text_20_body">Esistono due tipi di risoluzioni: <text:span text:style-name="T1">meccaniche</text:span> (quando tiri i dadi o applichi le regole) e <text:span text:style-name="T1">risposte dell’oracolo</text:span> (quando interroghi il mondo di gioco).</text:p>
      <text:h text:style-name="Heading_20_4" text:outline-level="4"><text:bookmark-start text:name="tiri-delle-meccaniche"/>3.2.1 Tiri delle Meccaniche<text:bookmark-end text:name="tiri-delle-meccaniche"/></text:h>
      <text:p text:style-name="First_20_paragraph">Formato:</text:p>
      <text:p text:style-name="P40">d: [tiro o regola] -&gt; esito</text:p>
      <text:p text:style-name="First_20_paragraph">Il prefisso <text:span text:style-name="Source_Text">d:</text:span> indica un tiro di meccanica o la risoluzione di una regola. Includi sempre l’esito (Successo/Fallimento o risultato narrativo).</text:p>
      <text:h text:style-name="Heading_20_4" text:outline-level="4"><text:bookmark-start text:name="esempi"/>Esempi<text:bookmark-end text:name="esempi"/></text:h>
      <text:p text:style-name="P41">d: d20+Scassinare=17 vs CD 15 -&gt; Successo</text:p>
      <text:p text:style-name="P42">d: 2d6=8 vs CD 7 -&gt; Successo</text:p>
      <text:p text:style-name="P43">d: d100=42 -&gt; Successo parziale (usando la tabella dei risultati)</text:p>
      <text:p text:style-name="P44">d: Hackerare il terminale (spendi 1 Equipaggiamento) -&gt; Successo</text:p>
      <text:h text:style-name="Heading_20_4" text:outline-level="4"><text:bookmark-start text:name="abbreviazione-di-confronto"/>Abbreviazione di confronto<text:bookmark-end text:name="abbreviazione-di-confronto"/></text:h>
      <text:p text:style-name="First_20_paragraph">Quando confronti i tiri con numeri bersaglio, puoi usare gli operatori di confronto:</text:p>
      <text:p text:style-name="P45">d: 5 vs CD 4 -&gt; Successo <text:s text:c="3"/>(formato standard)</text:p>
      <text:p text:style-name="P46">d: 5≥4 -&gt; S <text:s text:c="15"/>(shorthand: ≥ significa eguaglia/supera la CD)</text:p>
      <text:p text:style-name="P47">d: 2≤4 -&gt; F <text:s text:c="15"/>(shorthand: ≤ significa fallisce nel raggiungere la CD)</text:p>
      <text:p text:style-name="First_20_paragraph"><text:span text:style-name="T1">Nota:</text:span> Gli operatori di confronto <text:span text:style-name="Source_Text">≥</text:span> e <text:span text:style-name="Source_Text">≤</text:span> funzionano perfettamente con la notazione lonelog, senza conflitti di simboli. Puoi anche usare <text:span text:style-name="Source_Text">&gt;=</text:span> e <text:span text:style-name="Source_Text">&lt;=</text:span>.</text:p>
      <text:p text:style-name="Text_20_body">Aggiungi le lettere <text:span text:style-name="Source_Text">S</text:span> (Successo) o <text:span text:style-name="Source_Text">F</text:span> (Fallimento) se desideri flag espliciti:</text:p>
      <text:p text:style-name="P48">d: 2≤4 F</text:p>
      <text:p text:style-name="P49">d: 5≥4 S</text:p>
      <text:h text:style-name="Heading_20_4" text:outline-level="4"><text:bookmark-start text:name="risultati-di-oracolo-e-dadi"/>3.2.2 Risultati di Oracolo e Dadi<text:bookmark-end text:name="risultati-di-oracolo-e-dadi"/></text:h>
      <text:p text:style-name="First_20_paragraph">Il simbolo <text:span text:style-name="Source_Text">-&gt;</text:span> rappresenta una risoluzione definitiva—una dichiarazione di esito. La freccia mostra visivamente “questo porta al risultato”, sia esso determinato dalla meccanica dei dadi o dalla risposta di un oracolo.</text:p>
      <text:p text:style-name="Text_20_body"><text:span text:style-name="T1">Formato:</text:span></text:p>
      <text:p text:style-name="P50">-&gt; [risultato] (opzionale: riferimento al tiro)</text:p>
      <text:p text:style-name="First_20_paragraph">Il prefisso <text:span text:style-name="Source_Text">-&gt;</text:span> indica qualsiasi esito di risoluzione—meccanica o oracolare.</text:p>
      <text:h text:style-name="Heading_20_4" text:outline-level="4"><text:bookmark-start text:name="risultati-delle-meccaniche-dei-dadi"/>Risultati delle Meccaniche dei Dadi<text:bookmark-end text:name="risultati-delle-meccaniche-dei-dadi"/></text:h>
      <text:p text:style-name="First_20_paragraph">Per i tiri di meccanica, <text:span text:style-name="Source_Text">-&gt;</text:span> dichiara Successo o Fallimento:</text:p>
      <text:p text:style-name="P51">d: Furtività d6=5 vs CD 4 -&gt; Successo</text:p>
      <text:p text:style-name="P52">d: Scassinare d20=8 vs CD 15 -&gt; Fallimento</text:p>
      <text:p text:style-name="P53">d: Attacco 2d6=7 vs CD 7 -&gt; Successo</text:p>
      <text:p text:style-name="P54">d: Hacking d10=3 -&gt; Successo Parziale</text:p>
      <text:h text:style-name="Heading_20_4" text:outline-level="4"><text:bookmark-start text:name="risposte-delloracolo"/>Risposte dell’Oracolo<text:bookmark-end text:name="risposte-delloracolo"/></text:h>
      <text:p text:style-name="First_20_paragraph">Per le domande all’oracolo, <text:span text:style-name="Source_Text">-&gt;</text:span> dichiara ciò che il mondo rivela:</text:p>
      <text:p text:style-name="P55">-&gt; Sì (d6=6)</text:p>
      <text:p text:style-name="P56">-&gt; No, ma... (d6=3)</text:p>
      <text:p text:style-name="P57">-&gt; Sì, e... (d6=5)</text:p>
      <text:p text:style-name="P58">-&gt; No, e... (d6=1)</text:p>
      <text:h text:style-name="Heading_20_4" text:outline-level="4"><text:bookmark-start text:name="formati-comuni-delloracolo"/>Formati comuni dell’oracolo<text:bookmark-end text:name="formati-comuni-delloracolo"/></text:h>
      <text:list text:style-name="L10">
        <text:list-item>
          <text:p text:style-name="P59"><text:span text:style-name="T1">Oracoli Sì/No:</text:span> <text:span text:style-name="Source_Text">-&gt; Sì</text:span>, <text:span text:style-name="Source_Text">-&gt; No</text:span></text:p>
        </text:list-item>
        <text:list-item>
          <text:p text:style-name="P59"><text:span text:style-name="T1">Sì/No con modificatori:</text:span> <text:span text:style-name="Source_Text">-&gt; Sì, ma...</text:span>, <text:span text:style-name="Source_Text">-&gt; No, e...</text:span></text:p>
        </text:list-item>
        <text:list-item>
          <text:p text:style-name="P59"><text:span text:style-name="T1">Gradi di risultato:</text:span> <text:span text:style-name="Source_Text">-&gt; Sì forte</text:span>, <text:span text:style-name="Source_Text">-&gt; No debole</text:span></text:p>
        </text:list-item>
        <text:list-item>
          <text:p text:style-name="P59"><text:span text:style-name="T1">Risultati personalizzati:</text:span> <text:span text:style-name="Source_Text">-&gt; Parzialmente</text:span>, <text:span text:style-name="Source_Text">-&gt; Con un costo</text:span></text:p>
        </text:list-item>
      </text:list>
      <text:h text:style-name="Heading_20_4" text:outline-level="4"><text:bookmark-start text:name="perché-una-sintassi-unificata"/>Perché una sintassi unificata?<text:bookmark-end text:name="perché-una-sintassi-unificata"/></text:h>
      <text:p text:style-name="First_20_paragraph">Sia le meccaniche che gli oracoli risolvono l’incertezza. L’uso di <text:span text:style-name="Source_Text">-&gt;</text:span> per entrambi crea coerenza—ogni risoluzione riceve la stessa dichiarazione, rendendo il registro più facile da scansionare e analizzare. Che tu abbia tirato i dadi o interrogato l’oracolo, <text:span text:style-name="Source_Text">-&gt;</text:span> segna il momento in cui l’incertezza diventa certezza.</text:p>
      <text:h text:style-name="Heading_20_3" text:outline-level="3"><text:bookmark-start text:name="conseguenze"/>3.3 Conseguenze<text:bookmark-end text:name="conseguenze"/></text:h>
      <text:p text:style-name="First_20_paragraph">Registra il risultato narrativo dopo i tiri usando <text:span text:style-name="Source_Text">=&gt;</text:span>. Il simbolo mostra le conseguenze che fluiscono in avanti dalle azioni e dalle risoluzioni. La doppia freccia visualizza come gli eventi si susseguono nella tua storia.</text:p>
      <text:p text:style-name="P60">=&gt; La porta cigola aprendosi, ma il rumore riecheggia nel corridoio.</text:p>
      <text:p text:style-name="P61">=&gt; La guardia mi vede e dà l'allarme.</text:p>
      <text:p text:style-name="P62">=&gt; Trovo un diario nascosto con un indizio cruciale.</text:p>
      <text:h text:style-name="Heading_20_4" text:outline-level="4"><text:bookmark-start text:name="conseguenze-multiple"/>Conseguenze multiple<text:bookmark-end text:name="conseguenze-multiple"/></text:h>
      <text:p text:style-name="First_20_paragraph">Puoi concatenare più righe di conseguenze per effetti a cascata:</text:p>
      <text:p text:style-name="P63">d: Scassinare 5≥4 -&gt; Successo</text:p>
      <text:p text:style-name="P64">=&gt; La porta si apre</text:p>
      <text:p text:style-name="P65">=&gt; Ma i cardini stridono rumorosamente</text:p>
      <text:p text:style-name="P66">=&gt; [E:OrologioAllerta 1/6]</text:p>
      <text:h text:style-name="Heading_20_3" text:outline-level="3"><text:bookmark-start text:name="sequenze-dazione-complete"/>3.4 Sequenze d’Azione Complete<text:bookmark-end text:name="sequenze-dazione-complete"/></text:h>
      <text:p text:style-name="First_20_paragraph">Ecco come si combinano gli elementi di base:</text:p>
      <text:h text:style-name="Heading_20_4" text:outline-level="4"><text:bookmark-start text:name="sequenza-guidata-dalle-meccaniche"/>Sequenza guidata dalle meccaniche<text:bookmark-end text:name="sequenza-guidata-dalle-meccaniche"/></text:h>
      <text:p text:style-name="P67">@ Scassinare la serratura</text:p>
      <text:p text:style-name="P68">d: d20+Scassinare=17 vs CD 15 -&gt; Successo</text:p>
      <text:p text:style-name="P69">=&gt; La porta cigola aprendosi, ma il rumore riecheggia nel corridoio.</text:p>
      <text:h text:style-name="Heading_20_4" text:outline-level="4"><text:bookmark-start text:name="sequenza-guidata-dalloracolo"/>Sequenza guidata dall’oracolo<text:bookmark-end text:name="sequenza-guidata-dalloracolo"/></text:h>
      <text:p text:style-name="P70">? C'è qualcuno all'interno?</text:p>
      <text:p text:style-name="P71">-&gt; Sì, ma... (d6=4)</text:p>
      <text:p text:style-name="P72">=&gt; C'è qualcuno, ma è distratto.</text:p>
      <text:h text:style-name="Heading_20_4" text:outline-level="4"><text:bookmark-start text:name="sequenza-combinata"/>Sequenza combinata<text:bookmark-end text:name="sequenza-combinata"/></text:h>
      <text:p text:style-name="P73">@ Superare le guardie furtivamente</text:p>
      <text:p text:style-name="P74">d: Furtività 2≤4 -&gt; Fallimento</text:p>
      <text:p text:style-name="P75">=&gt; Il mio piede colpisce un barile. [E:OrologioAllerta 2/6]</text:p>
      <text:p text:style-name="P76"/>
      <text:p text:style-name="P77">? Mi vedono?</text:p>
      <text:p text:style-name="P78">-&gt; No, ma... (d6=3)</text:p>
      <text:p text:style-name="P79">=&gt; Sono distratti, ma una guardia si sofferma nelle vicinanze. [N:Guardia|vigile]</text:p>
      <text:h text:style-name="Heading_20_2" text:outline-level="2"><text:bookmark-start text:name="livelli-opzionali"/>4. Livelli Opzionali<text:bookmark-end text:name="livelli-opzionali"/></text:h>
      <text:p text:style-name="First_20_paragraph">Hai le basi—azioni, tiri e conseguenze. È sufficiente per un gioco semplice. Ma le campagne più lunghe hanno spesso bisogno di altro: PNG che riappaiono, fili della trama che si intrecciano tra le sessioni, progressi che si accumulano nel tempo.</text:p>
      <text:p text:style-name="Text_20_body">Questa sezione copre gli <text:span text:style-name="T1">elementi di tracciamento</text:span> che ti aiutano a gestire la complessità. Sono tutti opzionali. Se stai giocando un mistero one-shot, potresti non aver bisogno di nulla di tutto questo. Se stai conducendo una vasta campagna con dozzine di PNG e molteplici fili della trama, probabilmente vorrai usare la maggior parte di essi.</text:p>
      <text:p text:style-name="Text_20_body">Scegli ciò di cui la tua campagna ha bisogno.</text:p>
      <text:h text:style-name="Heading_20_3" text:outline-level="3"><text:bookmark-start text:name="elementi-persistenti"/>4.1 Elementi Persistenti<text:bookmark-end text:name="elementi-persistenti"/></text:h>
      <text:p text:style-name="First_20_paragraph">Man mano che la tua campagna cresce, certi elementi rimangono: PNG che riappaiono, luoghi in cui ritorni, minacce in corso, domande della storia che abbracciano più sessioni. Questi sono i tuoi <text:span text:style-name="T1">elementi persistenti</text:span>.</text:p>
      <text:p text:style-name="Text_20_body">I tag ti permettono di tracciarli coerentemente tra scene e sessioni. Il formato è semplice: parentesi, un prefisso di tipo, un nome e dettagli opzionali. Come questo: <text:span text:style-name="Source_Text">[N:Jonah|amichevole|ferito]</text:span>.</text:p>
      <text:p text:style-name="Text_20_body"><text:span text:style-name="T1">Perché usare i tag?</text:span></text:p>
      <text:list text:style-name="L11">
        <text:list-item>
          <text:p text:style-name="P80"><text:span text:style-name="T1">Ricercabilità</text:span>: Trova ogni scena in cui appare Jonah</text:p>
        </text:list-item>
        <text:list-item>
          <text:p text:style-name="P80"><text:span text:style-name="T1">Coerenza</text:span>: Fai riferimento ai PNG nello stesso modo ogni volta</text:p>
        </text:list-item>
        <text:list-item>
          <text:p text:style-name="P80"><text:span text:style-name="T1">Tracciamento dello stato</text:span>: Vedi come cambiano gli elementi nel tempo</text:p>
        </text:list-item>
        <text:list-item>
          <text:p text:style-name="P80"><text:span text:style-name="T1">Aiuto per la memoria</text:span>: Ricorda dettagli dopo settimane</text:p>
        </text:list-item>
      </text:list>
      <text:p text:style-name="First_20_paragraph">Non hai bisogno di taggare tutto—solo ciò che conta per la tua campagna. Un mercante casuale che non vedrai mai più? Chiamalo semplicemente “il mercante” nella prosa. Un cattivo ricorrente? Taggualo sicuramente.</text:p>
      <text:p text:style-name="Text_20_body">Ecco i principali tipi di elementi persistenti che potresti tracciare:</text:p>
      <text:h text:style-name="Heading_20_4" text:outline-level="4"><text:bookmark-start text:name="png-personaggi-non-giocanti"/>4.1.1 PNG (Personaggi Non Giocanti)<text:bookmark-end text:name="png-personaggi-non-giocanti"/></text:h>
      <text:p text:style-name="P81">[N:Jonah|amichevole|ferito]</text:p>
      <text:p text:style-name="P82">[N:Guardia|vigile|armata]</text:p>
      <text:p text:style-name="P83">[N:Mercante|sospettoso]</text:p>
      <text:p text:style-name="First_20_paragraph"><text:span text:style-name="T1">Aggiornamento dei tag PNG:</text:span></text:p>
      <text:p text:style-name="Text_20_body">Quando lo stato di un PNG cambia, puoi:</text:p>
      <text:list text:style-name="L12">
        <text:list-item>
          <text:p text:style-name="P84">Riformulare con nuovi tag: <text:span text:style-name="Source_Text">[N:Jonah|catturato|ferito]</text:span></text:p>
        </text:list-item>
        <text:list-item>
          <text:p text:style-name="P84">Mostrare solo il cambiamento: <text:span text:style-name="Source_Text">[N:Jonah|catturato]</text:span> (si assume che gli altri tag persistano)</text:p>
        </text:list-item>
        <text:list-item>
          <text:p text:style-name="P84">Usare aggiornamenti espliciti: <text:span text:style-name="Source_Text">[N:Jonah|amichevole→ostile]</text:span></text:p>
        </text:list-item>
        <text:list-item>
          <text:p text:style-name="P84">Aggiungere <text:span text:style-name="Source_Text">+</text:span> o <text:span text:style-name="Source_Text">-</text:span>: <text:span text:style-name="Source_Text">[N:Jonah|+catturato]</text:span> o <text:span text:style-name="Source_Text">[N:Jonah|-ferito]</text:span></text:p>
        </text:list-item>
      </text:list>
      <text:p text:style-name="First_20_paragraph">Scegli lo stile che mantiene il tuo registro più chiaro.</text:p>
      <text:h text:style-name="Heading_20_4" text:outline-level="4"><text:bookmark-start text:name="luoghi"/>4.1.2 Luoghi<text:bookmark-end text:name="luoghi"/></text:h>
      <text:p text:style-name="P85">[L:Faro|rovinato|tempestoso]</text:p>
      <text:p text:style-name="P86">[L:Biblioteca|buia|silenziosa]</text:p>
      <text:p text:style-name="P87">[L:Taverna|affollata|rumorosa]</text:p>
      <text:h text:style-name="Heading_20_4" text:outline-level="4"><text:bookmark-start text:name="eventi-orologi"/>4.1.3 Eventi &amp; Orologi<text:bookmark-end text:name="eventi-orologi"/></text:h>
      <text:p text:style-name="P88">[E:TramaCultisti 2/6]</text:p>
      <text:p text:style-name="P89">[E:OrologioAllerta 3/4]</text:p>
      <text:p text:style-name="P90">[E:ProgressoRituale 0/8]</text:p>
      <text:p text:style-name="First_20_paragraph">Gli eventi tracciano elementi significativi della trama. Il formato numerico <text:span text:style-name="Source_Text">X/Y</text:span> mostra il progresso attuale/totale.</text:p>
      <text:h text:style-name="Heading_20_4" text:outline-level="4"><text:bookmark-start text:name="fili-della-trama-thread"/>4.1.4 Fili della Trama (Thread)<text:bookmark-end text:name="fili-della-trama-thread"/></text:h>
      <text:p text:style-name="P91">[Thread:Trovare la sorella di Jonah|Aperto]</text:p>
      <text:p text:style-name="P92">[Thread:Scoprire la cospirazione|Aperto]</text:p>
      <text:p text:style-name="P93">[Thread:Fuggire dalla città|Chiuso]</text:p>
      <text:p text:style-name="First_20_paragraph">I thread tracciano le principali domande o obiettivi della storia. Stati comuni:</text:p>
      <text:list text:style-name="L13">
        <text:list-item>
          <text:p text:style-name="P94"><text:span text:style-name="Source_Text">Aperto</text:span> — thread attivo</text:p>
        </text:list-item>
        <text:list-item>
          <text:p text:style-name="P94"><text:span text:style-name="Source_Text">Chiuso</text:span> — thread risolto</text:p>
        </text:list-item>
        <text:list-item>
          <text:p text:style-name="P94"><text:span text:style-name="Source_Text">Abbandonato</text:span> — thread lasciato cadere</text:p>
        </text:list-item>
        <text:list-item>
          <text:p text:style-name="P94">Stati personalizzati permessi (es. <text:span text:style-name="Source_Text">Urgente</text:span>, <text:span text:style-name="Source_Text">Sottofondo</text:span>)</text:p>
        </text:list-item>
      </text:list>
      <text:h text:style-name="Heading_20_4" text:outline-level="4"><text:bookmark-start text:name="personaggio-del-giocatore-pg"/>4.1.5 Personaggio del Giocatore (PG)<text:bookmark-end text:name="personaggio-del-giocatore-pg"/></text:h>
      <text:p text:style-name="P95">[PG:Alex|PF 8|Stress 0|Equip:Torcia,Taccuino]</text:p>
      <text:p text:style-name="P96">[PG:Elara|PF 15|Munizioni 3|Stato:Ferita]</text:p>
      <text:p text:style-name="First_20_paragraph"><text:span text:style-name="T1">Aggiornamento delle statistiche del PG:</text:span></text:p>
      <text:p text:style-name="P97">[PG:Alex|PF 8] <text:s text:c="7"/>(iniziale)</text:p>
      <text:p text:style-name="P98">[PG:Alex|PF-2] <text:s text:c="7"/>(shorthand: perso 2 PF, ora a 6)</text:p>
      <text:p text:style-name="P99">[PG:Alex|PF 6] <text:s text:c="7"/>(esplicito: ora a 6 PF)</text:p>
      <text:p text:style-name="P100">[PG:Alex|PF+3|Stress-1] <text:s text:c="1"/>(cambiamenti multipli)</text:p>
      <text:h text:style-name="Heading_20_4" text:outline-level="4"><text:bookmark-start text:name="tag-di-riferimento"/>4.1.6 Tag di Riferimento<text:bookmark-end text:name="tag-di-riferimento"/></text:h>
      <text:p text:style-name="First_20_paragraph">Per fare riferimento a un elemento stabilito in precedenza senza riformulare i tag, usa il prefisso <text:span text:style-name="Source_Text">#</text:span>:</text:p>
      <text:p text:style-name="P101">[N:Jonah|amichevole|ferito] <text:s text:c="4"/>(prima menzione — stabilisce l'elemento)</text:p>
      <text:p text:style-name="P102"/>
      <text:p text:style-name="P103">... più avanti nel registro ...</text:p>
      <text:p text:style-name="P104"/>
      <text:p text:style-name="P105">[#N:Jonah] <text:s text:c="20"/>(riferimento — assume i tag precedenti)</text:p>
      <text:p text:style-name="First_20_paragraph">Il simbolo <text:span text:style-name="Source_Text">#</text:span> indica che questo elemento è stato definito in precedenza. Usalo per:</text:p>
      <text:list text:style-name="L14">
        <text:list-item>
          <text:p text:style-name="P106">Mantenere sintetiche le menzioni successive</text:p>
        </text:list-item>
        <text:list-item>
          <text:p text:style-name="P106">Segnalare ai lettori di guardare indietro per il contesto</text:p>
        </text:list-item>
        <text:list-item>
          <text:p text:style-name="P106">Mantenere la ricercabilità (l’ID “Jonah” appare ancora)</text:p>
        </text:list-item>
      </text:list>
      <text:p text:style-name="First_20_paragraph"><text:span text:style-name="T1">Quando usare i tag di riferimento:</text:span></text:p>
      <text:list text:style-name="L15">
        <text:list-item>
          <text:p text:style-name="P107">Prima menzione: Tag completo con dettagli <text:span text:style-name="Source_Text">[N:Nome|tag]</text:span></text:p>
        </text:list-item>
        <text:list-item>
          <text:p text:style-name="P107">Menzioni successive nella stessa scena: Opzionale, usa il buon senso</text:p>
        </text:list-item>
        <text:list-item>
          <text:p text:style-name="P107">Menzioni successive in scene/sessioni diverse: Usa <text:span text:style-name="Source_Text">[#N:Nome]</text:span> per segnalare il riferimento</text:p>
        </text:list-item>
        <text:list-item>
          <text:p text:style-name="P107">Cambiamenti di stato: Rimuovi il <text:span text:style-name="Source_Text">#</text:span> e mostra i nuovi tag <text:span text:style-name="Source_Text">[N:Nome|nuovi_tag]</text:span></text:p>
        </text:list-item>
      </text:list>
      <text:h text:style-name="Heading_20_4" text:outline-level="4"><text:bookmark-start text:name="categorie-di-tag"/>4.1.7 Categorie di Tag<text:bookmark-end text:name="categorie-di-tag"/></text:h>
      <text:p text:style-name="First_20_paragraph">Quando un tag contiene valori di tipi distinti, raggruppali con prefissi di categoria. Il nome della categoria è seguito da <text:span text:style-name="Source_Text">:</text:span> e poi da un elenco separato da virgole di valori che vi appartengono:</text:p>
      <text:p text:style-name="P108">[PG:Jonah|tratto:amichevole,curioso|stato:ferito|stat:PF 8]</text:p>
      <text:p text:style-name="P109">[N:Guardia|ruolo:vigile|stato:armata,allerta]</text:p>
      <text:p text:style-name="First_20_paragraph">Le categorie sono libere — usa qualsiasi etichetta fornita dal vocabolario del tuo gioco. Questo è particolarmente utile per i giochi in cui i tag hanno tipi espliciti (come Power Tags e Weakness Tags in City of Mist, o Aspetti e abilità in Fate). I tag semplici senza prefisso di categoria funzionano esattamente come prima:</text:p>
      <text:p text:style-name="P110">[N:Jonah|amichevole|ferito] <text:s text:c="13"/>(semplice — funziona come sempre)</text:p>
      <text:p text:style-name="P111">[N:Jonah|tratto:amichevole|stato:ferito] (categorizzato — stesse informazioni, raggruppate)</text:p>
      <text:h text:style-name="Heading_20_4" text:outline-level="4"><text:bookmark-start text:name="tag-multi-riga"/>4.1.8 Tag Multi-riga<text:bookmark-end text:name="tag-multi-riga"/></text:h>
      <text:p text:style-name="First_20_paragraph">Per i personaggi con molti tag, la forma a riga singola può diventare difficile da leggere. Spezza un tag su più righe usando lo stesso separatore <text:span text:style-name="Source_Text">|</text:span>, con la parentesi di chiusura <text:span text:style-name="Source_Text">]</text:span> sulla propria riga:</text:p>
      <text:p text:style-name="P112">[PG:Jonah</text:p>
      <text:p text:style-name="P113"><text:s text:c="2"/>| tratto: amichevole, curioso, spericolato</text:p>
      <text:p text:style-name="P114"><text:s text:c="2"/>| debolezza: ingenuo, facilmente distratto</text:p>
      <text:p text:style-name="P115"><text:s text:c="2"/>| stato: ferito</text:p>
      <text:p text:style-name="P116"><text:s text:c="2"/>| stat: PF 8, Stress 2</text:p>
      <text:p text:style-name="P117">]</text:p>
      <text:p text:style-name="First_20_paragraph">La forma multi-riga e quella a riga singola sono equivalenti — usa quella che risulta più leggibile al livello attuale di complessità. I tag multi-riga funzionano naturalmente all’inizio della sessione (schede del personaggio e blocchi di stato) o ogni volta che lo stato di un personaggio diventa abbastanza complesso da giustificarlo.</text:p>
      <text:p text:style-name="Text_20_body"><text:span text:style-name="T1">Formato analogico:</text:span> Rientra le righe di continuazione e disegna una parentesi di chiusura alla fine dell’ultima riga:</text:p>
      <text:p text:style-name="P118">[PG:Jonah</text:p>
      <text:p text:style-name="P119"><text:s text:c="2"/>tratto: amichevole, curioso | stato: ferito</text:p>
      <text:p text:style-name="P120"><text:s text:c="2"/>stat: PF 8, Stress 2]</text:p>
      <text:h text:style-name="Heading_20_4" text:outline-level="4"><text:bookmark-start text:name="contesto-del-tiro"/>4.1.9 Contesto del Tiro<text:bookmark-end text:name="contesto-del-tiro"/></text:h>
      <text:p text:style-name="First_20_paragraph">Quando un tiro attinge a tag specifici, tratti o modificatori situazionali — specialmente in giochi pesanti sui tag come PbtA o City of Mist — elencali tra parentesi quadre all’interno della riga <text:span text:style-name="Source_Text">d:</text:span>:</text:p>
      <text:p text:style-name="P121">d: Investigare 2d6 [Gentile con gli altri, Ingenuo] = 8 -&gt; Misto</text:p>
      <text:p text:style-name="P122">d: Furtività d6 [+copertura, -ferito] vs CD 4 -&gt; Fallimento</text:p>
      <text:p text:style-name="P123">d: Persuadere 2d6 [potere: lingua d'argento | contro: sospettoso-2] = 9 -&gt; Colpo Forte</text:p>
      <text:p text:style-name="First_20_paragraph">Le parentesi <text:span text:style-name="Source_Text">[...]</text:span> all’interno di <text:span text:style-name="Source_Text">d:</text:span> significano “questi tag sono <text:span text:style-name="T1">attivi per questo tiro</text:span>.” Questo è distinto dall’abbreviazione di aggiornamento dei tag <text:span text:style-name="Source_Text">+</text:span>/<text:span text:style-name="Source_Text">-</text:span> sulle righe di tag autonome (§4.1.1). Il contesto del tiro è temporaneo — registra quali tag hanno contribuito al tiro senza modificare lo stato persistente del personaggio.</text:p>
      <text:p text:style-name="Text_20_body">Usa i prefissi di categoria all’interno delle parentesi quando il tuo gioco distingue i tipi di modificatori:</text:p>
      <text:p text:style-name="P124">d: Investigare 2d6 [potere: Gentile con gli altri, Ingenuo | contro: riluttante-a-parlare-1] = 8 -&gt; Misto</text:p>
      <text:p text:style-name="First_20_paragraph"><text:span text:style-name="T1">Quando usarlo:</text:span> Solo quando i tag attivi non sono ovvi dalla riga dell’azione, o quando il tuo sistema richiede di tracciare esplicitamente quali tag hanno contribuito a un tiro. Per la maggior parte dei giochi, la riga dell’azione da sola è sufficiente.</text:p>
      <text:h text:style-name="Heading_20_3" text:outline-level="3"><text:bookmark-start text:name="tracciamento-dei-progressi"/>4.2 Tracciamento dei Progressi<text:bookmark-end text:name="tracciamento-dei-progressi"/></text:h>
      <text:p text:style-name="First_20_paragraph">Alcune cose nella tua campagna non accadono tutto in una volta—si accumulano nel tempo. Il rituale richiede dodici passi per essere completato. Il sospetto delle guardie cresce a ogni rumore che fai. Il tuo piano di fuga avanza lentamente. La riserva d’aria diminuisce.</text:p>
      <text:p text:style-name="Text_20_body">Il tracciamento dei progressi ti offre un modo visivo per vedere queste forze che si accumulano. Tre formati gestiscono diversi tipi di progressione:</text:p>
      <text:p text:style-name="Text_20_body"><text:span text:style-name="T1">Orologi</text:span> (si riempiono verso il completamento):</text:p>
      <text:p text:style-name="P125">[Clock:Rituale 5/12]</text:p>
      <text:p text:style-name="P126">[Clock:Sospetto 3/6]</text:p>
      <text:p text:style-name="First_20_paragraph"><text:span text:style-name="T1">Usa per:</text:span> Minacce in aumento, incantesimi in preparazione, pericolo che si accumula. Quando l’orologio si riempie, succede qualcosa (di solito negativo per te).</text:p>
      <text:p text:style-name="Text_20_body"><text:span text:style-name="T1">Tracciati</text:span> (progressi verso un obiettivo):</text:p>
      <text:p text:style-name="P127">[Track:Fuga 3/8]</text:p>
      <text:p text:style-name="P128">[Track:Investigazione 6/10]</text:p>
      <text:p text:style-name="First_20_paragraph"><text:span text:style-name="T1">Usa per:</text:span> I tuoi progressi nei progetti, l’avanzamento dei viaggi, obiettivi a lungo termine. Quando il tracciato si riempie, ottieni un successo.</text:p>
      <text:p text:style-name="Text_20_body"><text:span text:style-name="T1">Timer</text:span> (contano alla rovescia verso lo zero):</text:p>
      <text:p text:style-name="P129">[Timer:Alba 3]</text:p>
      <text:p text:style-name="P130">[Timer:RiservaAria 5]</text:p>
      <text:p text:style-name="First_20_paragraph"><text:span text:style-name="T1">Usa per:</text:span> Scadenze che si avvicinano, risorse che si esauriscono, pressione temporale. Quando arriva a zero, il tempo è scaduto.</text:p>
      <text:p text:style-name="Text_20_body"><text:span text:style-name="T1">La differenza?</text:span> Orologi e tracciati aumentano entrambi, ma gli orologi sono minacce (le cose vanno male quando sono pieni) e i tracciati sono progressioni (meglio quando sono pieni). I timer vanno contano alla rovescia e provocano senso di urgenza.</text:p>
      <text:p text:style-name="Text_20_body">Non hai bisogno di tracciare tutto numericamente. Usa questi solo quando un conteggio ha un peso per la tua storia e vuoi un modo concreto per misurarlo.</text:p>
      <text:h text:style-name="Heading_20_3" text:outline-level="3"><text:bookmark-start text:name="tabelle-random-generatori"/>4.3 Tabelle Random &amp; Generatori<text:bookmark-end text:name="tabelle-random-generatori"/></text:h>
      <text:p text:style-name="First_20_paragraph">Il gioco in solitaria prospera sulla sorpresa. A volte tiri su una tabella per vedere cosa trovi, o usi un generatore per creare un PNG al volo. Quando lo fai, aiuta registrare cosa hai tirato, sia per trasparenza che per poter ricreare la logica in seguito.</text:p>
      <text:p text:style-name="Text_20_body"><text:span text:style-name="T1">Semplice consultazione di tabella:</text:span></text:p>
      <text:p text:style-name="P131">tbl: d100=42 -&gt; "Una spada spezzata"</text:p>
      <text:p text:style-name="P132">tbl: d20=15 -&gt; "Il mercante è nervoso"</text:p>
      <text:p text:style-name="First_20_paragraph">Usa <text:span text:style-name="Source_Text">tbl:</text:span> quando attingi da una tabella casuale semplice, quella in cui tiri una volta e ottieni un risultato.</text:p>
      <text:p text:style-name="Text_20_body"><text:span text:style-name="T1">Generatori complessi:</text:span></text:p>
      <text:p text:style-name="P133">gen: Mythic Event d100=78 + 11 -&gt; Azione PNG / Tradimento</text:p>
      <text:p text:style-name="P134">gen: Stars Without Number NPC d8=3,d10=7 -&gt; Burbero/Pilota</text:p>
      <text:p text:style-name="First_20_paragraph">Usa <text:span text:style-name="Source_Text">gen:</text:span> quando usi un generatore a più fasi che combina più tiri o produce risultati composti.</text:p>
      <text:p text:style-name="Text_20_body"><text:span text:style-name="T1">Integrazione con le domande all’oracolo:</text:span></text:p>
      <text:p text:style-name="P135">? Cosa trovo nel forziere?</text:p>
      <text:p text:style-name="P136">tbl: d100=42 -&gt; "Una spada spezzata"</text:p>
      <text:p text:style-name="P137">=&gt; Una lama antica, spezzata in due, con strane rune sull'elsa.</text:p>
      <text:p text:style-name="First_20_paragraph"><text:span text:style-name="T1">Perché registrare i tiri?</text:span> Per tre ragioni:</text:p>
      <text:list text:style-name="L16">
        <text:list-item>
          <text:p text:style-name="P138"><text:span text:style-name="T1">Trasparenza</text:span>: Se condividi il registro, gli altri vedono il tuo processo</text:p>
        </text:list-item>
        <text:list-item>
          <text:p text:style-name="P138"><text:span text:style-name="T1">Riproducibilità</text:span>: Puoi tracciare come hai ottenuto risultati sorprendenti</text:p>
        </text:list-item>
        <text:list-item>
          <text:p text:style-name="P138"><text:span text:style-name="T1">Apprendimento</text:span>: Nel tempo, vedi quali tabelle usi di più</text:p>
        </text:list-item>
      </text:list>
      <text:p text:style-name="First_20_paragraph">Detto questo, se giochi in modo rapido e informale, puoi saltare i dettagli del tiro e registrare solo il risultato: <text:span text:style-name="Source_Text">=&gt; Trovo una spada spezzata [tbl]</text:span>. La parte importante è la finzione, non la matematica.</text:p>
      <text:h text:style-name="Heading_20_4" text:outline-level="4"><text:bookmark-start text:name="definizioni-di-tabelle-inline"/>4.3.1 Definizioni di Tabelle Inline<text:bookmark-end text:name="definizioni-di-tabelle-inline"/></text:h>
      <text:p text:style-name="First_20_paragraph">Gli esempi sopra assumono che la tua tabella si trovi da qualche altra parte — un manuale, un supplemento, un file separato. Tiri, registri il risultato e chiunque legga il tuo registro deve fidarsi di te (o possedere lo stesso libro) per verificarlo.</text:p>
      <text:p text:style-name="Text_20_body">Ma cosa succede se hai creato tu la tabella? E se hai filtrato le opzioni da un set più ampio per adattarle alla tua campagna? E se stai giocando a un gioco in cui la generazione di contenuti <text:span text:style-name="T2">è</text:span> il gioco — sistemi come Bivius Companion, oracoli homebrew o qualsiasi configurazione in cui lo spazio delle possibilità è parte dell’atto creativo?</text:p>
      <text:p text:style-name="Text_20_body">In questi casi, incorporare la tabella direttamente nel tuo registro lo rende <text:span text:style-name="T1">autonomo</text:span>. I lettori vedono l’intero spazio delle opzioni <text:span text:style-name="T2">e</text:span> il risultato. Nessun riferimento esterno, nessun “vedi pagina 47”.</text:p>
      <text:p text:style-name="Text_20_body"><text:span text:style-name="T1">Formato:</text:span></text:p>
      <text:p text:style-name="P139">tbl: NomeTabella (dado)</text:p>
      <text:p text:style-name="P140"><text:s text:c="2"/>1: Risultato uno</text:p>
      <text:p text:style-name="P141"><text:s text:c="2"/>2: Risultato due</text:p>
      <text:p text:style-name="P142"><text:s text:c="2"/>3: Risultato tre</text:p>
      <text:p text:style-name="P143"><text:s text:c="2"/>4: Risultato quattro</text:p>
      <text:p text:style-name="P144"><text:s text:c="2"/>5: Risultato cinque</text:p>
      <text:p text:style-name="P145"><text:s text:c="2"/>6: Risultato sei</text:p>
      <text:p text:style-name="First_20_paragraph">Il nome della tabella e il tipo di dado vanno sulla prima riga. Ogni voce è rientrata con il suo numero e risultato. Poi tira contro di essa normalmente:</text:p>
      <text:p text:style-name="P146">tbl: NomeTabella d6=3 -&gt; Risultato tre</text:p>
      <text:p text:style-name="First_20_paragraph"><text:span text:style-name="T1">Esempio completo:</text:span></text:p>
      <text:p text:style-name="P147">tbl: Incontro nella Foresta (d6)</text:p>
      <text:p text:style-name="P148"><text:s text:c="2"/>1-2: Niente — silenzio inquietante</text:p>
      <text:p text:style-name="P149"><text:s text:c="2"/>3: Tracce di animali, fresche</text:p>
      <text:p text:style-name="P150"><text:s text:c="2"/>4: Accampamento abbandonato</text:p>
      <text:p text:style-name="P151"><text:s text:c="2"/>5: Viaggiatore sulla strada</text:p>
      <text:p text:style-name="P152"><text:s text:c="2"/>6: Qualcosa ti sta seguendo</text:p>
      <text:p text:style-name="P153"/>
      <text:p text:style-name="P154">? Cosa incontro sul sentiero della foresta?</text:p>
      <text:p text:style-name="P155">tbl: Incontro nella Foresta d6=5 -&gt; Viaggiatore sulla strada</text:p>
      <text:p text:style-name="P156">=&gt; Una figura incappucciata mi fa cenno di fermarmi. [N:Viaggiatore|sconosciuto|amichevole?]</text:p>
      <text:p text:style-name="First_20_paragraph"><text:span text:style-name="T1">Quando definire inline vs. fare riferimento esternamente:</text:span></text:p>
      <text:list text:style-name="L17">
        <text:list-item>
          <text:p text:style-name="P157"><text:span text:style-name="T1">Inline</text:span> — quando hai creato tu la tabella, quando la tabella è breve (circa 10 voci o meno), quando la condivisibilità è importante o quando la tabella esiste solo nella tua testa</text:p>
        </text:list-item>
        <text:list-item>
          <text:p text:style-name="P157"><text:span text:style-name="T1">Esterno</text:span> — quando stai tirando su una tabella pubblicata che i lettori possono consultare, o quando la tabella è troppo lunga per essere inclusa senza ingombrare il tuo registro</text:p>
        </text:list-item>
      </text:list>
      <text:p text:style-name="First_20_paragraph">Per tabelle più lunghe, puoi definirle una volta all’inizio di una sessione o campagna (molto simile al modello del Blocco Stato Risorse), quindi fare riferimento ad esse per nome durante il gioco:</text:p>
      <text:p text:style-name="P158">tbl: Incontro nella Foresta d6=5 -&gt; Viaggiatore sulla strada</text:p>
      <text:p text:style-name="First_20_paragraph">Se la tabella è stata definita in precedenza nel registro, i lettori possono scorrere indietro per trovarla. Se è una tabella pubblicata, il nome e il tipo di dado forniscono abbastanza contesto per individuare la fonte.</text:p>
      <text:h text:style-name="Heading_20_4" text:outline-level="4"><text:bookmark-start text:name="set-di-opzioni-filtrate"/>4.3.2 Set di Opzioni Filtrate<text:bookmark-end text:name="set-di-opzioni-filtrate"/></text:h>
      <text:p text:style-name="First_20_paragraph">Alcuni giochi non usano tabelle numerate — usano elenchi curati da cui scegli o estrai. Potresti filtrare un set più ampio di opzioni fino a quelle rilevanti per la tua scena, quindi selezionare casualmente o intuitivamente.</text:p>
      <text:p text:style-name="Text_20_body"><text:span text:style-name="T1">Formato:</text:span></text:p>
      <text:p text:style-name="P159">tbl: NomeTabella [Opzione A, Opzione B, Opzione C, Opzione D]</text:p>
      <text:p text:style-name="First_20_paragraph">Le parentesi quadre segnalano “queste sono le opzioni in gioco”. Niente numeri, niente dadi — solo lo spazio delle possibilità.</text:p>
      <text:p text:style-name="Text_20_body"><text:span text:style-name="T1">Tirare contro un set filtrato:</text:span></text:p>
      <text:p text:style-name="P160">tbl: Umore [Teso, Malinconico, Speranzoso, Inquietante]</text:p>
      <text:p text:style-name="P161">tbl: Umore -&gt; Inquietante</text:p>
      <text:p text:style-name="P162"/>
      <text:p text:style-name="P163">tbl: Meteo [Sereno, Nebbia, Pioggia, Tempesta]</text:p>
      <text:p text:style-name="P164">tbl: Meteo d4=2 -&gt; Nebbia</text:p>
      <text:p text:style-name="P165">=&gt; Una fitta nebbia arriva dalla costa. La visibilità scende a zero.</text:p>
      <text:p text:style-name="First_20_paragraph"><text:span text:style-name="T1">Costruire un set filtrato da una fonte più ampia:</text:span></text:p>
      <text:p text:style-name="P166">(nota: filtro i temi di Bivius Companion per questo arco narrativo)</text:p>
      <text:p text:style-name="P167">tbl: Tema [Tradimento, Redenzione, Sacrificio, Segreti]</text:p>
      <text:p text:style-name="P168"/>
      <text:p text:style-name="P169">tbl: Tema -&gt; Sacrificio</text:p>
      <text:p text:style-name="P170">=&gt; La scena si concentrerà su ciò che qualcuno è disposto a cedere.</text:p>
      <text:p text:style-name="First_20_paragraph"><text:span text:style-name="T1">Filtraggio dinamico a metà sessione:</text:span></text:p>
      <text:p text:style-name="P171">tbl: Piste Disponibili [La soffiata del portuale, La lettera strappata, La stanza chiusa]</text:p>
      <text:p text:style-name="P172">tbl: Piste Disponibili -&gt; La lettera strappata</text:p>
      <text:p text:style-name="P173">=&gt; Seguo la pista della lettera che ho trovato nella Sessione 2.</text:p>
      <text:p text:style-name="P174">[Thread:Lettera Strappata|Aperto]</text:p>
      <text:p text:style-name="First_20_paragraph">La differenza chiave rispetto alle tabelle numerate: i set filtrati catturano <text:span text:style-name="T2">ciò che era disponibile</text:span>, non solo ciò che è stato scelto. Questo è particolarmente prezioso quando condividi i registro — i lettori vedono le strade non prese insieme a quella che hai scelto.</text:p>
      <text:h text:style-name="Heading_20_4" text:outline-level="4"><text:bookmark-start text:name="blocchi-di-risultati-multi-riga"/>4.3.3 Blocchi di Risultati Multi-riga<text:bookmark-end text:name="blocchi-di-risultati-multi-riga"/></text:h>
      <text:p text:style-name="First_20_paragraph">Alcuni generatori producono risultati composti — assi multipli di significato che insieme creano qualcosa di più grande di ogni singolo tiro. Un PNG potrebbe avere un ruolo, un tratto di personalità e una motivazione. Un luogo potrebbe avere una caratteristica, un’atmosfera e un segreto. Registrare ogni asse rende trasparente la logica creativa.</text:p>
      <text:p text:style-name="Text_20_body"><text:span text:style-name="T1">Formato:</text:span></text:p>
      <text:p text:style-name="P175">gen: NomeGeneratore</text:p>
      <text:p text:style-name="P176"><text:s text:c="2"/>Asse1: tiro -&gt; risultato</text:p>
      <text:p text:style-name="P177"><text:s text:c="2"/>Asse2: tiro -&gt; risultato</text:p>
      <text:p text:style-name="P178"><text:s text:c="2"/>Asse3: tiro -&gt; risultato</text:p>
      <text:p text:style-name="First_20_paragraph">Ogni asse è rientrato sotto il nome del generatore. I dettagli del tiro sono opzionali — includili quando la trasparenza è importante, saltali quando la velocità è importante.</text:p>
      <text:p text:style-name="Text_20_body"><text:span text:style-name="T1">Esempio generatore PNG:</text:span></text:p>
      <text:p text:style-name="P179">gen: PNG (personalizzato)</text:p>
      <text:p text:style-name="P180"><text:s text:c="2"/>Ruolo: d6=3 -&gt; Mercante</text:p>
      <text:p text:style-name="P181"><text:s text:c="2"/>Tratto: d6=5 -&gt; Riservato</text:p>
      <text:p text:style-name="P182"><text:s text:c="2"/>Desiderio: d6=1 -&gt; Fuggire</text:p>
      <text:p text:style-name="P183">=&gt; [N:Mercante Senzanome|riservato|vuole fuggire dalla città]</text:p>
      <text:p text:style-name="First_20_paragraph"><text:span text:style-name="T1">Esempio generatore Luogo:</text:span></text:p>
      <text:p text:style-name="P184">gen: Rovina (tabelle d6 personalizzate)</text:p>
      <text:p text:style-name="P185"><text:s text:c="2"/>Caratteristica: d6=4 -&gt; Torre crollata</text:p>
      <text:p text:style-name="P186"><text:s text:c="2"/>Atmosfera: d6=2 -&gt; Silenzio oppressivo</text:p>
      <text:p text:style-name="P187"><text:s text:c="2"/>Segreto: d6=6 -&gt; Passaggio nascosto sotto le macerie</text:p>
      <text:p text:style-name="P188">=&gt; [L:Vecchia Torre di Guardia|crollata|inquietante|passaggio nascosto]</text:p>
      <text:p text:style-name="First_20_paragraph"><text:span text:style-name="T1">Con definizioni di tabelle inline</text:span> — puoi combinare queste funzionalità. Definisci gli assi, poi tira:</text:p>
      <text:p text:style-name="P189">tbl: Ruolo PNG (d6) [Guardia, Mercante, Studioso, Mendicante, Nobile, Prete]</text:p>
      <text:p text:style-name="P190">tbl: Tratto PNG (d6) [Nervoso, Riservato, Chiassoso, Freddo, Gentile, Ossessivo]</text:p>
      <text:p text:style-name="P191">tbl: Desiderio PNG (d6) [Fuga, Vendetta, Ricchezza, Conoscenza, Potere, Pace]</text:p>
      <text:p text:style-name="P192"/>
      <text:p text:style-name="P193">gen: PNG</text:p>
      <text:p text:style-name="P194"><text:s text:c="2"/>Ruolo: d6=2 -&gt; Mercante</text:p>
      <text:p text:style-name="P195"><text:s text:c="2"/>Tratto: d6=6 -&gt; Ossessivo</text:p>
      <text:p text:style-name="P196"><text:s text:c="2"/>Desiderio: d6=4 -&gt; Conoscenza</text:p>
      <text:p text:style-name="P197">=&gt; [N:Il Collezionista|mercante|ossessivo|cerca testi proibiti]</text:p>
      <text:p text:style-name="First_20_paragraph"><text:span text:style-name="T1">Formato minimale</text:span> — quando hai solo bisogno dell’output:</text:p>
      <text:p text:style-name="P198">gen: PNG -&gt; Mercante / Riservato / Fuga</text:p>
      <text:p text:style-name="P199">=&gt; [N:Mercante Senzanome|riservato|vuole fuggire]</text:p>
      <text:p text:style-name="First_20_paragraph">Usa il formato espanso multi-riga quando vuoi mostrare il tuo lavoro — particolarmente utile nei registro condivisi, per generatori che hai creato tu stesso, o quando vuoi tracciare come la finzione è emersa dalle meccaniche. Usa il formato minimale a riga singola quando la velocità conta più del processo.</text:p>
      <text:h text:style-name="Heading_20_3" text:outline-level="3"><text:bookmark-start text:name="estratti-narrativi"/>4.4 Estratti Narrativi<text:bookmark-end text:name="estratti-narrativi"/></text:h>
      <text:p text:style-name="First_20_paragraph">Ecco un segreto: <text:span text:style-name="T1">non hai bisogno di scrivere alcuna narrazione</text:span>. L’abbreviazione cattura tutto meccanicamente. Ma a volte la finzione richiede di più: un frammento di dialogo troppo perfetto per non essere registrato, una descrizione che stabilisce l’atmosfera, un documento trovato dal tuo personaggio.</text:p>
      <text:p text:style-name="Text_20_body">A questo servono gli estratti narrativi: i momenti in cui l’abbreviazione non basta.</text:p>
      <text:p text:style-name="Text_20_body"><text:span text:style-name="T1">Prosa inline</text:span> (brevi descrizioni):</text:p>
      <text:p text:style-name="P200">=&gt; La stanza puzza di muffa e decomposizione. Ci sono carte sparse ovunque.</text:p>
      <text:p text:style-name="First_20_paragraph"><text:span text:style-name="T1">Usa per:</text:span> Rapidi dettagli d’atmosfera, informazioni sensoriali, momenti emotivi. Mantienili brevi—una frase o due.</text:p>
      <text:p text:style-name="Text_20_body"><text:span text:style-name="T1">Dialogo</text:span> (conversazioni che vale la pena registrare):</text:p>
      <text:p text:style-name="P201">N (Guardia): "Chi va là?"</text:p>
      <text:p text:style-name="P202">PG: "Resta calmo... solo resta calmo."</text:p>
      <text:p text:style-name="P203">N (Guardia): "Fatti vedere!"</text:p>
      <text:p text:style-name="P204">PG: [sussurra] "Non se ne parla."</text:p>
      <text:p text:style-name="First_20_paragraph"><text:span text:style-name="T1">Usa per:</text:span> Scambi memorabili, la voce del personaggio, conversazioni importanti. Non hai bisogno di registrare ogni parola—solo gli scambi che contano.</text:p>
      <text:p text:style-name="Text_20_body"><text:span text:style-name="T1">Lunghi blocchi narrativi</text:span> (documenti trovati, descrizioni importanti):</text:p>
      <text:p text:style-name="P205">\---</text:p>
      <text:p text:style-name="P206">Il diario recita:</text:p>
      <text:p text:style-name="P207">"Giorno 47: Le maree non obbediscono più alla luna. I pesci hanno smesso</text:p>
      <text:p text:style-name="P208">di arrivare. Il guardiano del faro dice di vedere luci sotto le onde.</text:p>
      <text:p text:style-name="P209">Temo per la nostra sanità mentale."</text:p>
      <text:p text:style-name="P210">---\</text:p>
      <text:p text:style-name="First_20_paragraph"><text:span text:style-name="T1">Usa per:</text:span> Documenti in-game, descrizioni lunghe, rivelazioni chiave. I marcatori <text:span text:style-name="Source_Text">\---</text:span> e <text:span text:style-name="Source_Text">---\</text:span> lo separano dal tuo registro, rendendo chiaro che si tratta di contenuto in-fiction. I delimitatori asimmetrici prevengono conflitti con le linee orizzontali di Markdown.</text:p>
      <text:p text:style-name="Text_20_body"><text:span text:style-name="T1">Quanta narrazione dovresti scrivere?</text:span> Solo quella che ti serve. Se giochi per te stesso e l’abbreviazione ti dice tutto ciò che devi ricordare, salta la prosa. Se condividi il tuo registro o ami il processo di scrittura, aggiungine di più. Non c’è una quantità giusta, solo ciò che rende il tuo registro utile e piacevole per te.</text:p>
      <text:h text:style-name="Heading_20_3" text:outline-level="3"><text:bookmark-start text:name="meta-note"/>4.5 Meta Note<text:bookmark-end text:name="meta-note"/></text:h>
      <text:p text:style-name="First_20_paragraph">A volte hai bisogno di uscire dalla finzione e lasciarti una nota: un promemoria su una regola della casa (house rule) che stai testando, una riflessione su come è andata una scena, una domanda da rivisitare in seguito, o un chiarimento sulla tua interpretazione di una regola.</text:p>
      <text:p text:style-name="Text_20_body">A questo servono le meta note: i tuoi commenti fuori-dal-personaggio (out-of-character) per te stesso (o per i lettori, se condividi il registro).</text:p>
      <text:p text:style-name="Text_20_body"><text:span text:style-name="T1">Formato:</text:span> Usa le parentesi per segnalare “questo è meta, non finzione”:</text:p>
      <text:p text:style-name="P211">(nota: sto testando una regola furtività alternativa dove il rumore aumenta l'orologio Allerta)</text:p>
      <text:p text:style-name="P212">(riflessione: questa scena è stata tesa! il timer ha funzionato bene)</text:p>
      <text:p text:style-name="P213">(house rule: concedo vantaggio su terreno familiare)</text:p>
      <text:p text:style-name="P214">(promemoria: rivisitare questo thread nella prossima sessione)</text:p>
      <text:p text:style-name="P215">(domanda: avrei dovuto tirare per questo? sembrava ovvio)</text:p>
      <text:p text:style-name="First_20_paragraph"><text:span text:style-name="T1">Quando usare le meta note:</text:span></text:p>
      <text:list text:style-name="L18">
        <text:list-item>
          <text:p text:style-name="P216"><text:span text:style-name="T1">Esperimenti</text:span>: Traccia varianti di regole o house rule che stai testando</text:p>
        </text:list-item>
        <text:list-item>
          <text:p text:style-name="P216"><text:span text:style-name="T1">Riflessione</text:span>: Cattura ciò che ha funzionato o meno a livello emotivo</text:p>
        </text:list-item>
        <text:list-item>
          <text:p text:style-name="P216"><text:span text:style-name="T1">Promemoria</text:span>: Segnala cose da approfondire più tardi</text:p>
        </text:list-item>
        <text:list-item>
          <text:p text:style-name="P216"><text:span text:style-name="T1">Chiarimento</text:span>: Spiega decisioni o interpretazioni insolite</text:p>
        </text:list-item>
        <text:list-item>
          <text:p text:style-name="P216"><text:span text:style-name="T1">Processo</text:span>: Documenta il tuo pensiero per i registro condivisi</text:p>
        </text:list-item>
      </text:list>
      <text:p text:style-name="First_20_paragraph"><text:span text:style-name="T1">Quando NON usarle:</text:span> Non lasciare che le meta note sommergano il tuo registro. Se ti fermi ogni poche righe per riflettere, probabilmente stai pensando troppo. Il gioco è la cosa principale, le meta note sono solo occasionali commenti a margine.</text:p>
      <text:p text:style-name="Text_20_body">Pensale come al commento del regista su un film. Per la maggior parte del tempo, guardi solo il film. Occasionalmente, c’è una nota interessante dietro le quinte che vale la pena condividere.</text:p>
      <text:p text:style-name="Horizontal_20_Line"/>
      <text:h text:style-name="Heading_20_2" text:outline-level="2"><text:bookmark-start text:name="struttura-opzionale"/>5. Struttura Opzionale<text:bookmark-end text:name="struttura-opzionale"/></text:h>
      <text:p text:style-name="First_20_paragraph">Finora abbiamo parlato di <text:span text:style-name="T2">cosa</text:span> scrivi (azioni, tiri, tag). Ora parliamo di <text:span text:style-name="T2">come organizzarlo</text:span>.</text:p>
      <text:p text:style-name="Text_20_body">La struttura aiuta in due modi: rende le tue note più facili da consultare e segnala i confini (questa sessione è finita, quella scena è iniziata). Ma la struttura aggiunge carico di lavoro: più intestazioni da scrivere, più formattazione da mantenere.</text:p>
      <text:p text:style-name="Text_20_body">Questa sezione mostra gli elementi organizzativi: intestazioni di campagna (metadati sull’intera campagna), intestazioni di sessione (per segnare le sessioni di gioco) e struttura della scena (l’unità base di gioco). Usa ciò che ti aiuta a orientarti senza rallentarti.</text:p>
      <text:p text:style-name="Text_20_body">La differenza chiave? <text:span text:style-name="T1">I formati digitali e analogici gestiscono la struttura diversamente.</text:span> Il markdown digitale usa intestazioni e YAML; i taccuini analogici usano intestazioni scritte e marcatori. Li mostreremo entrambi.</text:p>
      <text:h text:style-name="Heading_20_3" text:outline-level="3"><text:bookmark-start text:name="intestazione-campagna"/>5.1 Intestazione Campagna<text:bookmark-end text:name="intestazione-campagna"/></text:h>
      <text:p text:style-name="First_20_paragraph">Prima di tuffarti nel gioco, aiuta registrare alcune basi: A cosa stai giocando? Quale sistema? Quando hai iniziato? Pensala come alla “copertina” del tuo registro di campagna.</text:p>
      <text:p text:style-name="Text_20_body">Questo è particolarmente utile quando:</text:p>
      <text:list text:style-name="L19">
        <text:list-item>
          <text:p text:style-name="P217">Conduci più campagne (ti aiuta a ricordare quale sia quale)</text:p>
        </text:list-item>
        <text:list-item>
          <text:p text:style-name="P217">Condividi i registro con altri (hanno bisogno di contesto)</text:p>
        </text:list-item>
        <text:list-item>
          <text:p text:style-name="P217">Ritorni a una campagna dopo una pausa (ti ricorda il tono/i temi)</text:p>
        </text:list-item>
      </text:list>
      <text:p text:style-name="First_20_paragraph">Se stai solo provando la notazione con una rapida one-shot, salta questa parte. Ma per le campagne che pianifichi di rivisitare, un’intestazione vale quei 30 secondi di lavoro in più.</text:p>
      <text:p text:style-name="Text_20_body"><text:span text:style-name="T1">I formati digitali e analogici differiscono qui.</text:span> Il markdown digitale usa lo YAML front matter (metadati strutturati in cima al file). I taccuini analogici usano un blocco intestazione scritto.</text:p>
      <text:p text:style-name="Text_20_body"><text:span text:style-name="T1">Per i file markdown digitali</text:span>, usa lo YAML front matter proprio all’inizio:</text:p>
      <text:p text:style-name="Preformatted_20_Text">
<text:span text:style-name="FunctionTok">title</text:span><text:span text:style-name="KeywordTok">:</text:span><text:span text:style-name="AttributeTok"><text:s text:c="1"/>Mistero a Clearview</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Mistero adolescenziale / soprannaturale</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G:Alex|PF 8|Stress 0|Equip:Torcia,Taccuino]</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oli - Mythic, tabelle Eventi Casuali</text:span>
</text:p>
      <text:p text:style-name="Preformatted_20_Text">
<text:span text:style-name="FunctionTok">themes</text:span><text:span text:style-name="KeywordTok">:</text:span><text:span text:style-name="AttributeTok"><text:s text:c="1"/>Amicizia, coraggio, segreti</text:span>
</text:p>
      <text:p text:style-name="Preformatted_20_Text">
<text:span text:style-name="FunctionTok">tone</text:span><text:span text:style-name="KeywordTok">:</text:span><text:span text:style-name="AttributeTok"><text:s text:c="1"/>Inquietante ma giocoso</text:span>
</text:p>
      <text:p text:style-name="Preformatted_20_Text">
<text:span text:style-name="FunctionTok">notes</text:span><text:span text:style-name="KeywordTok">:</text:span><text:span text:style-name="AttributeTok"><text:s text:c="1"/>Ispirato a serie mystery anni '80</text:span>
</text:p>
      <text:p text:style-name="First_20_paragraph"><text:span text:style-name="T1">Per i taccuini analogici</text:span>, scrivi un blocco intestazione della campagna:</text:p>
      <text:p text:style-name="P218">=== Registro Campagna: Mistero a Clearview ===</text:p>
      <text:p text:style-name="P219">[Titolo] <text:s text:c="7"/>Mistero a Clearview</text:p>
      <text:p text:style-name="P220">[Regolamento] <text:s text:c="2"/>Loner + Mythic Oracle</text:p>
      <text:p text:style-name="P221">[Genere] <text:s text:c="7"/>Mistero adolescenziale / soprannaturale</text:p>
      <text:p text:style-name="P222">[Giocatore] <text:s text:c="4"/>Roberto</text:p>
      <text:p text:style-name="P223">[PG] <text:s text:c="11"/>Alex [PG:Alex|PF 8|Stress 0|Equip:Torcia,Taccuino]</text:p>
      <text:p text:style-name="P224">[Data Inizio] <text:s text:c="2"/>03-09-2025</text:p>
      <text:p text:style-name="P225">[Ultimo Agg.] <text:s text:c="2"/>28-10-2025</text:p>
      <text:p text:style-name="P226">[Strumenti] <text:s text:c="4"/>Oracoli: Mythic, tabelle Eventi Casuali</text:p>
      <text:p text:style-name="P227">[Temi] <text:s text:c="9"/>Amicizia, coraggio, segreti</text:p>
      <text:p text:style-name="P228">[Tono] <text:s text:c="9"/>Inquietante ma giocoso</text:p>
      <text:p text:style-name="P229">[Note] <text:s text:c="9"/>Ispirato a serie mystery anni '80</text:p>
      <text:p text:style-name="First_20_paragraph"><text:span text:style-name="T1">Campi opzionali</text:span> (da aggiungere al bisogno):</text:p>
      <text:list text:style-name="L20">
        <text:list-item>
          <text:p text:style-name="P230"><text:span text:style-name="Source_Text">[Ambientazione]</text:span> — Dettagli geografici o del mondo</text:p>
        </text:list-item>
        <text:list-item>
          <text:p text:style-name="P230"><text:span text:style-name="Source_Text">[Ispirazione]</text:span> — Media che hanno ispirato la campagna</text:p>
        </text:list-item>
        <text:list-item>
          <text:p text:style-name="P230"><text:span text:style-name="Source_Text">[Strumenti di Sicurezza]</text:span> — X-card, linee/veli, ecc.</text:p>
        </text:list-item>
      </text:list>
      <text:h text:style-name="Heading_20_3" text:outline-level="3"><text:bookmark-start text:name="intestazione-sessione"/>5.2 Intestazione Sessione<text:bookmark-end text:name="intestazione-sessione"/></text:h>
      <text:p text:style-name="First_20_paragraph">Un’intestazione di sessione segna il confine tra le sessioni di gioco e fornisce contesto: quando hai giocato, quanto a lungo, cosa è successo?</text:p>
      <text:p text:style-name="Text_20_body"><text:span text:style-name="T1">Perché usare le intestazioni di sessione?</text:span></text:p>
      <text:list text:style-name="L21">
        <text:list-item>
          <text:p text:style-name="P231"><text:span text:style-name="T1">Navigazione</text:span>: Salta rapidamente a sessioni specifiche</text:p>
        </text:list-item>
        <text:list-item>
          <text:p text:style-name="P231"><text:span text:style-name="T1">Contesto</text:span>: Ricorda quando hai giocato e cosa stava succedendo</text:p>
        </text:list-item>
        <text:list-item>
          <text:p text:style-name="P231"><text:span text:style-name="T1">Riflessione</text:span>: Traccia i tuoi schemi di gioco (quanto spesso? quanto a lungo?)</text:p>
        </text:list-item>
        <text:list-item>
          <text:p text:style-name="P231"><text:span text:style-name="T1">Continuità</text:span>: Collega le sessioni con riassunti e obiettivi</text:p>
        </text:list-item>
      </text:list>
      <text:p text:style-name="First_20_paragraph"><text:span text:style-name="T1">Quando saltarle:</text:span></text:p>
      <text:list text:style-name="L22">
        <text:list-item>
          <text:p text:style-name="P232">Giochi one-shot (nessuna sessione multipla)</text:p>
        </text:list-item>
        <text:list-item>
          <text:p text:style-name="P232">Gioco continuo (giochi quotidianamente senza interruzioni chiare)</text:p>
        </text:list-item>
        <text:list-item>
          <text:p text:style-name="P232">Log di pura abbreviazione (vuoi solo la finzione, non la meta-struttura)</text:p>
        </text:list-item>
      </text:list>
      <text:p text:style-name="First_20_paragraph">Come le intestazioni di campagna, i formati digitali e analogici gestiscono le sessioni diversamente. Scegli lo stile che si adatta al tuo mezzo.</text:p>
      <text:h text:style-name="Heading_20_4" text:outline-level="4"><text:bookmark-start text:name="formato-digitale-intestazione-markdown"/>5.2.1 Formato digitale (intestazione markdown)<text:bookmark-end text:name="formato-digitale-intestazione-markdown"/></text:h>
      <text:p text:style-name="Preformatted_20_Text">
<text:span text:style-name="FunctionTok">## Sessione 1</text:span>
</text:p>
      <text:p text:style-name="Preformatted_20_Text">
<text:span text:style-name="NormalTok">*Data: 03-09-2025 | Durata: 1h30 | Scene: S1-S2*</text:span>
</text:p>
      <text:p text:style-name="Preformatted_20_Text">
</text:p>
      <text:p text:style-name="Preformatted_20_Text">
<text:span text:style-name="NormalTok">**Riassunto:** Prima sessione, introduzione di Alex e del mistero.</text:span>
</text:p>
      <text:p text:style-name="Preformatted_20_Text">
</text:p>
      <text:p text:style-name="Preformatted_20_Text">
<text:span text:style-name="NormalTok">**Obiettivi:** Impostare il mistero centrale, stabilire il faro come luogo chiave.</text:span>
</text:p>
      <text:h text:style-name="Heading_20_4" text:outline-level="4"><text:bookmark-start text:name="formato-analogico-intestazione-scritta"/>5.2.2 Formato analogico (intestazione scritta)<text:bookmark-end text:name="formato-analogico-intestazione-scritta"/></text:h>
      <text:p text:style-name="P233">=== Sessione 1 ===</text:p>
      <text:p text:style-name="P234">[Data] <text:s text:c="7"/>03-09-2025</text:p>
      <text:p text:style-name="P235">[Durata] <text:s text:c="5"/>1h30</text:p>
      <text:p text:style-name="P236">[Scene] <text:s text:c="6"/>S1-S2</text:p>
      <text:p text:style-name="P237">[Riassunto] <text:s text:c="2"/>Prima sessione, introduzione di Alex e del mistero.</text:p>
      <text:p text:style-name="P238">[Obiettivi] <text:s text:c="2"/>Impostare il mistero centrale, stabilire il faro.</text:p>
      <text:p text:style-name="First_20_paragraph"><text:span text:style-name="T1">Campi opzionali:</text:span></text:p>
      <text:list text:style-name="L23">
        <text:list-item>
          <text:p text:style-name="P239"><text:span text:style-name="Source_Text">[Umore]</text:span> — Tono pianificato o effettivo per la sessione</text:p>
        </text:list-item>
        <text:list-item>
          <text:p text:style-name="P239"><text:span text:style-name="Source_Text">[Note]</text:span> — Varianti di regole, esperimenti o condizioni speciali</text:p>
        </text:list-item>
        <text:list-item>
          <text:p text:style-name="P239"><text:span text:style-name="Source_Text">[Thread]</text:span> — Thread attivi in questa sessione</text:p>
        </text:list-item>
      </text:list>
      <text:h text:style-name="Heading_20_3" text:outline-level="3"><text:bookmark-start text:name="struttura-della-scena"/>5.3 Struttura della Scena<text:bookmark-end text:name="struttura-della-scena"/></text:h>
      <text:p text:style-name="First_20_paragraph">Le scene sono l’unità base di gioco all’interno di una sessione. Al suo livello più semplice, una scena è solo un marcatore numerato con contesto.</text:p>
      <text:p text:style-name="Text_20_body"><text:span text:style-name="T1">Formato digitale (intestazione markdown):</text:span></text:p>
      <text:p text:style-name="Preformatted_20_Text">
<text:span text:style-name="FunctionTok">### S1 *Biblioteca scolastica dopo l'orario di chiusura*</text:span>
</text:p>
      <text:p text:style-name="First_20_paragraph"><text:span text:style-name="T1">Formato analogico:</text:span></text:p>
      <text:p text:style-name="P240">S1 *Biblioteca scolastica dopo l'orario di chiusura*</text:p>
      <text:p text:style-name="First_20_paragraph">Il numero della scena ti aiuta a tracciare la progressione e a fare riferimento agli eventi in seguito. Il contesto (in corsivo/asterischi) inquadra dove e quando si svolge la scena.</text:p>
      <text:h text:style-name="Heading_20_4" text:outline-level="4"><text:bookmark-start text:name="scene-sequenziali-standard"/>5.3.1 Scene Sequenziali (Standard)<text:bookmark-end text:name="scene-sequenziali-standard"/></text:h>
      <text:p text:style-name="First_20_paragraph">La maggior parte delle campagne usa una semplice numerazione sequenziale:</text:p>
      <text:p text:style-name="P241">S1 *Taverna, sera*</text:p>
      <text:p text:style-name="P242">S2 *Piazza del paese, mezzanotte*</text:p>
      <text:p text:style-name="P243">S3 *Sentiero nel bosco, alba*</text:p>
      <text:p text:style-name="P244">S4 *Rovine antiche, mezzogiorno*</text:p>
      <text:p text:style-name="First_20_paragraph"><text:span text:style-name="T1">Quando usare:</text:span> Predefinito per il gioco lineare. La Scena 2 accade dopo la Scena 1, la Scena 3 dopo la Scena 2, ecc.</text:p>
      <text:p text:style-name="Text_20_body"><text:span text:style-name="T1">Numerazione:</text:span> Inizia da S1 ogni sessione, oppure continua in tutta la campagna (S1-S100+).</text:p>
      <text:p text:style-name="Text_20_body"><text:span text:style-name="T1">Esempio in gioco:</text:span></text:p>
      <text:p text:style-name="P245">S1 *Sala comune della taverna, sera*</text:p>
      <text:p text:style-name="P246">@ Chiedere voci al locandiere</text:p>
      <text:p text:style-name="P247">d: Carisma d6=5 vs CD 4 -&gt; Successo</text:p>
      <text:p text:style-name="P248">=&gt; Si avvicina e mi parla di strane luci al vecchio mulino.</text:p>
      <text:p text:style-name="P249">[Thread:Strane Luci|Aperto]</text:p>
      <text:p text:style-name="P250"/>
      <text:p text:style-name="P251">S2 *Fuori dalla taverna, notte*</text:p>
      <text:p text:style-name="P252">@ Dirigersi verso il mulino</text:p>
      <text:p text:style-name="P253">? Incontro qualcosa sulla strada?</text:p>
      <text:p text:style-name="P254">-&gt; Sì, ma... (d6=4)</text:p>
      <text:p text:style-name="P255">=&gt; Vedo una figura ombrosa, ma non sembra ostile.</text:p>
      <text:p text:style-name="P256">[N:Straniero|misterioso|osservatore]</text:p>
      <text:h text:style-name="Heading_20_4" text:outline-level="4"><text:bookmark-start text:name="flashback"/>5.3.2 Flashback<text:bookmark-end text:name="flashback"/></text:h>
      <text:p text:style-name="First_20_paragraph">I flashback mostrano eventi passati che informano la storia attuale. Usa suffissi alfabetici che si diramano dalla scena “presente”.</text:p>
      <text:p text:style-name="Text_20_body"><text:span text:style-name="T1">Formato:</text:span> <text:span text:style-name="Source_Text">S#a</text:span>, <text:span text:style-name="Source_Text">S#b</text:span>, <text:span text:style-name="Source_Text">S#c</text:span></text:p>
      <text:p text:style-name="Text_20_body"><text:span text:style-name="T1">Quando usare:</text:span></text:p>
      <text:list text:style-name="L24">
        <text:list-item>
          <text:p text:style-name="P257">Rivelare il passato a metà sessione</text:p>
        </text:list-item>
        <text:list-item>
          <text:p text:style-name="P257">Inneschi della memoria del personaggio</text:p>
        </text:list-item>
        <text:list-item>
          <text:p text:style-name="P257">Mostrare come è successo qualcosa</text:p>
        </text:list-item>
        <text:list-item>
          <text:p text:style-name="P257">Spiegare elementi misteriosi</text:p>
        </text:list-item>
      </text:list>
      <text:p text:style-name="First_20_paragraph"><text:span text:style-name="T1">Esempio di struttura:</text:span></text:p>
      <text:p text:style-name="P258">S5 *Investigare il mulino*</text:p>
      <text:p text:style-name="P259">=&gt; Trovo il vecchio diario di mio padre.</text:p>
      <text:p text:style-name="P260"/>
      <text:p text:style-name="P261">S5a *Flashback: Officina del padre, 10 anni fa*</text:p>
      <text:p text:style-name="P262">(Questo è accaduto prima della campagna)</text:p>
      <text:p text:style-name="P263">=&gt; Padre: "Promettimi che non andrai mai al mulino da solo."</text:p>
      <text:p text:style-name="P264"/>
      <text:p text:style-name="P265">S6 *Di nuovo al mulino, presente*</text:p>
      <text:p text:style-name="P266">(Ora continuiamo dalla S5)</text:p>
      <text:p text:style-name="First_20_paragraph"><text:span text:style-name="T1">Esempio completo:</text:span></text:p>
      <text:p text:style-name="P267">S8 *Alloggi del guardiano del faro*</text:p>
      <text:p text:style-name="P268">@ Cercare indizi sulla scrivania</text:p>
      <text:p text:style-name="P269">d: Investigazione d6=6 vs CD 4 -&gt; Successo</text:p>
      <text:p text:style-name="P270">=&gt; Trovo una fotografia sbiadita. È... mia madre? È in piedi davanti a questo faro!</text:p>
      <text:p text:style-name="P271">[Thread:Connessione Materna|Aperto]</text:p>
      <text:p text:style-name="P272"/>
      <text:p text:style-name="P273">S8a *Flashback: Casa, 15 anni fa*</text:p>
      <text:p text:style-name="P274">(Ricordo innescato dalla fotografia)</text:p>
      <text:p text:style-name="P275">(Ricordo qualcosa di questo posto?)</text:p>
      <text:p text:style-name="P276">? Mia madre ha mai menzionato un faro?</text:p>
      <text:p text:style-name="P277">-&gt; Sì, ma... (d6=5)</text:p>
      <text:p text:style-name="P278">=&gt; Lo menzionò una volta, brevemente, poi cambiò argomento in fretta.</text:p>
      <text:p text:style-name="P279"/>
      <text:p text:style-name="P280">PG (Io giovane): "Mamma, dov'è questo posto?"</text:p>
      <text:p text:style-name="P281">N (Madre): [nervosa] "Solo un vecchio posto. Niente di importante."</text:p>
      <text:p text:style-name="P282"/>
      <text:p text:style-name="P283">S8b *Flashback: Studio della madre, 14 anni fa*</text:p>
      <text:p text:style-name="P284">(Seguendo il filo della memoria)</text:p>
      <text:p text:style-name="P285">(Ho mai visto documenti sul faro?)</text:p>
      <text:p text:style-name="P286">? Stavo curiosando tra le sue carte?</text:p>
      <text:p text:style-name="P287">-&gt; Sì, e... (d6=6)</text:p>
      <text:p text:style-name="P288">=&gt; Ho trovato un atto di proprietà. Il faro apparteneva alla nostra famiglia!</text:p>
      <text:p text:style-name="P289">[E:SegretoFaro 1/4]</text:p>
      <text:p text:style-name="P290"/>
      <text:p text:style-name="P291">S9 *Alloggi del guardiano del faro, presente*</text:p>
      <text:p text:style-name="P292">(Torno alla linea temporale attuale)</text:p>
      <text:p text:style-name="P293">=&gt; Armato di questo ricordo, cerco più attentamente documenti di famiglia.</text:p>
      <text:p text:style-name="First_20_paragraph"><text:span text:style-name="T1">Suggerimenti per la numerazione:</text:span></text:p>
      <text:list text:style-name="L25">
        <text:list-item>
          <text:p text:style-name="P294">Crea una diramazione dalla scena che innesca il flashback</text:p>
        </text:list-item>
        <text:list-item>
          <text:p text:style-name="P294">Torna alla numerazione sequenziale dopo</text:p>
        </text:list-item>
        <text:list-item>
          <text:p text:style-name="P294">Mantieni i flashback brevi (solitamente 1-3 scene)</text:p>
        </text:list-item>
        <text:list-item>
          <text:p text:style-name="P294">Annota nel contesto quando torni: <text:span text:style-name="Source_Text">*Presente*</text:span> o <text:span text:style-name="Source_Text">*Di nuovo al...*</text:span></text:p>
        </text:list-item>
      </text:list>
      <text:h text:style-name="Heading_20_4" text:outline-level="4"><text:bookmark-start text:name="thread-paralleli"/>5.3.3 Thread Paralleli<text:bookmark-end text:name="thread-paralleli"/></text:h>
      <text:p text:style-name="First_20_paragraph">Quando tracci più linee narrative che accadono simultaneamente o con focus alternato, usa i prefissi dei thread.</text:p>
      <text:p text:style-name="Text_20_body"><text:span text:style-name="T1">Formato:</text:span> <text:span text:style-name="Source_Text">T#-S#</text:span> dove T# è il numero del thread, S# è il numero della scena all’interno di quel thread</text:p>
      <text:p text:style-name="Text_20_body"><text:span text:style-name="T1">Quando usare:</text:span></text:p>
      <text:list text:style-name="L26">
        <text:list-item>
          <text:p text:style-name="P295">Personaggi/punti di vista multipli</text:p>
        </text:list-item>
        <text:list-item>
          <text:p text:style-name="P295">Eventi simultanei in luoghi diversi</text:p>
        </text:list-item>
        <text:list-item>
          <text:p text:style-name="P295">Alternanza tra linee narrative</text:p>
        </text:list-item>
        <text:list-item>
          <text:p text:style-name="P295">Archi narrativi separati ma correlati</text:p>
        </text:list-item>
      </text:list>
      <text:p text:style-name="First_20_paragraph"><text:span text:style-name="T1">Esempio di struttura:</text:span></text:p>
      <text:p text:style-name="P296">T1-S1 *Personaggio principale al faro*</text:p>
      <text:p text:style-name="P297">T2-S1 *Nel frattempo, l'alleato in città*</text:p>
      <text:p text:style-name="P298">T1-S2 *Di nuovo al faro*</text:p>
      <text:p text:style-name="P299">T2-S2 *Di nuovo in città*</text:p>
      <text:p text:style-name="P300">T1-S3 *Faro, in continuazione*</text:p>
      <text:p text:style-name="First_20_paragraph"><text:span text:style-name="T1">Esempio completo:</text:span></text:p>
      <text:p text:style-name="P301">=== Sessione 3 ===</text:p>
      <text:p text:style-name="P302">[Thread] Storia principale (T1), Investigazione in città (T2)</text:p>
      <text:p text:style-name="P303"/>
      <text:p text:style-name="P304">T1-S1 *Torre del faro, crepuscolo*</text:p>
      <text:p text:style-name="P305">[PG:Alex|investiga la torre]</text:p>
      <text:p text:style-name="P306">@ Salire in cima</text:p>
      <text:p text:style-name="P307">d: Atletica d6=4 vs CD 4 -&gt; Successo</text:p>
      <text:p text:style-name="P308">=&gt; Raggiungo la cima. Il meccanismo della luce è ancora funzionante!</text:p>
      <text:p text:style-name="P309"/>
      <text:p text:style-name="P310">? C'è qualcun altro qui?</text:p>
      <text:p text:style-name="P311">-&gt; No, ma... (d6=3)</text:p>
      <text:p text:style-name="P312">=&gt; Orme fresche nella polvere portano verso il basso.</text:p>
      <text:p text:style-name="P313"/>
      <text:p text:style-name="P314">T2-S1 *Archivi della città, stesso momento*</text:p>
      <text:p text:style-name="P315">[PG:Jordan|ricerche in biblioteca]</text:p>
      <text:p text:style-name="P316">@ Cercare documenti sul faro</text:p>
      <text:p text:style-name="P317">d: Ricerca d6=6 vs CD 4 -&gt; Successo</text:p>
      <text:p text:style-name="P318">=&gt; Trovo documenti di costruzione del 1923. C'è un seminterrato nascosto!</text:p>
      <text:p text:style-name="P319">[E:SeminterratoSegreto 1/4]</text:p>
      <text:p text:style-name="P320"/>
      <text:p text:style-name="P321">T1-S2 *Scale del seminterrato del faro*</text:p>
      <text:p text:style-name="P322">[PG:Alex]</text:p>
      <text:p text:style-name="P323">@ Seguire le orme verso il basso</text:p>
      <text:p text:style-name="P324">d: Furtività d6=3 vs CD 5 -&gt; Fallimento</text:p>
      <text:p text:style-name="P325">=&gt; Un gradino scricchiola rumorosamente.</text:p>
      <text:p text:style-name="P326"/>
      <text:p text:style-name="P327">? Qualcuno reagisce?</text:p>
      <text:p text:style-name="P328">-&gt; Sì, e... (d6=6)</text:p>
      <text:p text:style-name="P329">=&gt; Una voce dal basso: "Chi va là?" [N:Cultista|ostile|armato]</text:p>
      <text:p text:style-name="P330"/>
      <text:p text:style-name="P331">T2-S2 *Archivi della città, pochi istanti dopo*</text:p>
      <text:p text:style-name="P332">[PG:Jordan]</text:p>
      <text:p text:style-name="P333">@ Chiamare Alex per avvertirlo del seminterrato</text:p>
      <text:p text:style-name="P334">? La chiamata passa?</text:p>
      <text:p text:style-name="P335">-&gt; No, e... (d6=2)</text:p>
      <text:p text:style-name="P336">=&gt; Niente segnale. Il faro è in una zona d'ombra!</text:p>
      <text:p text:style-name="P337">[Clock:Alex in Pericolo 2/6]</text:p>
      <text:p text:style-name="P338"/>
      <text:p text:style-name="P339">T1-S3 *Seminterrato del faro*</text:p>
      <text:p text:style-name="P340">[PG:Alex|inconsapevole del pericolo]</text:p>
      <text:p text:style-name="P341">@ Cercare di convincerli a parole</text:p>
      <text:p text:style-name="P342">d: Inganno d6=2 vs CD 5 -&gt; Fallimento</text:p>
      <text:p text:style-name="P343">=&gt; Il cultista non abbocca. Avanza con un coltello!</text:p>
      <text:p text:style-name="First_20_paragraph"><text:span text:style-name="T1">Quando i thread convergono:</text:span></text:p>
      <text:p text:style-name="Text_20_body">Una volta che i thread paralleli si incontrano, puoi:</text:p>
      <text:list text:style-name="L27">
        <text:list-item>
          <text:p text:style-name="P344">Continuare con i prefissi dei thread: <text:span text:style-name="Source_Text">T1+T2-S5</text:span></text:p>
        </text:list-item>
        <text:list-item>
          <text:p text:style-name="P344">Tornare alla sequenza: <text:span text:style-name="Source_Text">S14</text:span> (nota: thread uniti)</text:p>
        </text:list-item>
      </text:list>
      <text:p text:style-name="P345">T1-S6 *Alex scappa dal faro*</text:p>
      <text:p text:style-name="P346">T2-S4 *Jordan guida verso il faro*</text:p>
      <text:p text:style-name="P347"/>
      <text:p text:style-name="P348">S14 *Ingresso del faro, entrambi riuniti*</text:p>
      <text:p text:style-name="P349">(Thread uniti)</text:p>
      <text:p text:style-name="P350">[PG:Alex|ferito] incontra [PG:Jordan|preoccupato]</text:p>
      <text:h text:style-name="Heading_20_4" text:outline-level="4"><text:bookmark-start text:name="montaggi-e-salti-temporali"/>5.3.4 Montaggi e Salti Temporali<text:bookmark-end text:name="montaggi-e-salti-temporali"/></text:h>
      <text:p text:style-name="First_20_paragraph">Per attività che abbracciano tempo o vignette multiple e veloci, usa la notazione decimale.</text:p>
      <text:p text:style-name="Text_20_body"><text:span text:style-name="T1">Formato:</text:span> <text:span text:style-name="Source_Text">S#.#</text:span> (es. <text:span text:style-name="Source_Text">S5.1</text:span>, <text:span text:style-name="Source_Text">S5.2</text:span>, <text:span text:style-name="Source_Text">S5.3</text:span>)</text:p>
      <text:p text:style-name="Text_20_body"><text:span text:style-name="T1">Quando usare:</text:span></text:p>
      <text:list text:style-name="L28">
        <text:list-item>
          <text:p text:style-name="P351">Viaggiare attraverso lunghe distanze</text:p>
        </text:list-item>
        <text:list-item>
          <text:p text:style-name="P351">Addestramento/ricerca per settimane</text:p>
        </text:list-item>
        <text:list-item>
          <text:p text:style-name="P351">Incontri multipli veloci</text:p>
        </text:list-item>
        <text:list-item>
          <text:p text:style-name="P351">Raccolta di risorse</text:p>
        </text:list-item>
        <text:list-item>
          <text:p text:style-name="P351">Sequenze in time-lapse</text:p>
        </text:list-item>
      </text:list>
      <text:p text:style-name="First_20_paragraph"><text:span text:style-name="T1">Esempio di struttura:</text:span></text:p>
      <text:p text:style-name="P352">S7 *Inizio del viaggio*</text:p>
      <text:p text:style-name="P353">S7.1 *Giorno 1: Foresta*</text:p>
      <text:p text:style-name="P354">S7.2 *Giorno 3: Montagne*</text:p>
      <text:p text:style-name="P355">S7.3 *Giorno 5: Deserto*</text:p>
      <text:p text:style-name="P356">S8 *Arrivo a destinazione*</text:p>
      <text:p text:style-name="First_20_paragraph"><text:span text:style-name="T1">Esempio completo:</text:span></text:p>
      <text:p text:style-name="P357">S12 *Preparazione per il rituale*</text:p>
      <text:p text:style-name="P358">=&gt; Devo raccogliere tre componenti in tutta la regione.</text:p>
      <text:p text:style-name="P359">[Track:Componenti Rituale 0/3]</text:p>
      <text:p text:style-name="P360"/>
      <text:p text:style-name="P361">S12.1 *Erboristeria, mattina*</text:p>
      <text:p text:style-name="P362">@ Comprare erbe sacre</text:p>
      <text:p text:style-name="P363">d: Persuasione d6=5 vs CD 4 -&gt; Successo</text:p>
      <text:p text:style-name="P364">=&gt; L'erborista mi fa uno sconto.</text:p>
      <text:p text:style-name="P365">[Track:Componenti Rituale 1/3]</text:p>
      <text:p text:style-name="P366">[PG:Oro-5]</text:p>
      <text:p text:style-name="P367"/>
      <text:p text:style-name="P368">S12.2 *Fabbro, pomeriggio*</text:p>
      <text:p text:style-name="P369">@ Ottenere un pugnale d'argento</text:p>
      <text:p text:style-name="P370">? È disponibile?</text:p>
      <text:p text:style-name="P371">-&gt; No, ma... (d6=4)</text:p>
      <text:p text:style-name="P372">=&gt; Può farne uno entro domani.</text:p>
      <text:p text:style-name="P373">[Timer:Scadenza Rituale 2]</text:p>
      <text:p text:style-name="P374"/>
      <text:p text:style-name="P375">S12.3 *Cimitero, mezzanotte*</text:p>
      <text:p text:style-name="P376">@ Raccogliere terra del cimitero</text:p>
      <text:p text:style-name="P377">? Vengo interrotto?</text:p>
      <text:p text:style-name="P378">-&gt; Sì, e... (d6=6)</text:p>
      <text:p text:style-name="P379">=&gt; Il custode mi cattura E chiama la guardia!</text:p>
      <text:p text:style-name="P380">[Clock:Sospetto 3/6]</text:p>
      <text:p text:style-name="P381"/>
      <text:p text:style-name="P382">@ Scappare e nascondersi</text:p>
      <text:p text:style-name="P383">d: Furtività d6=6 vs CD 5 -&gt; Successo</text:p>
      <text:p text:style-name="P384">=&gt; Fuggo con la terra.</text:p>
      <text:p text:style-name="P385">[Track:Componenti Rituale 2/3]</text:p>
      <text:p text:style-name="P386"/>
      <text:p text:style-name="P387">S13 *Bottega del fabbro, mattina dopo*</text:p>
      <text:p text:style-name="P388">(Montaggio completato, ritorno alla sequenza)</text:p>
      <text:p text:style-name="P389">=&gt; Ritirato il pugnale d'argento.</text:p>
      <text:p text:style-name="P390">[Track:Componenti Rituale 3/3]</text:p>
      <text:p text:style-name="First_20_paragraph"><text:span text:style-name="T1">Esempio di montaggio di viaggio:</text:span></text:p>
      <text:p text:style-name="P391">S8 *Partenza da Port Ashan*</text:p>
      <text:p text:style-name="P392">=&gt; Inizia il viaggio di tre settimane verso le Lande del Nord.</text:p>
      <text:p text:style-name="P393"/>
      <text:p text:style-name="P394">S8.1 *Settimana 1: Strada costiera*</text:p>
      <text:p text:style-name="P395">? Incontri sulla strada?</text:p>
      <text:p text:style-name="P396">tbl: d100=23 -&gt; "Carovana di mercanti"</text:p>
      <text:p text:style-name="P397">=&gt; Mi unisco a una carovana per sicurezza. [N:Mercanti|amichevoli]</text:p>
      <text:p text:style-name="P398"/>
      <text:p text:style-name="P399">S8.2 *Settimana 2: Passo di montagna*</text:p>
      <text:p text:style-name="P400">? Problemi meteorologici?</text:p>
      <text:p text:style-name="P401">-&gt; Sì, e... (d6=6)</text:p>
      <text:p text:style-name="P402">=&gt; Colpisce una bufera. Il passo è bloccato!</text:p>
      <text:p text:style-name="P403">[Clock:Provviste Scarseggiano 2/4]</text:p>
      <text:p text:style-name="P404"/>
      <text:p text:style-name="P405">@ Trovare rifugio</text:p>
      <text:p text:style-name="P406">d: Sopravvivenza d6=5 vs CD 5 -&gt; Successo</text:p>
      <text:p text:style-name="P407">=&gt; Trovo una grotta. [L:Grotta Montana|rifugio|buia]</text:p>
      <text:p text:style-name="P408"/>
      <text:p text:style-name="P409">S8.3 *Settimana 3: Discesa nelle lande*</text:p>
      <text:p text:style-name="P410">@ Navigare nel terreno ghiacciato</text:p>
      <text:p text:style-name="P411">d: Sopravvivenza d6=4 vs CD 6 -&gt; Fallimento</text:p>
      <text:p text:style-name="P412">=&gt; Mi perdo per due giorni.</text:p>
      <text:p text:style-name="P413">[Clock:Provviste Scarseggiano 4/4]</text:p>
      <text:p text:style-name="P414">[PG:Razioni esaurite]</text:p>
      <text:p text:style-name="P415"/>
      <text:p text:style-name="P416">S9 *Arrivo nelle Lande del Nord*</text:p>
      <text:p text:style-name="P417">(Viaggio completato)</text:p>
      <text:p text:style-name="P418">=&gt; Esausto e affamato, ma ce l'ho fatta.</text:p>
      <text:h text:style-name="Heading_20_4" text:outline-level="4"><text:bookmark-start text:name="scegliere-il-tuo-approccio"/>5.3.5 Scegliere il Tuo Approccio<text:bookmark-end text:name="scegliere-il-tuo-approccio"/></text:h>
      <text:p text:style-name="First_20_paragraph"><text:span text:style-name="T1">Usa la sequenza (S1, S2, S3) quando:</text:span></text:p>
      <text:list text:style-name="L29">
        <text:list-item>
          <text:p text:style-name="P419">Giochi una storia lineare e semplice</text:p>
        </text:list-item>
        <text:list-item>
          <text:p text:style-name="P419">Non hai bisogno di manipolazioni temporali complesse</text:p>
        </text:list-item>
        <text:list-item>
          <text:p text:style-name="P419">Vuoi semplicità</text:p>
        </text:list-item>
        <text:list-item>
          <text:p text:style-name="P419">Scelta più comune</text:p>
        </text:list-item>
      </text:list>
      <text:p text:style-name="First_20_paragraph"><text:span text:style-name="T1">Usa i flashback (S5a, S5b) quando:</text:span></text:p>
      <text:list text:style-name="L30">
        <text:list-item>
          <text:p text:style-name="P420">Rivei il passato a metà gioco</text:p>
        </text:list-item>
        <text:list-item>
          <text:p text:style-name="P420">Momenti di sviluppo del personaggio</text:p>
        </text:list-item>
        <text:list-item>
          <text:p text:style-name="P420">Spieghi misteri</text:p>
        </text:list-item>
        <text:list-item>
          <text:p text:style-name="P420">Brevi diversioni dalla linea temporale principale</text:p>
        </text:list-item>
      </text:list>
      <text:p text:style-name="First_20_paragraph"><text:span text:style-name="T1">Usa i thread paralleli (T1-S1, T2-S1) quando:</text:span></text:p>
      <text:list text:style-name="L31">
        <text:list-item>
          <text:p text:style-name="P421">Giochi con più personaggi</text:p>
        </text:list-item>
        <text:list-item>
          <text:p text:style-name="P421">Tracci eventi simultanei</text:p>
        </text:list-item>
        <text:list-item>
          <text:p text:style-name="P421">Alterni tra vari luoghi</text:p>
        </text:list-item>
        <text:list-item>
          <text:p text:style-name="P421">Trame complesse e intrecciate</text:p>
        </text:list-item>
      </text:list>
      <text:p text:style-name="First_20_paragraph"><text:span text:style-name="T1">Usa i montaggi (S7.1, S7.2) quando:</text:span></text:p>
      <text:list text:style-name="L32">
        <text:list-item>
          <text:p text:style-name="P422">Copri lunghi periodi di tempo</text:p>
        </text:list-item>
        <text:list-item>
          <text:p text:style-name="P422">Serie di scene veloci</text:p>
        </text:list-item>
        <text:list-item>
          <text:p text:style-name="P422">Sequenze di viaggio</text:p>
        </text:list-item>
        <text:list-item>
          <text:p text:style-name="P422">Raccolta di risorse</text:p>
        </text:list-item>
        <text:list-item>
          <text:p text:style-name="P422">Periodi di addestramento/ricerca</text:p>
        </text:list-item>
      </text:list>
      <text:h text:style-name="Heading_20_4" text:outline-level="4"><text:bookmark-start text:name="elementi-di-contesto-della-scena"/>5.3.6 Elementi di Contesto della Scena<text:bookmark-end text:name="elementi-di-contesto-della-scena"/></text:h>
      <text:p text:style-name="First_20_paragraph">Oltre alla numerazione, arricchisci le scene con il contesto nell’intestazione:</text:p>
      <text:p text:style-name="Text_20_body"><text:span text:style-name="T1">Luogo:</text:span></text:p>
      <text:p text:style-name="P423">S1 *Torre del faro*</text:p>
      <text:p text:style-name="P424">S1 [L:Faro] *Stanza della torre*</text:p>
      <text:p text:style-name="First_20_paragraph"><text:span text:style-name="T1">Marcatori temporali:</text:span></text:p>
      <text:p text:style-name="P425">S1 *Faro, mezzanotte*</text:p>
      <text:p text:style-name="P426">S1 *Faro, Giorno 3, crepuscolo*</text:p>
      <text:p text:style-name="P427">S1 *Due settimane dopo: Faro*</text:p>
      <text:p text:style-name="First_20_paragraph"><text:span text:style-name="T1">Tono emotivo:</text:span></text:p>
      <text:p text:style-name="P428">S1 *Faro (teso)*</text:p>
      <text:p text:style-name="P429">S1 *Faro - momento di calma*</text:p>
      <text:p text:style-name="First_20_paragraph"><text:span text:style-name="T1">Elementi multipli:</text:span></text:p>
      <text:p text:style-name="P430">S1 *Torre del faro, mezzanotte, Giorno 3*</text:p>
      <text:p text:style-name="P431">S5a *Flashback: Officina del padre, 10 anni fa*</text:p>
      <text:p text:style-name="P432">T2-S3 *Intanto in città, stessa sera*</text:p>
      <text:p text:style-name="P433">S7.2 *Giorno 2 del viaggio: Passo di montagna*</text:p>
      <text:p text:style-name="First_20_paragraph"><text:span text:style-name="T1">Minimale (solo numero):</text:span></text:p>
      <text:p text:style-name="P434">S1</text:p>
      <text:p text:style-name="P435">(Aggiungi il contesto nella prima azione o conseguenza)</text:p>
      <text:p text:style-name="First_20_paragraph">Scegli il livello di dettaglio che ti aiuta a tracciare la tua storia. Più dettaglio aiuta il riferimento futuro; meno dettaglio mantiene le note più pulite.</text:p>
      <text:p text:style-name="Horizontal_20_Line"/>
      <text:h text:style-name="Heading_20_2" text:outline-level="2"><text:bookmark-start text:name="esempi-completi"/>6. Esempi Completi<text:bookmark-end text:name="esempi-completi"/></text:h>
      <text:p text:style-name="First_20_paragraph">La teoria è una cosa, ma vedere la notazione in azione è dove scatta la comprensione. Questa sezione mostra esempi di gioco completi in stili diversi, dall’abbreviazione ultra-compatta ai ricchi registro narrativi, così puoi trovare l’approccio che funziona per te.</text:p>
      <text:p text:style-name="Text_20_body">Ogni esempio dimostra lo stesso sistema di notazione, solo con diversi livelli di dettaglio. Scegli lo stile che corrisponde alle tue preferenze, o mescolali secondo le necessità della tua sessione.</text:p>
      <text:h text:style-name="Heading_20_3" text:outline-level="3"><text:bookmark-start text:name="log-ad-abbreviazione-minimale"/>6.1 Log ad Abbreviazione Minimale<text:bookmark-end text:name="log-ad-abbreviazione-minimale"/></text:h>
      <text:p text:style-name="First_20_paragraph">Pura abbreviazione, nessuna formattazione. Perfetto per un gioco veloce:</text:p>
      <text:p text:style-name="P436">S1 @Furtività d:4≥5 F =&gt; rumore [E:Allerta 1/6] ?Visto? -&gt;Nb3 =&gt; distratto</text:p>
      <text:p text:style-name="P437">S2 @Cerca d:6≥4 S =&gt; trova chiave [E:Indizio 1/4] ?Trappola? -&gt;Yn6 =&gt; sì, punte!</text:p>
      <text:p text:style-name="P438">S3 @Schiva d:3≤5 F =&gt; PF-2 [PG:PF 6] =&gt; ferita, serve ritirarsi</text:p>
      <text:h text:style-name="Heading_20_3" text:outline-level="3"><text:bookmark-start text:name="formato-ibrido-digitale"/>6.2 Formato Ibrido Digitale<text:bookmark-end text:name="formato-ibrido-digitale"/></text:h>
      <text:p text:style-name="First_20_paragraph">Combina abbreviazioni con narrazione, usando la struttura markdown:</text:p>
      <text:p text:style-name="Preformatted_20_Text">
<text:span text:style-name="FunctionTok">### S7 *Vicolo buio dietro la taverna, Mezzanotte*</text:span>
</text:p>
      <text:p text:style-name="First_20_paragraph">@ Superare le guardie furtivamente d: Furtività d6=2 vs CD 4 -&gt; Fallimento =&gt; Il mio piede colpisce un barile. [E:OrologioAllerta 2/6]</text:p>
      <text:p text:style-name="Text_20_body">? Mi vedono? -&gt; No, ma… (d6=3) =&gt; Sono distratti, ma una guardia si sofferma. [N:Guardia|vigile]</text:p>
      <text:p text:style-name="P439"/>
      <text:p text:style-name="P440">La luce della torcia della guardia spazza le pareti del vicolo. Mi schiaccio</text:p>
      <text:p text:style-name="P441">contro le ombre, respirando appena.</text:p>
      <text:p text:style-name="First_20_paragraph">N (Guardia): “Chi va là?” PG: “Resta calmo… solo resta calmo.”</text:p>
      <text:h text:style-name="Heading_20_3" text:outline-level="3"><text:bookmark-start text:name="formato-taccuino-analogico"/>6.3 Formato Taccuino Analogico<text:bookmark-end text:name="formato-taccuino-analogico"/></text:h>
      <text:p text:style-name="First_20_paragraph">Stesso contenuto del 6.2, formattato per note scritte a mano:</text:p>
      <text:p text:style-name="P442">S7 *Vicolo buio dietro la taverna, Mezzanotte*</text:p>
      <text:p text:style-name="P443"/>
      <text:p text:style-name="P444">@ Superare le guardie furtivamente</text:p>
      <text:p text:style-name="P445">d: Furtività d6=2 vs CD 4 -&gt; Fallimento</text:p>
      <text:p text:style-name="P446">=&gt; Il mio piede colpisce un barile. [E:OrologioAllerta 2/6]</text:p>
      <text:p text:style-name="P447"/>
      <text:p text:style-name="P448">? Mi vedono?</text:p>
      <text:p text:style-name="P449">-&gt; No, ma... (d6=3)</text:p>
      <text:p text:style-name="P450">=&gt; Sono distratti, ma una guardia si sofferma. [N:Guardia|vigile]</text:p>
      <text:p text:style-name="P451"/>
      <text:p text:style-name="P452">La luce della torcia della guardia spazza il vicolo. Mi schiaccio nelle ombre.</text:p>
      <text:p text:style-name="P453"/>
      <text:p text:style-name="P454">N (Guardia): "Chi va là?"</text:p>
      <text:p text:style-name="P455">PG: "Resta calmo... solo resta calmo."</text:p>
      <text:h text:style-name="Heading_20_3" text:outline-level="3"><text:bookmark-start text:name="registro-campagna-completo-digitale"/>6.4 Registro Campagna Completo (Digitale)<text:bookmark-end text:name="registro-campagna-completo-digitale"/></text:h>
      <text:p text:style-name="Preformatted_20_Text">
<text:span text:style-name="CommentTok">---</text:span>
</text:p>
      <text:p text:style-name="Preformatted_20_Text">
<text:span text:style-name="AnnotationTok">title:</text:span><text:span text:style-name="CommentTok"><text:s text:c="1"/>Mistero a Clearview</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Mistero adolescenziale / soprannaturale</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G:Alex|PF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Mistero a Clearview</text:span>
</text:p>
      <text:p text:style-name="Preformatted_20_Text">
</text:p>
      <text:p text:style-name="Preformatted_20_Text">
<text:span text:style-name="FunctionTok">## Sessione 1</text:span>
</text:p>
      <text:p text:style-name="Preformatted_20_Text">
<text:span text:style-name="NormalTok">*Data: 03-09-2025 | Durata: 1h30*</text:span>
</text:p>
      <text:p text:style-name="Preformatted_20_Text">
</text:p>
      <text:p text:style-name="Preformatted_20_Text">
<text:span text:style-name="FunctionTok">### S1 *Biblioteca scolastica dopo l'orario di chiusura*</text:span>
</text:p>
      <text:p text:style-name="First_20_paragraph">@ Intrufolarsi per controllare gli archivi d: Furtività d6=5 vs CD 4 -&gt; Successo =&gt; Entro inosservato. [L:Biblioteca|buia|silenziosa]</text:p>
      <text:p text:style-name="Text_20_body">? C’è uno strano indizio ad attendermi? -&gt; Sì (d6=6) =&gt; Trovo una pagina di diario strappata che parla del faro. [E:IndizioFaro 1/6]</text:p>
      <text:p text:style-name="P456"/>
      <text:p text:style-name="P457">La pagina è ingiallita dal tempo. La grafia è tremolante: "La luce </text:p>
      <text:p text:style-name="P458">ci chiama. Non dobbiamo rispondere."</text:p>
      <text:p text:style-name="First_20_paragraph">[Thread:Mistero del Faro|Aperto]</text:p>
      <text:p text:style-name="P459"/>
      <text:p text:style-name="P460">### S2 *Fuori dalla biblioteca, corridoio vuoto*</text:p>
      <text:p text:style-name="First_20_paragraph">? Sento dei passi? -&gt; Sì, ma… (d6=4) =&gt; Si avvicina un custode, ma non mi ha ancora notato. [N:Custode|stanco|sospettoso]</text:p>
      <text:p text:style-name="P461"/>
      <text:p text:style-name="P462">Mi raggelo. Le sue chiavi tintinnano mentre passa davanti alla porta.</text:p>
      <text:p text:style-name="P463"/>
      <text:p text:style-name="P464">N (Custode): "Mi era parso di sentire qualcosa..."</text:p>
      <text:p text:style-name="P465">PG (Alex, sussurro): "Devo andarmene da qui."</text:p>
      <text:p text:style-name="First_20_paragraph">@ Scivolare via mentre è distratto d: Furtività d6=6 vs CD 4 -&gt; Successo =&gt; Scappo nella notte in sicurezza.</text:p>
      <text:p text:style-name="P466">## Sessione 2</text:p>
      <text:p text:style-name="P467">*Data: 10-09-2025 | Durata: 2h*</text:p>
      <text:p text:style-name="P468"/>
      <text:p text:style-name="P469">**Riassunto:** Trovata pagina di diario che accenna al faro. Quasi scoperto in biblioteca.</text:p>
      <text:p text:style-name="P470"/>
      <text:p text:style-name="P471">### S3 *Sentiero verso il vecchio faro, Giorno 2*</text:p>
      <text:p text:style-name="First_20_paragraph">@ Avvicinarsi silenziosamente al crepuscolo d: Furtività d6=2 vs CD 4 -&gt; Fallimento =&gt; Calpesto dei vetri rotti, scricchiolando rumorosamente. [Clock:Sospetto 1/6]</text:p>
      <text:p text:style-name="Text_20_body">? Qualcuno risponde dall’interno? -&gt; No, ma… (d6=3) =&gt; La luce sfarfalla brevemente nella finestra della torre. [L:Faro|rovinato|infestato]</text:p>
      <text:p text:style-name="P472"/>
      <text:p text:style-name="P473">### S4 *All'interno dell'atrio del faro*</text:p>
      <text:p text:style-name="First_20_paragraph">@ Cercare sul pavimento segni di attività d: Investigazione d6=6 vs CD 4 -&gt; Successo =&gt; Trovo orme fresche nella polvere. [Thread:Chi sta usando il faro?|Aperto]</text:p>
      <text:p text:style-name="Text_20_body">tbl: d100=42 -&gt; “Una lanterna rotta” =&gt; Una lanterna crepata giace vicino alle scale. [E:IndizioFaro 2/6]</text:p>
      <text:p text:style-name="P474"/>
      <text:p text:style-name="P475">Qualcuno è stato qui. Di recente.</text:p>
      <text:p text:style-name="P476"/>
      <text:p text:style-name="P477">PG (Alex, pensando): "Questo posto non è così abbandonato come tutti pensano..."</text:p>
      <text:p text:style-name="P478"/>
      <text:h text:style-name="Heading_20_3" text:outline-level="3"><text:bookmark-start text:name="registro-campagna-completo-analogico"/>6.5 Registro Campagna Completo (Analogico)<text:bookmark-end text:name="registro-campagna-completo-analogico"/></text:h>
      <text:p text:style-name="P479">=== Registro Campagna: Mistero a Clearview ===</text:p>
      <text:p text:style-name="P480">[Titolo] <text:s text:c="7"/>Mistero a Clearview</text:p>
      <text:p text:style-name="P481">[Regolamento] <text:s text:c="2"/>Loner + Mythic Oracle</text:p>
      <text:p text:style-name="P482">[Genere] <text:s text:c="7"/>Mistero adolescenziale / soprannaturale</text:p>
      <text:p text:style-name="P483">[Giocatore] <text:s text:c="4"/>Roberto</text:p>
      <text:p text:style-name="P484">[PG] <text:s text:c="11"/>Alex [PG:Alex|PF 8|Stress 0]</text:p>
      <text:p text:style-name="P485">[Data Inizio] <text:s text:c="2"/>03-09-2025</text:p>
      <text:p text:style-name="P486">[Ultimo Agg.] <text:s text:c="2"/>28-10-2025</text:p>
      <text:p text:style-name="P487"/>
      <text:p text:style-name="P488">=== Sessione 1 ===</text:p>
      <text:p text:style-name="P489">[Data] <text:s text:c="7"/>03-09-2025</text:p>
      <text:p text:style-name="P490">[Durata] <text:s text:c="5"/>1h30</text:p>
      <text:p text:style-name="P491"/>
      <text:p text:style-name="P492">S1 *Biblioteca scolastica dopo l'orario di chiusura*</text:p>
      <text:p text:style-name="P493"/>
      <text:p text:style-name="P494">@ Intrufolarsi per controllare gli archivi</text:p>
      <text:p text:style-name="P495">d: Furtività d6=5 vs CD 4 -&gt; Successo</text:p>
      <text:p text:style-name="P496">=&gt; Entro inosservato. [L:Biblioteca|buia|silenziosa]</text:p>
      <text:p text:style-name="P497"/>
      <text:p text:style-name="P498">? C'è uno strano indizio ad attendermi?</text:p>
      <text:p text:style-name="P499">-&gt; Sì (d6=6)</text:p>
      <text:p text:style-name="P500">=&gt; Trovo una pagina di diario strappata che parla del faro. [E:IndizioFaro 1/6]</text:p>
      <text:p text:style-name="P501"/>
      <text:p text:style-name="P502">La pagina è ingiallita. Scrittura tremante: "La luce ci chiama."</text:p>
      <text:p text:style-name="P503"/>
      <text:p text:style-name="P504">[Thread:Mistero del Faro|Aperto]</text:p>
      <text:p text:style-name="P505"/>
      <text:p text:style-name="P506">S2 *Fuori dalla biblioteca, corridoio vuoto*</text:p>
      <text:p text:style-name="P507"/>
      <text:p text:style-name="P508">? Sento dei passi?</text:p>
      <text:p text:style-name="P509">-&gt; Sì, ma... (d6=4)</text:p>
      <text:p text:style-name="P510">=&gt; Si avvicina un custode, ma non mi ha ancora notato. [N:Custode|stanco|sospettoso]</text:p>
      <text:p text:style-name="P511"/>
      <text:p text:style-name="P512">N (Custode): "Mi era parso di sentire qualcosa..."</text:p>
      <text:p text:style-name="P513">PG (Alex): "Devo andarmene da qui."</text:p>
      <text:p text:style-name="P514"/>
      <text:p text:style-name="P515">@ Scivolare via mentre è distratto</text:p>
      <text:p text:style-name="P516">d: Furtività d6=6 vs CD 4 -&gt; Successo</text:p>
      <text:p text:style-name="P517">=&gt; Scappo nella notte in sicurezza.</text:p>
      <text:p text:style-name="P518"/>
      <text:p text:style-name="P519">=== Sessione 2 ===</text:p>
      <text:p text:style-name="P520">[Data] <text:s text:c="7"/>10-09-2025</text:p>
      <text:p text:style-name="P521">[Durata] <text:s text:c="5"/>2h</text:p>
      <text:p text:style-name="P522">[Riassunto] <text:s text:c="2"/>Trovata pagina di diario, quasi scoperto in biblioteca.</text:p>
      <text:p text:style-name="P523"/>
      <text:p text:style-name="P524">S3 *Sentiero verso il faro, Giorno 2*</text:p>
      <text:p text:style-name="P525"/>
      <text:p text:style-name="P526">@ Avvicinarsi silenziosamente al crepuscolo</text:p>
      <text:p text:style-name="P527">d: Furtività d6=2 vs CD 4 -&gt; Fallimento</text:p>
      <text:p text:style-name="P528">=&gt; Calpesto dei vetri rotti. [Clock:Sospetto 1/6]</text:p>
      <text:p text:style-name="P529"/>
      <text:p text:style-name="P530">? Qualcuno risponde?</text:p>
      <text:p text:style-name="P531">-&gt; No, ma... (d6=3)</text:p>
      <text:p text:style-name="P532">=&gt; Luce sfarfalla nella finestra della torre. [L:Faro|rovinato|infestato]</text:p>
      <text:p text:style-name="P533"/>
      <text:p text:style-name="P534">S4 *All'interno dell'atrio del faro*</text:p>
      <text:p text:style-name="P535"/>
      <text:p text:style-name="P536">@ Cercare sul pavimento segni</text:p>
      <text:p text:style-name="P537">d: Investigazione d6=6 vs CD 4 -&gt; Successo</text:p>
      <text:p text:style-name="P538">=&gt; Orme fresche nella polvere. [Thread:Chi usa il faro?|Aperto]</text:p>
      <text:p text:style-name="P539"/>
      <text:p text:style-name="P540">tbl: d100=42 -&gt; "Una lanterna rotta"</text:p>
      <text:p text:style-name="P541">=&gt; Lanterna crepata vicino alle scale. [E:IndizioFaro 2/6]</text:p>
      <text:p text:style-name="P542"/>
      <text:p text:style-name="P543">PG (Alex): "Questo posto non è così abbandonato come tutti pensano..."</text:p>
      <text:p text:style-name="P544"/>
      <text:p text:style-name="Horizontal_20_Line"/>
      <text:h text:style-name="Heading_20_2" text:outline-level="2"><text:bookmark-start text:name="best-practices"/>7. Best Practices<text:bookmark-end text:name="best-practices"/></text:h>
      <text:p text:style-name="First_20_paragraph">Hai imparato la notazione. Ora parliamo di come usarla bene. Questa sezione mostra schemi collaudati che rendono i tuoi registro più chiari e utili, oltre agli errori comuni da evitare.</text:p>
      <text:p text:style-name="Text_20_body">Pensali come linee guida derivanti dall’esperienza collettiva della comunità solista. Non sono regole rigide, ma ti aiuteranno a creare registro facili da leggere, consultare e condividere.</text:p>
      <text:h text:style-name="Heading_20_3" text:outline-level="3"><text:bookmark-start text:name="buone-pratiche"/>7.1 Buone Pratiche ✓<text:bookmark-end text:name="buone-pratiche"/></text:h>
      <text:p text:style-name="First_20_paragraph">Questi schemi rendono i tuoi registro più puliti, più ricercabili e più facili da consultare in seguito. Non hai bisogno di seguirli tutti, ma rappresentano ciò che funziona bene per la maggior parte dei giocatori solitari.</text:p>
      <text:p text:style-name="Text_20_body"><text:span text:style-name="T1">Sì: Mantieni azioni e tiri collegati</text:span></text:p>
      <text:p text:style-name="P545">@ Scassinare la serratura</text:p>
      <text:p text:style-name="P546">d: d20=15 vs CD 14 -&gt; Successo</text:p>
      <text:p text:style-name="P547">=&gt; La porta si apre silenziosamente.</text:p>
      <text:p text:style-name="First_20_paragraph"><text:span text:style-name="T1">Sì: Usa i tag per gli elementi persistenti</text:span></text:p>
      <text:p text:style-name="P548">[N:Jonah|amichevole|ferito]</text:p>
      <text:p text:style-name="P549">[L:Faro|rovinato]</text:p>
      <text:p text:style-name="First_20_paragraph"><text:span text:style-name="T1">Sì: Registra le conseguenze chiaramente</text:span></text:p>
      <text:p text:style-name="P550">=&gt; Trovo la chiave. [E:Indizio 2/4]</text:p>
      <text:p text:style-name="P551">=&gt; Ma la guardia mi ha sentito. [Clock:Allerta 1/6]</text:p>
      <text:p text:style-name="First_20_paragraph"><text:span text:style-name="T1">Sì: Usa i tag di riferimento nelle scene successive</text:span></text:p>
      <text:p text:style-name="P552">Prima menzione: [N:Jonah|amichevole]</text:p>
      <text:p text:style-name="P553">Dopo: [#N:Jonah] si avvicina cautamente</text:p>
      <text:p text:style-name="First_20_paragraph"><text:span text:style-name="T1">Sì: Mescola abbreviazioni e narrazione al bisogno</text:span></text:p>
      <text:p text:style-name="P554">@ Superare la guardia furtivamente</text:p>
      <text:p text:style-name="P555">d: 5≥4 S -&gt; Successo</text:p>
      <text:p text:style-name="P556">=&gt; Scivolo via inosservato, con il cuore a mille.</text:p>
      <text:h text:style-name="Heading_20_3" text:outline-level="3"><text:bookmark-start text:name="cattive-pratiche"/>7.2 Cattive Pratiche ✗<text:bookmark-end text:name="cattive-pratiche"/></text:h>
      <text:p text:style-name="First_20_paragraph">Questi sono errori comuni che rendono i registro più difficili da leggere o analizzare. Se ti accorgi di farli, non preoccuparti: correggiti per la prossima volta. Ci siamo passati tutti!</text:p>
      <text:p text:style-name="Text_20_body"><text:span text:style-name="T1">No: Seppellire le meccaniche nella prosa</text:span></text:p>
      <text:p text:style-name="P557">❌ Ho provato a scassinare la serratura e ho fatto un 15 che ha battuto la CD quindi l'ho aperta</text:p>
      <text:p text:style-name="P558"/>
      <text:p text:style-name="P559">✔️ @ Scassinare la serratura</text:p>
      <text:p text:style-name="P560"><text:s text:c="2"/>d: 15≥14 -&gt; Successo</text:p>
      <text:p text:style-name="P561"><text:s text:c="2"/>=&gt; La porta si apre silenziosamente.</text:p>
      <text:p text:style-name="First_20_paragraph"><text:span text:style-name="T1">No: Dimenticare di registrare le conseguenze</text:span></text:p>
      <text:p text:style-name="P562">❌ @ Attaccare la guardia</text:p>
      <text:p text:style-name="P563"><text:s text:c="2"/>d: 8≤10 -&gt; Fallimento</text:p>
      <text:p text:style-name="P564"/>
      <text:p text:style-name="P565">✔️ @ Attaccare la guardia</text:p>
      <text:p text:style-name="P566"><text:s text:c="2"/>d: 8≤10 -&gt; Fallimento</text:p>
      <text:p text:style-name="P567"><text:s text:c="2"/>=&gt; La mia lama rimbalza sulla sua armatura. Lui contrattacca!</text:p>
      <text:p text:style-name="First_20_paragraph"><text:span text:style-name="T1">No: Perdere traccia dei tag tra le scene</text:span></text:p>
      <text:p text:style-name="P568">❌ [N:Guardia|allerta] ... poi più tardi ... [N:Guardia|dormiente]</text:p>
      <text:p text:style-name="P569"><text:s text:c="3"/>(Come è cambiato? Quando?)</text:p>
      <text:p text:style-name="P570"/>
      <text:p text:style-name="P571">✔️ [N:Guardia|allerta] ... poi più tardi ...</text:p>
      <text:p text:style-name="P572"><text:s text:c="2"/>@ Metterla fuori combattimento</text:p>
      <text:p text:style-name="P573"><text:s text:c="2"/>d: 6≥5 S =&gt; [N:Guardia|priva di sensi]</text:p>
      <text:p text:style-name="First_20_paragraph"><text:span text:style-name="T1">No: Confondere i simboli di azione e oracolo</text:span></text:p>
      <text:p text:style-name="P574">❌ ? Superare le guardie furtivamente <text:s text:c="3"/>(Questa è un'azione, non una domanda)</text:p>
      <text:p text:style-name="P575"/>
      <text:p text:style-name="P576">✔️ @ Superare le guardie furtivamente <text:s text:c="3"/>(Le azioni usano @)</text:p>
      <text:p text:style-name="P577"><text:s text:c="2"/>? Mi notano? <text:s text:c="25"/>(Le domande usano ?)</text:p>
      <text:p text:style-name="First_20_paragraph"><text:span text:style-name="T1">No: Dimenticare il contesto della scena</text:span></text:p>
      <text:p text:style-name="P578">❌ S7</text:p>
      <text:p text:style-name="P579"><text:s text:c="2"/>@ Superare le guardie furtivamente</text:p>
      <text:p text:style-name="P580"><text:s text:c="2"/></text:p>
      <text:p text:style-name="P581">✔️ S7 *Vicolo buio, mezzanotte*</text:p>
      <text:p text:style-name="P582"><text:s text:c="2"/>@ Superare le guardie furtivamente</text:p>
      <text:p text:style-name="Horizontal_20_Line"/>
      <text:h text:style-name="Heading_20_2" text:outline-level="2"><text:bookmark-start text:name="template"/>8. Template<text:bookmark-end text:name="template"/></text:h>
      <text:p text:style-name="First_20_paragraph">Iniziare da una pagina bianca può scoraggiare. Questi template ti offrono un punto di partenza strutturato. Copiali, compila i campi e inizia a giocare.</text:p>
      <text:p text:style-name="Text_20_body">Ogni template è disponibile sia in formato <text:span text:style-name="T1">markdown digitale</text:span> che per <text:span text:style-name="T1">taccuino analogico</text:span>. Scegli quello che corrisponde al tuo stile di gioco, o usali come ispirazione per creare i tuoi.</text:p>
      <text:p text:style-name="Text_20_body">Non trattare questi template come moduli rigidi. Sono impalcature. Una volta che sarai a tuo agio con la notazione, probabilmente svilupperai i tuoi template che si adattano meglio alle tue esigenze specifiche.</text:p>
      <text:h text:style-name="Heading_20_3" text:outline-level="3"><text:bookmark-start text:name="template-campagna-digitale-yaml"/>8.1 Template Campagna (Digitale YAML)<text:bookmark-end text:name="template-campagna-digitale-yaml"/></text:h>
      <text:p text:style-name="First_20_paragraph">Per i file markdown digitali, usa lo YAML front matter per memorizzare i metadati della campagna. Questo va proprio in cima al tuo file, prima di qualsiasi altro contenuto.</text:p>
      <text:p text:style-name="Text_20_body">Copia questo template, inserisci i tuoi dettagli e sarai pronto per iniziare la tua prima sessione.</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83"># [Titolo Campagna]</text:p>
      <text:p text:style-name="P584"/>
      <text:p text:style-name="P585">## Sessione 1</text:p>
      <text:p text:style-name="P586">*Data: | Durata: *</text:p>
      <text:p text:style-name="P587"/>
      <text:p text:style-name="P588">### S1 *Scena iniziale*</text:p>
      <text:p text:style-name="P589"/>
      <text:p text:style-name="P590">Il tuo registro di gioco qui...</text:p>
      <text:p text:style-name="P591"/>
      <text:h text:style-name="Heading_20_3" text:outline-level="3"><text:bookmark-start text:name="template-campagna-analogico"/>8.2 Template Campagna (Analogico)<text:bookmark-end text:name="template-campagna-analogico"/></text:h>
      <text:p text:style-name="First_20_paragraph">Per i taccuini cartacei, scrivi questo blocco intestazione all’inizio del registro della tua campagna. Mantienilo semplice—puoi sempre aggiungere altri dettagli in seguito, se necessario.</text:p>
      <text:p text:style-name="P592">=== Registro Campagna: [Titolo] ===</text:p>
      <text:p text:style-name="P593">[Titolo] <text:s text:c="7"/></text:p>
      <text:p text:style-name="P594">[Regolamento] <text:s text:c="5"/></text:p>
      <text:p text:style-name="P595">[Genere] <text:s text:c="7"/></text:p>
      <text:p text:style-name="P596">[Giocatore] <text:s text:c="6"/></text:p>
      <text:p text:style-name="P597">[PG] <text:s text:c="9"/></text:p>
      <text:p text:style-name="P598">[Data Inizio] <text:s text:c="2"/></text:p>
      <text:p text:style-name="P599">[Ultimo Agg.] <text:s text:c="1"/></text:p>
      <text:p text:style-name="P600">[Strumenti] <text:s text:c="7"/></text:p>
      <text:p text:style-name="P601">[Temi] <text:s text:c="9"/></text:p>
      <text:p text:style-name="P602">[Tono] <text:s text:c="8"/></text:p>
      <text:p text:style-name="P603">[Note] <text:s text:c="7"/></text:p>
      <text:p text:style-name="P604"/>
      <text:p text:style-name="P605">=== Sessione 1 ===</text:p>
      <text:p text:style-name="P606">[Data] <text:s text:c="7"/></text:p>
      <text:p text:style-name="P607">[Durata] <text:s text:c="3"/></text:p>
      <text:p text:style-name="P608"/>
      <text:p text:style-name="P609">S1 *Scena iniziale*</text:p>
      <text:p text:style-name="P610"/>
      <text:p text:style-name="P611">Il tuo registro di gioco qui...</text:p>
      <text:h text:style-name="Heading_20_3" text:outline-level="3"><text:bookmark-start text:name="template-sessione"/>8.3 Template Sessione<text:bookmark-end text:name="template-sessione"/></text:h>
      <text:p text:style-name="First_20_paragraph">Usa questo all’inizio di ogni sessione di gioco per segnare i confini e fornire il contesto. La versione digitale usa le intestazioni markdown; la versione analogica usa intestazioni scritte.</text:p>
      <text:p text:style-name="Text_20_body">Compila ciò che è utile e salta ciò che non lo è. L’unico campo essenziale è la data—tutto il resto è opzionale.</text:p>
      <text:p text:style-name="Text_20_body"><text:span text:style-name="T1">Digitale:</text:span></text:p>
      <text:p text:style-name="Preformatted_20_Text">
<text:span text:style-name="FunctionTok">## Sessione X</text:span>
</text:p>
      <text:p text:style-name="Preformatted_20_Text">
<text:span text:style-name="NormalTok">*Data: | Durata: | Scene: *</text:span>
</text:p>
      <text:p text:style-name="Preformatted_20_Text">
</text:p>
      <text:p text:style-name="Preformatted_20_Text">
<text:span text:style-name="NormalTok">**Riassunto:** **Obiettivi:** ### S1 *Descrizione scena*</text:span>
</text:p>
      <text:p text:style-name="First_20_paragraph"><text:span text:style-name="T1">Analogico:</text:span></text:p>
      <text:p text:style-name="P612">=== Sessione X ===</text:p>
      <text:p text:style-name="P613">[Data] <text:s text:c="7"/></text:p>
      <text:p text:style-name="P614">[Durata] <text:s text:c="3"/></text:p>
      <text:p text:style-name="P615">[Riassunto] <text:s text:c="6"/></text:p>
      <text:p text:style-name="P616">[Obiettivi] <text:s text:c="6"/></text:p>
      <text:p text:style-name="P617"/>
      <text:p text:style-name="P618">S1 *Descrizione scena*</text:p>
      <text:h text:style-name="Heading_20_3" text:outline-level="3"><text:bookmark-start text:name="template-scena-rapida"/>8.4 Template Scena Rapida<text:bookmark-end text:name="template-scena-rapida"/></text:h>
      <text:p text:style-name="First_20_paragraph">Questo è il tuo template da lavoro—la struttura base che userai scena dopo scena. È intenzionalmente minimale: solo la struttura sufficiente per tenerti orientato senza rallentarti.</text:p>
      <text:p text:style-name="Text_20_body">Usa questo come punto di partenza predefinito per ogni scena, sia che tu giochi in digitale o in analogico.</text:p>
      <text:p text:style-name="Preformatted_20_Text">
<text:span text:style-name="NormalTok">S# *Luogo, ora*</text:span>
</text:p>
      <text:p text:style-name="First_20_paragraph">@ La tua azione d: il tuo tiro -&gt; esito =&gt; Cosa succede</text:p>
      <text:p text:style-name="Text_20_body">? La tua domanda -&gt; Risposta oracolo =&gt; Cosa significa</text:p>
      <text:p text:style-name="Horizontal_20_Line"/>
      <text:h text:style-name="Heading_20_2" text:outline-level="2"><text:bookmark-start text:name="adattare-al-tuo-sistema"/>9. Adattare al Tuo Sistema<text:bookmark-end text:name="adattare-al-tuo-sistema"/></text:h>
      <text:p text:style-name="First_20_paragraph">Ecco la parte bella: questa notazione funziona con <text:span text:style-name="T2">qualsiasi</text:span> sistema GDR in solitaria. <text:span text:style-name="T2">Ironsworn</text:span>, <text:span text:style-name="T2">Mythic GME</text:span>, <text:span text:style-name="T2">Thousand Year Old Vampire</text:span>, il tuo sistema casalingo… non importa. I simboli di base rimangono gli stessi; cambiano solo i dettagli della risoluzione.</text:p>
      <text:p text:style-name="Text_20_body">Questa sezione ti mostra come adattare la notazione dei tiri <text:span text:style-name="Source_Text">d:</text:span> e i formati dell’oracolo <text:span text:style-name="Source_Text">-&gt;</text:span> per corrispondere al tuo specifico sistema di gioco. Copriremo sistemi comuni (PbtA, FitD, Ironsworn, OSR) e oracoli (Mythic, CRGE, MUNE), ma i principi funzionano per tutto.</text:p>
      <text:p text:style-name="Text_20_body"><text:span text:style-name="T1">L’intuizione chiave:</text:span> La notazione separa le <text:span text:style-name="T2">meccaniche</text:span> dalla <text:span text:style-name="T2">finzione</text:span>. Il tuo sistema determina come funzionano le meccaniche; la notazione si limita a registrarle in modo coerente.</text:p>
      <text:h text:style-name="Heading_20_3" text:outline-level="3"><text:bookmark-start text:name="notazione-dei-tiri-specifica-del-sistema"/>9.1 Notazione dei Tiri Specifica del Sistema<text:bookmark-end text:name="notazione-dei-tiri-specifica-del-sistema"/></text:h>
      <text:p text:style-name="First_20_paragraph">La notazione <text:span text:style-name="Source_Text">d:</text:span> funziona con qualsiasi sistema—devi solo adattarla alle tue specifiche meccaniche dei dadi. Ecco come appare la notazione nei popolari sistemi GDR solisti.</text:p>
      <text:p text:style-name="Text_20_body">Questi esempi mostrano lo schema: registra cosa hai tirato, confrontalo con ciò di cui avevi bisogno, annota l’esito. I dettagli cambiano a seconda del sistema, ma la struttura rimane la stessa.</text:p>
      <text:h text:style-name="Heading_20_4" text:outline-level="4"><text:bookmark-start text:name="powered-by-the-apocalypse-pbta"/>9.1.1 Powered by the Apocalypse (PbtA)<text:bookmark-end text:name="powered-by-the-apocalypse-pbta"/></text:h>
      <text:p text:style-name="P619">d: 2d6=9 -&gt; Successo Parziale (7-9)</text:p>
      <text:p text:style-name="P620">d: 2d6=7 -&gt; Successo Parziale (7-9)</text:p>
      <text:p text:style-name="P621">d: 2d6=4 -&gt; Fallimento (6-)</text:p>
      <text:h text:style-name="Heading_20_4" text:outline-level="4"><text:bookmark-start text:name="forged-in-the-dark-fitd"/>9.1.2 Forged in the Dark (FitD)<text:bookmark-end text:name="forged-in-the-dark-fitd"/></text:h>
      <text:p text:style-name="P622">d: 4d6=6,5,4,2 (prendi il più alto=6) -&gt; Successo Critico</text:p>
      <text:p text:style-name="P623">d: 3d6=4,4,2 -&gt; Successo Parziale (4-5)</text:p>
      <text:p text:style-name="P624">d: 2d6=3,2 -&gt; Fallimento (1-3)</text:p>
      <text:h text:style-name="Heading_20_4" text:outline-level="4"><text:bookmark-start text:name="ironsworn"/>9.1.3 Ironsworn<text:bookmark-end text:name="ironsworn"/></text:h>
      <text:p text:style-name="P625">d: Azione=7+Stat=2=9 vs Sfida=4,8 -&gt; Colpo Debole</text:p>
      <text:p text:style-name="P626">d: Azione=10+Stat=3=13 vs Sfida=2,7 -&gt; Colpo Forte</text:p>
      <text:h text:style-name="Heading_20_4" text:outline-level="4"><text:bookmark-start text:name="fatefudge"/>9.1.4 Fate/Fudge<text:bookmark-end text:name="fatefudge"/></text:h>
      <text:p text:style-name="P627">d: 4dF=+2 (++0-) +Abilità=3 = +5 -&gt; Successo con Stile</text:p>
      <text:p text:style-name="P628">d: 4dF=-1 (-0--) +Abilità=2 = +1 -&gt; Pareggio</text:p>
      <text:h text:style-name="Heading_20_4" text:outline-level="4"><text:bookmark-start text:name="osrdd-tradizionale"/>9.1.5 OSR/D&amp;D Tradizionale<text:bookmark-end text:name="osrdd-tradizionale"/></text:h>
      <text:p text:style-name="P629">d: d20=15+Mod=2=17 vs CA 16 -&gt; Colpito</text:p>
      <text:p text:style-name="P630">d: d20=8+Mod=-1=7 vs CD 10 -&gt; Fallimento</text:p>
      <text:h text:style-name="Heading_20_3" text:outline-level="3"><text:bookmark-start text:name="adattamenti-delloracolo"/>9.2 Adattamenti dell’Oracolo<text:bookmark-end text:name="adattamenti-delloracolo"/></text:h>
      <text:p text:style-name="First_20_paragraph">Diversi sistemi oracolari hanno diversi formati di output. Alcuni danno risposte sì/no, altri generano risultati complessi. Ecco come registrare i risultati dei popolari sistemi oracolari.</text:p>
      <text:p text:style-name="Text_20_body">La chiave è la coerenza: usa sempre <text:span text:style-name="Source_Text">-&gt;</text:span> per i risultati dell’oracolo, quindi cattura qualsiasi informazione il tuo oracolo fornisca.</text:p>
      <text:h text:style-name="Heading_20_4" text:outline-level="4"><text:bookmark-start text:name="mythic-gme"/>9.2.1 Mythic GME<text:bookmark-end text:name="mythic-gme"/></text:h>
      <text:p text:style-name="P631">? La guardia mi nota? (Probabilità: Improbabile)</text:p>
      <text:p text:style-name="P632">-&gt; No, ma... (CF=4)</text:p>
      <text:p text:style-name="P633">=&gt; Non mi vede, ma è sospettosa.</text:p>
      <text:h text:style-name="Heading_20_4" text:outline-level="4"><text:bookmark-start text:name="crge-conjectural-roleplaying-game-engine"/>9.2.2 CRGE (Conjectural Roleplaying Game Engine)<text:bookmark-end text:name="crge-conjectural-roleplaying-game-engine"/></text:h>
      <text:p text:style-name="P634">? Qual è l'umore del mercante?</text:p>
      <text:p text:style-name="P635">-&gt; Impulso: Attore + Focus =&gt; Arrabbiato + Tradimento</text:p>
      <text:p text:style-name="P636">=&gt; Il mercante è furioso per essere stato ingannato.</text:p>
      <text:h text:style-name="Heading_20_4" text:outline-level="4"><text:bookmark-start text:name="mune-madey-upy-number-engine"/>9.2.3 MUNE (Madey Upy Number Engine)<text:bookmark-end text:name="mune-madey-upy-number-engine"/></text:h>
      <text:p text:style-name="P637">? C'è qualcuno in casa?</text:p>
      <text:p text:style-name="P638">-&gt; Probabile + tiro 2,4 =&gt; Sì</text:p>
      <text:p text:style-name="P639">=&gt; Le luci sono accese, c'è sicuramente qualcuno all'interno.</text:p>
      <text:h text:style-name="Heading_20_4" text:outline-level="4"><text:bookmark-start text:name="une-universal-npc-emulator"/>9.2.4 UNE (Universal NPC Emulator)<text:bookmark-end text:name="une-universal-npc-emulator"/></text:h>
      <text:p text:style-name="P640">gen: Motivazione UNE -&gt; Potere + Reputazione</text:p>
      <text:p text:style-name="P641">=&gt; [N:Barone|ambizioso|cerca riconoscimento]</text:p>
      <text:h text:style-name="Heading_20_3" text:outline-level="3"><text:bookmark-start text:name="gestione-dei-casi-limite"/>9.3 Gestione dei Casi Limite<text:bookmark-end text:name="gestione-dei-casi-limite"/></text:h>
      <text:p text:style-name="First_20_paragraph">Ogni sistema ha le sue particolarità. Ecco come gestire situazioni comuni che non rientrano negli schemi di base della notazione.</text:p>
      <text:h text:style-name="Heading_20_4" text:outline-level="4"><text:bookmark-start text:name="tiri-multipli-in-ununica-azione"/>9.3.1 Tiri Multipli in un’Unica Azione<text:bookmark-end text:name="tiri-multipli-in-ununica-azione"/></text:h>
      <text:p text:style-name="First_20_paragraph">Quando devi effettuare più tiri per una sola azione:</text:p>
      <text:p text:style-name="Text_20_body"><text:span text:style-name="T1">Vantaggio/Svantaggio:</text:span></text:p>
      <text:p text:style-name="P642">@ Attaccare con vantaggio</text:p>
      <text:p text:style-name="P643">d: 2d20=15,8 (prendi il più alto) vs CD 12 -&gt; 15≥12 Successo</text:p>
      <text:p text:style-name="P644">=&gt; Colpisco con precisione, la lama trova un varco nell'armatura.</text:p>
      <text:p text:style-name="First_20_paragraph"><text:span text:style-name="T1">Dice pool multipli:</text:span></text:p>
      <text:p text:style-name="P645">@ Eseguire un rituale complesso</text:p>
      <text:p text:style-name="P646">d: INT d6=4, VOL d6=5, vs CD 4 ciascuno -&gt; Entrambi successo</text:p>
      <text:p text:style-name="P647">=&gt; L'incantesimo prende piede, l'energia scoppietta tra le mie dita.</text:p>
      <text:p text:style-name="First_20_paragraph"><text:span text:style-name="T1">Tiri contrapposti:</text:span></text:p>
      <text:p text:style-name="P648">@ Braccio di ferro con il marinaio</text:p>
      <text:p text:style-name="P649">d: FOR d20=12 vs marinaio d20=15 -&gt; 12≤15 Fallimento</text:p>
      <text:p text:style-name="P650">=&gt; La sua presa si stringe. Il mio braccio sbatte sul tavolo.</text:p>
      <text:h text:style-name="Heading_20_4" text:outline-level="4"><text:bookmark-start text:name="risultati-ambigui-delloracolo"/>9.3.2 Risultati Ambigui dell’Oracolo<text:bookmark-end text:name="risultati-ambigui-delloracolo"/></text:h>
      <text:p text:style-name="First_20_paragraph">Quando l’oracolo dà risultati poco chiari o contraddittori:</text:p>
      <text:p text:style-name="P651">? Il mercante è degno di fiducia?</text:p>
      <text:p text:style-name="P652">-&gt; Sì, ma... (d6=4)</text:p>
      <text:p text:style-name="P653">(nota: "ma" contraddice "sì"—interpretazione: degno di fiducia ma nasconde qualcosa)</text:p>
      <text:p text:style-name="P654">=&gt; Sembra onesto, ma continua a guardare la porta nervosamente.</text:p>
      <text:p text:style-name="First_20_paragraph">Oppure tira di nuovo se sei davvero bloccato:</text:p>
      <text:p text:style-name="P655">? Posso fidarmi di lui?</text:p>
      <text:p text:style-name="P656">-&gt; Risultato non chiaro (d6=3 su oracolo binario)</text:p>
      <text:p text:style-name="P657">(nota: tiro di nuovo con un inquadramento diverso)</text:p>
      <text:p text:style-name="P658">? Sta cercando di aiutarmi?</text:p>
      <text:p text:style-name="P659">-&gt; No, e... (d6=2)</text:p>
      <text:p text:style-name="P660">=&gt; Sta lavorando attivamente contro di me.</text:p>
      <text:h text:style-name="Heading_20_4" text:outline-level="4"><text:bookmark-start text:name="conseguenze-annidate"/>9.3.3 Conseguenze Annidate<text:bookmark-end text:name="conseguenze-annidate"/></text:h>
      <text:p text:style-name="First_20_paragraph">A volte una conseguenza ne genera un’altra, creando una cascata:</text:p>
      <text:p text:style-name="P661">d: Scassinare 5≥4 -&gt; Successo</text:p>
      <text:p text:style-name="P662">=&gt; La porta si apre</text:p>
      <text:p text:style-name="P663">=&gt; Ma i cardini stridono rumorosamente</text:p>
      <text:p text:style-name="P664">=&gt; Le guardie nella stanza accanto sentono [E:OrologioAllerta 1/6]</text:p>
      <text:p text:style-name="P665">=&gt; Una inizia a camminare in questa direzione [N:Guardia|investigazione]</text:p>
      <text:p text:style-name="First_20_paragraph"><text:span text:style-name="T1">Quando usare:</text:span> Grandi successi o fallimenti con molteplici effetti a catena. Non esagerare: la maggior parte delle azioni ha una chiara conseguenza.</text:p>
      <text:h text:style-name="Heading_20_4" text:outline-level="4"><text:bookmark-start text:name="domande-alloracolo-fallite"/>9.3.4 Domande all’Oracolo Fallite<text:bookmark-end text:name="domande-alloracolo-fallite"/></text:h>
      <text:p text:style-name="First_20_paragraph">Cosa succede se l’oracolo non aiuta?</text:p>
      <text:p text:style-name="P666">? Cosa c'è dietro la porta?</text:p>
      <text:p text:style-name="P667">-&gt; [Risultato poco chiaro/contraddittorio]</text:p>
      <text:p text:style-name="P668">(nota: pongo una domanda più specifica)</text:p>
      <text:p text:style-name="P669">? C'è pericolo dietro la porta?</text:p>
      <text:p text:style-name="P670">-&gt; Sì, e...</text:p>
      <text:p text:style-name="P671">=&gt; Pericolo, ed è immediato!</text:p>
      <text:p text:style-name="First_20_paragraph"><text:span text:style-name="T1">Suggerimento:</text:span> Se un risultato dell’oracolo non innesca la finzione, va bene riformulare la domanda o tirare di nuovo. L’oracolo serve la tua storia, non il contrario.</text:p>
      <text:h text:style-name="Heading_20_2" text:outline-level="2"><text:bookmark-start text:name="add-on"/>10. Add-on<text:bookmark-end text:name="add-on"/></text:h>
      <text:p text:style-name="First_20_paragraph">I cinque simboli principali — <text:span text:style-name="Source_Text">@</text:span>, <text:span text:style-name="Source_Text">?</text:span>, <text:span text:style-name="Source_Text">d:</text:span>, <text:span text:style-name="Source_Text">-&gt;</text:span>, <text:span text:style-name="Source_Text">=&gt;</text:span> — coprono la stragrande maggioranza del gioco in solitaria. Ma alcuni giochi vanno più in profondità in direzioni specifiche: combattimento tattico con iniziativa e tracciamento dei danni, dungeon crawling con stati delle stanze e gestione della luce, sistemi di risorse dove ogni torcia conta. Queste esigenze sono reali, ma non sono universali.</text:p>
      <text:p text:style-name="Text_20_body">A questo servono gli add-on.</text:p>
      <text:h text:style-name="Heading_20_3" text:outline-level="3"><text:bookmark-start text:name="cosa-sono-gli-add-on"/>10.1 Cosa sono gli Add-on<text:bookmark-end text:name="cosa-sono-gli-add-on"/></text:h>
      <text:p text:style-name="First_20_paragraph">Un add-on è un <text:span text:style-name="T1">documento di estensione autonomo</text:span> che approfondisce la notazione Lonelog per un tipo specifico di gioco. Ogni add-on:</text:p>
      <text:list text:style-name="L33">
        <text:list-item>
          <text:p text:style-name="P672">Funziona con i cinque simboli principali — li estende, non li sostituisce mai</text:p>
        </text:list-item>
        <text:list-item>
          <text:p text:style-name="P672">Introduce convenzioni (tag, formati, blocchi strutturali) adatte al suo dominio</text:p>
        </text:list-item>
        <text:list-item>
          <text:p text:style-name="P672">Funziona in modo indipendente — leggi solo l’add-on di cui hai bisogno, non l’intero ecosistema</text:p>
        </text:list-item>
        <text:list-item>
          <text:p text:style-name="P672">Si integra perfettamente con altri add-on se ne usi più di uno</text:p>
        </text:list-item>
      </text:list>
      <text:p text:style-name="First_20_paragraph">Gli add-on risiedono in file separati piuttosto che in questo documento. È una scelta deliberata: un dungeon crawler che non combatte mai in ordine di iniziativa non dovrebbe dover scorrere quattro pagine di regole di combattimento. Il nucleo di Lonelog dovrebbe rimanere snello. Gli add-on permettono al sistema di crescere senza appesantire il manuale che porti al tavolo.</text:p>
      <text:p text:style-name="Text_20_body">Pensa al nucleo come a una lingua, e agli add-on come a vocabolari di dominio. Un linguista e un marinaio parlano entrambi inglese, ma il marinaio ha parole per cose di cui il linguista non ha bisogno. Le parole non entrano in conflitto — si estendono.</text:p>
      <text:h text:style-name="Heading_20_3" text:outline-level="3"><text:bookmark-start text:name="perché-file-separati"/>10.2 Perché File Separati<text:bookmark-end text:name="perché-file-separati"/></text:h>
      <text:p text:style-name="First_20_paragraph">Tre motivi:</text:p>
      <text:p text:style-name="Text_20_body"><text:span text:style-name="T1">Scarica solo ciò di cui hai bisogno.</text:span> Su itch.io, in un vault Markdown, o stampato e inserito in un taccuino — prendi gli add-on che corrispondono alla tua campagna attuale. Giochi a Ironsworn? Prendi l’add-on per il tracciamento delle risorse. Giochi un dungeon crawl? Aggiungi l’add-on per i dungeon. Niente che non usi.</text:p>
      <text:p text:style-name="Text_20_body"><text:span text:style-name="T1">Aggiornamento indipendente.</text:span> Se l’Add-on Combattimento affina la sua notazione per l’iniziativa, quell’aggiornamento non tocca la specifica principale. Nucleo e add-on possono evolversi al proprio ritmo, rimanere sincronizzati dove necessario e divergere dove legittimamente differiscono.</text:p>
      <text:p text:style-name="Text_20_body"><text:span text:style-name="T1">Condividi e rimixa liberamente.</text:span> La comunità può scrivere, pubblicare e condividere add-on senza modificare il documento principale. Un giocatore che sviluppa una notazione brillante per l’esplorazione esagonale (hex crawling) può rilasciarla come add-on Lonelog. Il nucleo condiviso assicura che sia immediatamente leggibile per chiunque conosca Lonelog.</text:p>
      <text:h text:style-name="Heading_20_3" text:outline-level="3"><text:bookmark-start text:name="come-usare-gli-add-on"/>10.3 Come Usare gli Add-on<text:bookmark-end text:name="come-usare-gli-add-on"/></text:h>
      <text:p text:style-name="First_20_paragraph"><text:span text:style-name="T1">Inizia con il nucleo.</text:span> Se sei nuovo a Lonelog, passa almeno una o due sessioni solo con i cinque simboli principali prima di aggiungere altro. Il nucleo gestisce più di quanto potresti aspettarti.</text:p>
      <text:p text:style-name="Text_20_body"><text:span text:style-name="T1">Aggiungine uno alla volta.</text:span> Se stai aggiungendo una notazione per dungeon crawl e un sistema di tracciamento risorse nella stessa campagna, introducili a una sessione di distanza. Questo ti dà il tempo di assimilare ciascuno prima di combinarli.</text:p>
      <text:p text:style-name="Text_20_body"><text:span text:style-name="T1">Mescola e abbina liberamente.</text:span> Gli add-on sono progettati per coesistere. L’Add-on Combattimento e l’Add-on Dungeon Crawling, ad esempio, sono scritti per funzionare nello stesso registro di sessione senza conflitti di simboli.</text:p>
      <text:p text:style-name="Text_20_body"><text:span text:style-name="T1">Nel dubbio, saltalo.</text:span> Se un add-on sembra un sovraccarico piuttosto che un aiuto, non usarlo. La notazione principale è sempre sufficiente. Gli add-on servono il tuo gioco; il tuo gioco non serve gli add-on.</text:p>
      <text:h text:style-name="Heading_20_3" text:outline-level="3"><text:bookmark-start text:name="add-on-disponibili"/>10.4 Add-on Disponibili<text:bookmark-end text:name="add-on-disponibili"/></text:h>
      <text:p text:style-name="First_20_paragraph">I seguenti add-on fanno parte dell’ecosistema ufficiale Lonelog:</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dd-on</text:p>
            </table:table-cell>
            <table:table-cell table:style-name="TableHeaderRowCell" office:value-type="string">
              <text:p text:style-name="Table_20_Heading">File</text:p>
            </table:table-cell>
            <table:table-cell table:style-name="TableHeaderRowCell" office:value-type="string">
              <text:p text:style-name="Table_20_Heading">Ideale Per</text:p>
            </table:table-cell>
          </table:table-row>
        </table:table-header-rows>
        <table:table-row>
          <table:table-cell table:style-name="TableRowCell" office:value-type="string">
            <text:p text:style-name="Table_20_Contents">Combat Add-on</text:p>
          </table:table-cell>
          <table:table-cell table:style-name="TableRowCell" office:value-type="string">
            <text:p text:style-name="Table_20_Contents"><text:span text:style-name="Source_Text">addons/combat.md</text:span></text:p>
          </table:table-cell>
          <table:table-cell table:style-name="TableRowCell" office:value-type="string">
            <text:p text:style-name="Table_20_Contents">Combattimenti tattici, iniziativa, tracciamento PF</text:p>
          </table:table-cell>
        </table:table-row>
        <table:table-row>
          <table:table-cell table:style-name="TableRowCell" office:value-type="string">
            <text:p text:style-name="Table_20_Contents">Dungeon Crawling Add-on</text:p>
          </table:table-cell>
          <table:table-cell table:style-name="TableRowCell" office:value-type="string">
            <text:p text:style-name="Table_20_Contents"><text:span text:style-name="Source_Text">addons/dungeon.md</text:span></text:p>
          </table:table-cell>
          <table:table-cell table:style-name="TableRowCell" office:value-type="string">
            <text:p text:style-name="Table_20_Contents">Esplorazione stanze, luce, trappole, note di mappatura</text:p>
          </table:table-cell>
        </table:table-row>
        <table:table-row>
          <table:table-cell table:style-name="TableRowCell" office:value-type="string">
            <text:p text:style-name="Table_20_Contents">Resource Tracking Add-on</text:p>
          </table:table-cell>
          <table:table-cell table:style-name="TableRowCell" office:value-type="string">
            <text:p text:style-name="Table_20_Contents"><text:span text:style-name="Source_Text">addons/resources.md</text:span></text:p>
          </table:table-cell>
          <table:table-cell table:style-name="TableRowCell" office:value-type="string">
            <text:p text:style-name="Table_20_Contents">Inventario, dadi uso, ricchezza, provviste</text:p>
          </table:table-cell>
        </table:table-row>
      </table:table>
      <text:p text:style-name="First_20_paragraph">Gli add-on creati dalla comunità seguono le stesse convenzioni. Vedi le <text:span text:style-name="T1">Linee Guida per Add-on della Comunità</text:span> per sapere come scriverne uno, e la pagina itch.io di Lonelog per la libreria della comunità.</text:p>
      <text:h text:style-name="Heading_20_3" text:outline-level="3"><text:bookmark-start text:name="una-nota-per-gli-autori-di-add-on"/>10.5 Una Nota per gli Autori di Add-on<text:bookmark-end text:name="una-nota-per-gli-autori-di-add-on"/></text:h>
      <text:p text:style-name="First_20_paragraph">Se stai scrivendo un add-on Lonelog — per uso personale, per condividerlo con amici o per pubblicarlo — le <text:span text:style-name="T1">Linee Guida per Add-on della Comunità</text:span> e il <text:span text:style-name="T1">Template per Add-on</text:span> sono il tuo punto di partenza. Coprono i vincoli di design che mantengono gli add-on compatibili con il nucleo, il formato dei metadati richiesto e come strutturare gli esempi in modo che si leggano naturalmente insieme ai registri Lonelog principali.</text:p>
      <text:p text:style-name="Text_20_body">Il principio guida: <text:span text:style-name="T1">estendi, non sostituire.</text:span> Un add-on Lonelog che inventa il proprio simbolo di azione non è un add-on Lonelog — è un fork. La forza dell’ecosistema deriva dalle convenzioni condivise al centro, con la creatività nelle estensioni.</text:p>
      <text:h text:style-name="Heading_20_2" text:outline-level="2"><text:bookmark-start text:name="appendici"/>Appendici<text:bookmark-end text:name="appendici"/></text:h>
      <text:h text:style-name="Heading_20_3" text:outline-level="3"><text:bookmark-start text:name="a.-legenda-di-lonelog"/>A. Legenda di Lonelog<text:bookmark-end text:name="a.-legenda-di-lonelog"/></text:h>
      <text:p text:style-name="First_20_paragraph">Questo è il tuo riferimento rapido, il foglio riassuntivo da tenere a portata di mano mentre giochi. Hai dimenticato cosa significa <text:span text:style-name="Source_Text">=&gt;</text:span>? Hai bisogno di ricordare come formattare un orologio? Questa sezione ti aiuta.</text:p>
      <text:p text:style-name="Text_20_body">Pensalo come al “vocabolario” della notazione. Tutto qui è stato spiegato in dettaglio in precedenza; questa è solo la versione condensata per una rapida consultazione.</text:p>
      <text:p text:style-name="Text_20_body">Metti un segnalibro a questa sezione. Ci tornerai spesso nelle tue prime sessioni, poi sempre meno man mano che la notazione diventerà naturale.</text:p>
      <text:h text:style-name="Heading_20_4" text:outline-level="4"><text:bookmark-start text:name="a.1-simboli-di-base"/>A.1 Simboli di Base<text:bookmark-end text:name="a.1-simboli-di-base"/></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imbolo</text:p>
            </table:table-cell>
            <table:table-cell table:style-name="TableHeaderRowCell" office:value-type="string">
              <text:p text:style-name="Table_20_Heading">Significato</text:p>
            </table:table-cell>
            <table:table-cell table:style-name="TableHeaderRowCell" office:value-type="string">
              <text:p text:style-name="Table_20_Heading">Esempio</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Azione del giocatore (meccaniche)</text:p>
          </table:table-cell>
          <table:table-cell table:style-name="TableRowCell" office:value-type="string">
            <text:p text:style-name="Table_20_Contents"><text:span text:style-name="Source_Text">@ Scassinare la serratura</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Domanda all’oracolo (mondo/incertezza)</text:p>
          </table:table-cell>
          <table:table-cell table:style-name="TableRowCell" office:value-type="string">
            <text:p text:style-name="Table_20_Contents"><text:span text:style-name="Source_Text">? C'è qualcuno all'interno?</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Tiro/risultato meccanica</text:p>
          </table:table-cell>
          <table:table-cell table:style-name="TableRowCell" office:value-type="string">
            <text:p text:style-name="Table_20_Contents"><text:span text:style-name="Source_Text">d: 2d6=8 vs CD 7 -&gt; Successo</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Risultato oracolo/dadi</text:p>
          </table:table-cell>
          <table:table-cell table:style-name="TableRowCell" office:value-type="string">
            <text:p text:style-name="Table_20_Contents"><text:span text:style-name="Source_Text">-&gt; Sì, ma...</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guenza/esito</text:p>
          </table:table-cell>
          <table:table-cell table:style-name="TableRowCell" office:value-type="string">
            <text:p text:style-name="Table_20_Contents"><text:span text:style-name="Source_Text">=&gt; La porta si apre silenziosamente</text:span></text:p>
          </table:table-cell>
        </table:table-row>
      </table:table>
      <text:h text:style-name="Heading_20_4" text:outline-level="4"><text:bookmark-start text:name="a.2-operatori-di-confronto"/>A.2 Operatori di Confronto<text:bookmark-end text:name="a.2-operatori-di-confronto"/></text:h>
      <text:list text:style-name="L34">
        <text:list-item>
          <text:p text:style-name="P673"><text:span text:style-name="Source_Text">≥</text:span> o <text:span text:style-name="Source_Text">&gt;=</text:span> — Maggiore o uguale (eguaglia/supera la CD)</text:p>
        </text:list-item>
        <text:list-item>
          <text:p text:style-name="P673"><text:span text:style-name="Source_Text">≤</text:span> o <text:span text:style-name="Source_Text">&lt;=</text:span> — Minore o uguale (fallisce nel raggiungere la CD)</text:p>
        </text:list-item>
        <text:list-item>
          <text:p text:style-name="P673"><text:span text:style-name="Source_Text">vs</text:span> — Versus (confronto esplicito)</text:p>
        </text:list-item>
        <text:list-item>
          <text:p text:style-name="P673"><text:span text:style-name="Source_Text">S</text:span> — Flag di Successo</text:p>
        </text:list-item>
        <text:list-item>
          <text:p text:style-name="P673"><text:span text:style-name="Source_Text">F</text:span> — Flag di Fallimento</text:p>
        </text:list-item>
      </text:list>
      <text:h text:style-name="Heading_20_4" text:outline-level="4"><text:bookmark-start text:name="a.3-tag-di-tracciamento"/>A.3 Tag di Tracciamento<text:bookmark-end text:name="a.3-tag-di-tracciamento"/></text:h>
      <text:list text:style-name="L35">
        <text:list-item>
          <text:p text:style-name="P674"><text:span text:style-name="Source_Text">[N:Nome|tag]</text:span> — PNG (prima menzione)</text:p>
        </text:list-item>
        <text:list-item>
          <text:p text:style-name="P674"><text:span text:style-name="Source_Text">[#N:Nome]</text:span> — PNG (riferimento a menzione precedente)</text:p>
        </text:list-item>
        <text:list-item>
          <text:p text:style-name="P674"><text:span text:style-name="Source_Text">[L:Nome|tag]</text:span> — Luogo</text:p>
        </text:list-item>
        <text:list-item>
          <text:p text:style-name="P674"><text:span text:style-name="Source_Text">[E:Nome X/Y]</text:span> — Evento/Orologio</text:p>
        </text:list-item>
        <text:list-item>
          <text:p text:style-name="P674"><text:span text:style-name="Source_Text">[Thread:Nome|stato]</text:span> — Filo della trama</text:p>
        </text:list-item>
        <text:list-item>
          <text:p text:style-name="P674"><text:span text:style-name="Source_Text">[PG:Nome|stat]</text:span> — Personaggio del Giocatore</text:p>
        </text:list-item>
        <text:list-item>
          <text:p text:style-name="P674"><text:span text:style-name="Source_Text">[PC:Nome|categoria:tag,tag]</text:span> — Tag con raggruppamento di categorie (§4.1.7)</text:p>
        </text:list-item>
      </text:list>
      <text:h text:style-name="Heading_20_4" text:outline-level="4"><text:bookmark-start text:name="a.4-tracciamento-dei-progressi"/>A.4 Tracciamento dei Progressi<text:bookmark-end text:name="a.4-tracciamento-dei-progressi"/></text:h>
      <text:list text:style-name="L36">
        <text:list-item>
          <text:p text:style-name="P675"><text:span text:style-name="Source_Text">[Clock:Nome X/Y]</text:span> — Orologio (si riempie)</text:p>
        </text:list-item>
        <text:list-item>
          <text:p text:style-name="P675"><text:span text:style-name="Source_Text">[Track:Nome X/Y]</text:span> — Tracciato dei progressi</text:p>
        </text:list-item>
        <text:list-item>
          <text:p text:style-name="P675"><text:span text:style-name="Source_Text">[Timer:Nome X]</text:span> — Timer per il conto alla rovescia</text:p>
        </text:list-item>
      </text:list>
      <text:h text:style-name="Heading_20_4" text:outline-level="4"><text:bookmark-start text:name="a.5-generazione-casuale"/>A.5 Generazione Casuale<text:bookmark-end text:name="a.5-generazione-casuale"/></text:h>
      <text:list text:style-name="L37">
        <text:list-item>
          <text:p text:style-name="P676"><text:span text:style-name="Source_Text">tbl: tiro -&gt; risultato</text:span> — Semplice consultazione di tabella</text:p>
        </text:list-item>
        <text:list-item>
          <text:p text:style-name="P676"><text:span text:style-name="Source_Text">gen: sistema -&gt; risultato</text:span> — Generatore complesso</text:p>
        </text:list-item>
      </text:list>
      <text:h text:style-name="Heading_20_4" text:outline-level="4"><text:bookmark-start text:name="a.6-struttura"/>A.6 Struttura<text:bookmark-end text:name="a.6-struttura"/></text:h>
      <text:list text:style-name="L38">
        <text:list-item>
          <text:p text:style-name="P677"><text:span text:style-name="Source_Text">S#</text:span> o <text:span text:style-name="Source_Text">S#a</text:span> — Numero della scena</text:p>
        </text:list-item>
        <text:list-item>
          <text:p text:style-name="P677"><text:span text:style-name="Source_Text">T#-S#</text:span> — Scena specifica del thread</text:p>
        </text:list-item>
      </text:list>
      <text:h text:style-name="Heading_20_4" text:outline-level="4"><text:bookmark-start text:name="a.7-narrativa-opzionale"/>A.7 Narrativa (Opzionale)<text:bookmark-end text:name="a.7-narrativa-opzionale"/></text:h>
      <text:list text:style-name="L39">
        <text:list-item>
          <text:p text:style-name="P678">Inline: <text:span text:style-name="Source_Text">=&gt; Prosa qui</text:span></text:p>
        </text:list-item>
        <text:list-item>
          <text:p text:style-name="P678">Dialogo: <text:span text:style-name="Source_Text">N (Nome): "Parlato"</text:span></text:p>
        </text:list-item>
        <text:list-item>
          <text:p text:style-name="P678">Blocco: <text:span text:style-name="Source_Text">--- testo ---</text:span></text:p>
        </text:list-item>
      </text:list>
      <text:h text:style-name="Heading_20_4" text:outline-level="4"><text:bookmark-start text:name="a.8-meta"/>A.8 Meta<text:bookmark-end text:name="a.8-meta"/></text:h>
      <text:list text:style-name="L40">
        <text:list-item>
          <text:p text:style-name="P679"><text:span text:style-name="Source_Text">(nota: ...)</text:span> — Riflessione, promemoria, house rule</text:p>
        </text:list-item>
      </text:list>
      <text:h text:style-name="Heading_20_4" text:outline-level="4"><text:bookmark-start text:name="a.9-riga-di-esempio-completa"/>A.9 Riga di Esempio Completa<text:bookmark-end text:name="a.9-riga-di-esempio-completa"/></text:h>
      <text:p text:style-name="P680">S3 @Scassinare d:15≥14 S =&gt; porta si apre silenziosamente [N:Guardia|vigile]</text:p>
      <text:h text:style-name="Heading_20_4" text:outline-level="4"><text:bookmark-start text:name="a.10-categorie-di-tag-multi-riga-e-contesto-del-tiro-v1.3"/>A.10 Categorie di Tag, Multi-riga e Contesto del Tiro (v1.3)<text:bookmark-end text:name="a.10-categorie-di-tag-multi-riga-e-contesto-del-tiro-v1.3"/></text:h>
      <text:p text:style-name="First_20_paragraph"><text:span text:style-name="T1">Sintassi delle categorie:</text:span></text:p>
      <text:p text:style-name="P681">[PG:Jonah|tratto:amichevole,curioso|stato:ferito|stat:PF 8]</text:p>
      <text:p text:style-name="First_20_paragraph"><text:span text:style-name="T1">Forma multi-riga:</text:span></text:p>
      <text:p text:style-name="P682">[PG:Jonah</text:p>
      <text:p text:style-name="P683"><text:s text:c="2"/>| tratto: amichevole, curioso</text:p>
      <text:p text:style-name="P684"><text:s text:c="2"/>| stato: ferito</text:p>
      <text:p text:style-name="P685"><text:s text:c="2"/>| stat: PF 8, Stress 2</text:p>
      <text:p text:style-name="P686">]</text:p>
      <text:p text:style-name="First_20_paragraph"><text:span text:style-name="T1">Contesto del tiro all’interno di </text:span><text:span text:style-name="Source_Text">d:</text:span><text:span text:style-name="T1">:</text:span></text:p>
      <text:p text:style-name="P687">d: Investigare 2d6 [potere: Gentile con gli altri, Ingenuo | contro: riluttante-a-parlare-1] = 8 -&gt; Misto</text:p>
      <text:h text:style-name="Heading_20_3" text:outline-level="3"><text:bookmark-start text:name="b.-faq"/>B. FAQ<text:bookmark-end text:name="b.-faq"/></text:h>
      <text:p text:style-name="First_20_paragraph">Hai domande? Non sei solo. Queste sono le domande più comuni di chi impara la notazione, con risposte dirette.</text:p>
      <text:p text:style-name="Text_20_body">Se la tua domanda non è qui, ricorda: la notazione è flessibile. Se ti chiedi se puoi fare qualcosa diversamente, la risposta è probabilmente “sì, se funziona per te”.</text:p>
      <text:p text:style-name="Text_20_body"><text:span text:style-name="T1">D: Devo usare ogni elemento?</text:span></text:p>
      <text:p text:style-name="Text_20_body">R: No! Inizia solo con <text:span text:style-name="Source_Text">@</text:span>, <text:span text:style-name="Source_Text">?</text:span>, <text:span text:style-name="Source_Text">d:</text:span>, <text:span text:style-name="Source_Text">-&gt;</text:span>, e <text:span text:style-name="Source_Text">=&gt;</text:span>. Aggiungi altri elementi solo se ti aiutano.</text:p>
      <text:p text:style-name="Text_20_body"><text:span text:style-name="T1">D: Posso usarlo con GDR tradizionali (con un Master)?</text:span></text:p>
      <text:p text:style-name="Text_20_body">R: La notazione di base funziona benissimo per qualsiasi nota di GDR. Gli elementi dell’oracolo (<text:span text:style-name="Source_Text">?</text:span>, <text:span text:style-name="Source_Text">-&gt;</text:span>) sono specifici per il gioco solista, ma la notazione azione/risoluzione funziona ovunque.</text:p>
      <text:p text:style-name="Text_20_body"><text:span text:style-name="T1">D: E se il mio sistema non usa i dadi?</text:span></text:p>
      <text:p text:style-name="Text_20_body">R: Usa <text:span text:style-name="Source_Text">d:</text:span> per qualsiasi meccanica di risoluzione: <text:span text:style-name="Source_Text">d: Pesca dal mazzo -&gt; Regina di Picche</text:span>, <text:span text:style-name="Source_Text">d: Spendi token -&gt; Successo</text:span></text:p>
      <text:p text:style-name="Text_20_body"><text:span text:style-name="T1">D: Dovrei usare il formato digitale o analogico?</text:span></text:p>
      <text:p text:style-name="Text_20_body">R: Quello che preferisci! Usano la stessa notazione. Il digitale ha una migliore ricerca/organizzazione; l’analogico è immediato e tattile.</text:p>
      <text:p text:style-name="Text_20_body"><text:span text:style-name="T1">D: Quanto dovrebbero essere dettagliate le mie note?</text:span></text:p>
      <text:p text:style-name="Text_20_body">R: Quanto vuoi! Il sistema funziona per abbreviazioni pure (Esempio 6.1) o narrazione ricca (Esempio 6.4).</text:p>
      <text:p text:style-name="Text_20_body"><text:span text:style-name="T1">D: Posso condividere i miei registro con altri?</text:span></text:p>
      <text:p text:style-name="Text_20_body">R: Sì! Questo è uno dei motivi per una notazione standardizzata. Altri che conoscono il sistema possono leggere facilmente i tuoi registro.</text:p>
      <text:p text:style-name="Text_20_body"><text:span text:style-name="T1">D: E per quanto riguarda le house rule o i simboli personalizzati?</text:span></text:p>
      <text:p text:style-name="Text_20_body">R: Documentali nelle meta note: <text:span text:style-name="Source_Text">(nota: uso + per vantaggio, - per svantaggio)</text:span>. Il sistema è progettato per essere esteso.</text:p>
      <text:p text:style-name="Text_20_body"><text:span text:style-name="T1">D: I numeri delle scene devono essere sequenziali?</text:span></text:p>
      <text:p text:style-name="Text_20_body">R: No. Usa <text:span text:style-name="Source_Text">S1</text:span>, <text:span text:style-name="Source_Text">S2</text:span>, <text:span text:style-name="Source_Text">S3</text:span> per semplicità, ma dirama (<text:span text:style-name="Source_Text">S3a</text:span>, <text:span text:style-name="Source_Text">S3b</text:span>) o usa i prefissi dei thread (<text:span text:style-name="Source_Text">T1-S1</text:span>) se utile.</text:p>
      <text:p text:style-name="Text_20_body"><text:span text:style-name="T1">D: Dovrei aggiornare i tag ogni volta che qualcosa cambia?</text:span></text:p>
      <text:p text:style-name="Text_20_body">R: Mostra esplicitamente i cambiamenti significativi: <text:span text:style-name="Source_Text">[N:Guardia|vigile]</text:span> → <text:span text:style-name="Source_Text">[N:Guardia|priva di sensi]</text:span>. I cambiamenti minori possono essere impliciti nella narrazione.</text:p>
      <text:p text:style-name="Text_20_body"><text:span text:style-name="T1">D: Se pubblico pubblicamente un registro di sessione, deve essere sotto licenza ShareAlike?</text:span></text:p>
      <text:p text:style-name="Text_20_body">R: No. La licenza CC BY-SA 4.0 copre il documento di specifica Lonelog, non il contenuto creato utilizzando la notazione. I tuoi registri di sessione sono opera creativa indipendente — pubblicali sotto la licenza che preferisci. La clausola ShareAlike si applicherebbe solo se stessi adattando o ridistribuendo la specifica stessa, ad esempio creando un fork di Lonelog in un nuovo sistema di notazione.</text:p>
      <text:p text:style-name="Text_20_body"><text:span text:style-name="T1">D: Ho creato la mia tabella casuale. Come la includo nel mio registro?</text:span></text:p>
      <text:p text:style-name="Text_20_body">R: Definiscila inline con <text:span text:style-name="Source_Text">tbl: Nome (dado)</text:span> seguito da voci rientrate, o usa <text:span text:style-name="Source_Text">tbl: Nome [Opzione A, Opzione B, ...]</text:span> per set di opzioni non numerati. Vedi §4.3.1 e §4.3.2. Questo rende il tuo registro autonomo — i lettori vedono l’intera tabella e il risultato senza bisogno di riferimenti esterni.</text:p>
      <text:h text:style-name="Heading_20_3" text:outline-level="3"><text:bookmark-start text:name="c.-filosofia-del-design-dei-simboli"/>C. Filosofia del Design dei Simboli<text:bookmark-end text:name="c.-filosofia-del-design-dei-simboli"/></text:h>
      <text:p text:style-name="First_20_paragraph">I simboli di Lonelog sono stati scelti per ragioni specifiche:</text:p>
      <text:list text:style-name="L41">
        <text:list-item>
          <text:p text:style-name="P688"><text:span text:style-name="Source_Text">@</text:span><text:span text:style-name="T1"> (Azione)</text:span>: Rappresenta “in questo punto” o l’attore che compie l’azione. Cambiato da <text:span text:style-name="Source_Text">&gt;</text:span> nella v2.0 per evitare conflitti con i blockquote di Markdown.</text:p>
        </text:list-item>
        <text:list-item>
          <text:p text:style-name="P688"><text:span text:style-name="Source_Text">?</text:span><text:span text:style-name="T1"> (Domanda)</text:span>: Simbolo universale per l’interrogazione. Invariato dalla v2.0.</text:p>
        </text:list-item>
        <text:list-item>
          <text:p text:style-name="P688"><text:span text:style-name="Source_Text">d:</text:span><text:span text:style-name="T1"> (Dadi/Risoluzione)</text:span>: Chiara abbreviazione per i tiri di dadi. Invariato dalla v2.0.</text:p>
        </text:list-item>
        <text:list-item>
          <text:p text:style-name="P688"><text:span text:style-name="Source_Text">-&gt;</text:span><text:span text:style-name="T1"> (Risoluzione)</text:span>: Mantenuto dalla v2.0. Ora unificato per TUTTE le risoluzioni (dadi e oracolo). La freccia mostra visivamente “questo porta al risultato”.</text:p>
        </text:list-item>
        <text:list-item>
          <text:p text:style-name="P688"><text:span text:style-name="Source_Text">=&gt;</text:span><text:span text:style-name="T1"> (Conseguenza)</text:span>: Mantenuto dalla v2.0. La doppia freccia mostra gli effetti a cascata. Uso chiarito: solo conseguenze (la v2.0 sovraccaricava questo simbolo anche per gli esiti dei dadi).</text:p>
        </text:list-item>
      </text:list>
      <text:p text:style-name="First_20_paragraph"><text:span text:style-name="T1">Compatibilità Markdown</text:span>: Tutti i simboli funzionano correttamente nei blocchi di codice e non confliggono con la formattazione markdown o gli operatori matematici. Avvolgi sempre la notazione in blocchi di codice quando usi il markdown digitale per prevenire conflitti con le estensioni Markdown.</text:p>
      <text:p text:style-name="Horizontal_20_Line"/>
      <text:h text:style-name="Heading_20_2" text:outline-level="2"><text:bookmark-start text:name="crediti-licenza"/>Crediti &amp; Licenza<text:bookmark-end text:name="crediti-licenza"/></text:h>
      <text:p text:style-name="First_20_paragraph">© 2025-2026 Roberto Bisceglie</text:p>
      <text:p text:style-name="Text_20_body">Questa notazione è ispirata al <text:a xlink:type="simple" xlink:href="https://alfredvalley.itch.io/the-valley-standard" office:name=""><text:span text:style-name="Definition">Valley Standard</text:span></text:a>.</text:p>
      <text:p text:style-name="Text_20_body"><text:span text:style-name="T1">Ringraziamenti:</text:span></text:p>
      <text:list text:style-name="L42">
        <text:list-item>
          <text:p text:style-name="P689">matita per il metodo <text:span text:style-name="Source_Text">+</text:span>/<text:span text:style-name="Source_Text">-</text:span> per tracciare i cambiamenti nei tag</text:p>
        </text:list-item>
        <text:list-item>
          <text:p text:style-name="P689">flyincaveman per il suggerimento sull’uso del simbolo <text:span text:style-name="Source_Text">@</text:span> per le azioni del personaggio (nella tradizione dei primi RPG ASCII)</text:p>
        </text:list-item>
        <text:list-item>
          <text:p text:style-name="P689">r/solorpgplay e r/Solo_Roleplaying per la positiva accoglienza di questa notazione e per i feedback utili.</text:p>
        </text:list-item>
        <text:list-item>
          <text:p text:style-name="P689">Enrico Fasoli per il playtesting e il feedback</text:p>
        </text:list-item>
      </text:list>
      <text:p text:style-name="First_20_paragraph"><text:span text:style-name="T1">Cronologia Versioni:</text:span></text:p>
      <text:list text:style-name="L43">
        <text:list-item>
          <text:p text:style-name="P690">v 1.3.0: Aggiunta la sintassi per le categorie di tag (§4.1.7), la forma multi-riga per i tag (§4.1.8) e i blocchi di contesto del tiro all’interno di <text:span text:style-name="Source_Text">d:</text:span> (§3.2.1).</text:p>
        </text:list-item>
        <text:list-item>
          <text:p text:style-name="P690">v 1.2.0: Aggiunta la Sezione 10: Add-on.</text:p>
        </text:list-item>
        <text:list-item>
          <text:p text:style-name="P690">v 1.1.0: Chiarito l’uso della licenza. Aggiunte specifiche per: definizioni inline, set di opzioni filtrate e blocchi di risultati multi-riga nella sezione 4.3.</text:p>
        </text:list-item>
        <text:list-item>
          <text:p text:style-name="P690">v 1.0.0: Evoluto da Notazione per GDR Solitario v2.0 di Roberto Bisceglie</text:p>
        </text:list-item>
      </text:list>
      <text:p text:style-name="First_20_paragraph">Questo lavoro è distribuito sotto la licenza <text:span text:style-name="T1">Creative Commons Attribution-ShareAlike 4.0 International</text:span>.</text:p>
      <text:p text:style-name="Text_20_body"><text:span text:style-name="T1">Sei libero di:</text:span></text:p>
      <text:list text:style-name="L44">
        <text:list-item>
          <text:p text:style-name="P691">Condividere — copiare e ridistribuire il materiale</text:p>
        </text:list-item>
        <text:list-item>
          <text:p text:style-name="P691">Adattare — rimixare, trasformare e sviluppare il materiale</text:p>
        </text:list-item>
      </text:list>
      <text:p text:style-name="First_20_paragraph"><text:span text:style-name="T1">Alle seguenti condizioni:</text:span></text:p>
      <text:list text:style-name="L45">
        <text:list-item>
          <text:p text:style-name="P692">Attribuzione — Devi dare i crediti appropriati</text:p>
        </text:list-item>
        <text:list-item>
          <text:p text:style-name="P692">Stessa Licenza — Se adatti il materiale, devi distribuire i tuoi contributi sotto la stessa licenza</text:p>
        </text:list-item>
      </text:list>
      <text:p text:style-name="First_20_paragraph"><text:span text:style-name="T2">Buone avventure, giocatori solitari!</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it"/>
    </style:style>
    <style:style style:family="text" style:name="Source_Text">
      <style:text-properties style:font-name="Courier New" style:font-name-asian="Courier New" style:font-name-complex="Courier New" style:font-size-asian="10pt" style:font-size-complex="10pt" fo:font-size="10pt" fo:language="it"/>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it</dc:language>
    <meta:initial-creator>Roberto Bisceglie</meta:initial-creator>
    <dc:creator>Roberto Bisceglie</dc:creator>
    <meta:creation-date>2026-03-02T08:57:02Z</meta:creation-date>
    <dc:date>2026-03-02T08:57:02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Una notazione standard per registrare le tue sessioni di GDR solitario</meta:user-defined>
    <meta:user-defined meta:name="toc-title" meta:value-type="string">Indice</meta:user-defined>
    <meta:user-defined meta:name="version" meta:value-type="string">1.2.0</meta:user-defined>
  </office:meta>
</office:document-meta>
</file>